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1957in"/>
    </style:style>
    <style:style style:name="co7" style:family="table-column">
      <style:table-column-properties fo:break-before="auto" style:column-width="8.8055in"/>
    </style:style>
    <style:style style:name="co8"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5"/>
          <table:table-cell office:value-type="string" calcext:value-type="string">
            <text:p>https://el.wikipedia.org/wiki/%CE%99%CE%B1%CE%BD%CE%BF%CF%85%CE%AC%CF%81%CE%B9%CE%BF%CF%82</text:p>
          </table:table-cell>
        </table:table-row>
        <table:table-row table:style-name="ro1">
          <table:table-cell office:value-type="float" office:value="20190101" calcext:value-type="float">
            <text:p>2019010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9%CE%B1%CE%BD%CE%BF%CF%85%CE%B1%CF%81%CE%AF%CE%BF%CF%85</text:p>
          </table:table-cell>
        </table:table-row>
        <table:table-row table:style-name="ro1">
          <table:table-cell office:value-type="float" office:value="20190102" calcext:value-type="float">
            <text:p>20190102</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9%CE%B1%CE%BD%CE%BF%CF%85%CE%B1%CF%81%CE%AF%CE%BF%CF%85</text:p>
          </table:table-cell>
        </table:table-row>
        <table:table-row table:style-name="ro1">
          <table:table-cell office:value-type="float" office:value="20190103" calcext:value-type="float">
            <text:p>201901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9%CE%B1%CE%BD%CE%BF%CF%85%CE%B1%CF%81%CE%AF%CE%BF%CF%85</text:p>
          </table:table-cell>
        </table:table-row>
        <table:table-row table:style-name="ro1">
          <table:table-cell office:value-type="float" office:value="20190104" calcext:value-type="float">
            <text:p>20190104</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4_%CE%99%CE%B1%CE%BD%CE%BF%CF%85%CE%B1%CF%81%CE%AF%CE%BF%CF%85</text:p>
          </table:table-cell>
        </table:table-row>
        <table:table-row table:style-name="ro1">
          <table:table-cell office:value-type="float" office:value="20190105" calcext:value-type="float">
            <text:p>20190105</text:p>
          </table:table-cell>
          <table:table-cell table:number-columns-repeated="4"/>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5_%CE%99%CE%B1%CE%BD%CE%BF%CF%85%CE%B1%CF%81%CE%AF%CE%BF%CF%85</text:p>
          </table:table-cell>
        </table:table-row>
        <table:table-row table:style-name="ro1">
          <table:table-cell office:value-type="float" office:value="20190106" calcext:value-type="float">
            <text:p>20190106</text:p>
          </table:table-cell>
          <table:table-cell table:number-columns-repeated="4"/>
          <table:table-cell table:number-columns-repeated="2" office:value-type="float" office:value="0" calcext:value-type="float">
            <text:p>0</text:p>
          </table:table-cell>
          <table:table-cell office:value-type="string" calcext:value-type="string">
            <text:p>https://el.wikipedia.org/wiki/6_%CE%99%CE%B1%CE%BD%CE%BF%CF%85%CE%B1%CF%81%CE%AF%CE%BF%CF%85</text:p>
          </table:table-cell>
        </table:table-row>
        <table:table-row table:style-name="ro1">
          <table:table-cell office:value-type="float" office:value="20190107" calcext:value-type="float">
            <text:p>20190107</text:p>
          </table:table-cell>
          <table:table-cell table:number-columns-repeated="4"/>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7_%CE%99%CE%B1%CE%BD%CE%BF%CF%85%CE%B1%CF%81%CE%AF%CE%BF%CF%85</text:p>
          </table:table-cell>
        </table:table-row>
        <table:table-row table:style-name="ro1">
          <table:table-cell office:value-type="float" office:value="20190108" calcext:value-type="float">
            <text:p>20190108</text:p>
          </table:table-cell>
          <table:table-cell table:number-columns-repeated="4"/>
          <table:table-cell table:number-columns-repeated="2" office:value-type="float" office:value="0" calcext:value-type="float">
            <text:p>0</text:p>
          </table:table-cell>
          <table:table-cell office:value-type="string" calcext:value-type="string">
            <text:p>https://el.wikipedia.org/wiki/8_%CE%99%CE%B1%CE%BD%CE%BF%CF%85%CE%B1%CF%81%CE%AF%CE%BF%CF%85</text:p>
          </table:table-cell>
        </table:table-row>
        <table:table-row table:style-name="ro1">
          <table:table-cell office:value-type="float" office:value="20190109" calcext:value-type="float">
            <text:p>20190109</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9%CE%B1%CE%BD%CE%BF%CF%85%CE%B1%CF%81%CE%AF%CE%BF%CF%85</text:p>
          </table:table-cell>
        </table:table-row>
        <table:table-row table:style-name="ro1">
          <table:table-cell office:value-type="float" office:value="20190110" calcext:value-type="float">
            <text:p>20190110</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9%CE%B1%CE%BD%CE%BF%CF%85%CE%B1%CF%81%CE%AF%CE%BF%CF%85</text:p>
          </table:table-cell>
        </table:table-row>
        <table:table-row table:style-name="ro1">
          <table:table-cell office:value-type="float" office:value="20190111" calcext:value-type="float">
            <text:p>20190111</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9%CE%B1%CE%BD%CE%BF%CF%85%CE%B1%CF%81%CE%AF%CE%BF%CF%85</text:p>
          </table:table-cell>
        </table:table-row>
        <table:table-row table:style-name="ro1">
          <table:table-cell office:value-type="float" office:value="20190112" calcext:value-type="float">
            <text:p>20190112</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2_%CE%99%CE%B1%CE%BD%CE%BF%CF%85%CE%B1%CF%81%CE%AF%CE%BF%CF%85</text:p>
          </table:table-cell>
        </table:table-row>
        <table:table-row table:style-name="ro1">
          <table:table-cell office:value-type="float" office:value="20190113" calcext:value-type="float">
            <text:p>20190113</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9%CE%B1%CE%BD%CE%BF%CF%85%CE%B1%CF%81%CE%AF%CE%BF%CF%85</text:p>
          </table:table-cell>
        </table:table-row>
        <table:table-row table:style-name="ro1">
          <table:table-cell office:value-type="float" office:value="20190114" calcext:value-type="float">
            <text:p>20190114</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99%CE%B1%CE%BD%CE%BF%CF%85%CE%B1%CF%81%CE%AF%CE%BF%CF%85</text:p>
          </table:table-cell>
        </table:table-row>
        <table:table-row table:style-name="ro1">
          <table:table-cell office:value-type="float" office:value="20190115" calcext:value-type="float">
            <text:p>20190115</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5_%CE%99%CE%B1%CE%BD%CE%BF%CF%85%CE%B1%CF%81%CE%AF%CE%BF%CF%85</text:p>
          </table:table-cell>
        </table:table-row>
        <table:table-row table:style-name="ro1">
          <table:table-cell office:value-type="float" office:value="20190116" calcext:value-type="float">
            <text:p>20190116</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9%CE%B1%CE%BD%CE%BF%CF%85%CE%B1%CF%81%CE%AF%CE%BF%CF%85</text:p>
          </table:table-cell>
        </table:table-row>
        <table:table-row table:style-name="ro1">
          <table:table-cell office:value-type="float" office:value="20190117" calcext:value-type="float">
            <text:p>20190117</text:p>
          </table:table-cell>
          <table:table-cell table:number-columns-repeated="4"/>
          <table:table-cell table:number-columns-repeated="2" office:value-type="float" office:value="3" calcext:value-type="float">
            <text:p>3</text:p>
          </table:table-cell>
          <table:table-cell office:value-type="string" calcext:value-type="string">
            <text:p>https://el.wikipedia.org/wiki/17_%CE%99%CE%B1%CE%BD%CE%BF%CF%85%CE%B1%CF%81%CE%AF%CE%BF%CF%85</text:p>
          </table:table-cell>
        </table:table-row>
        <table:table-row table:style-name="ro1">
          <table:table-cell office:value-type="float" office:value="20190118" calcext:value-type="float">
            <text:p>20190118</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9%CE%B1%CE%BD%CE%BF%CF%85%CE%B1%CF%81%CE%AF%CE%BF%CF%85</text:p>
          </table:table-cell>
        </table:table-row>
        <table:table-row table:style-name="ro1">
          <table:table-cell office:value-type="float" office:value="20190119" calcext:value-type="float">
            <text:p>20190119</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9_%CE%99%CE%B1%CE%BD%CE%BF%CF%85%CE%B1%CF%81%CE%AF%CE%BF%CF%85</text:p>
          </table:table-cell>
        </table:table-row>
        <table:table-row table:style-name="ro1">
          <table:table-cell office:value-type="float" office:value="20190120" calcext:value-type="float">
            <text:p>20190120</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9%CE%B1%CE%BD%CE%BF%CF%85%CE%B1%CF%81%CE%AF%CE%BF%CF%85</text:p>
          </table:table-cell>
        </table:table-row>
        <table:table-row table:style-name="ro1">
          <table:table-cell office:value-type="float" office:value="20190121" calcext:value-type="float">
            <text:p>20190121</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1_%CE%99%CE%B1%CE%BD%CE%BF%CF%85%CE%B1%CF%81%CE%AF%CE%BF%CF%85</text:p>
          </table:table-cell>
        </table:table-row>
        <table:table-row table:style-name="ro1">
          <table:table-cell office:value-type="float" office:value="20190122" calcext:value-type="float">
            <text:p>20190122</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2_%CE%99%CE%B1%CE%BD%CE%BF%CF%85%CE%B1%CF%81%CE%AF%CE%BF%CF%85</text:p>
          </table:table-cell>
        </table:table-row>
        <table:table-row table:style-name="ro1">
          <table:table-cell office:value-type="float" office:value="20190123" calcext:value-type="float">
            <text:p>20190123</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9%CE%B1%CE%BD%CE%BF%CF%85%CE%B1%CF%81%CE%AF%CE%BF%CF%85</text:p>
          </table:table-cell>
        </table:table-row>
        <table:table-row table:style-name="ro1">
          <table:table-cell office:value-type="float" office:value="20190124" calcext:value-type="float">
            <text:p>20190124</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9%CE%B1%CE%BD%CE%BF%CF%85%CE%B1%CF%81%CE%AF%CE%BF%CF%85</text:p>
          </table:table-cell>
        </table:table-row>
        <table:table-row table:style-name="ro1">
          <table:table-cell office:value-type="float" office:value="20190125" calcext:value-type="float">
            <text:p>20190125</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9%CE%B1%CE%BD%CE%BF%CF%85%CE%B1%CF%81%CE%AF%CE%BF%CF%85</text:p>
          </table:table-cell>
        </table:table-row>
        <table:table-row table:style-name="ro1">
          <table:table-cell office:value-type="float" office:value="20190126" calcext:value-type="float">
            <text:p>20190126</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6_%CE%99%CE%B1%CE%BD%CE%BF%CF%85%CE%B1%CF%81%CE%AF%CE%BF%CF%85</text:p>
          </table:table-cell>
        </table:table-row>
        <table:table-row table:style-name="ro1">
          <table:table-cell office:value-type="float" office:value="20190127" calcext:value-type="float">
            <text:p>20190127</text:p>
          </table:table-cell>
          <table:table-cell table:number-columns-repeated="4"/>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7_%CE%99%CE%B1%CE%BD%CE%BF%CF%85%CE%B1%CF%81%CE%AF%CE%BF%CF%85</text:p>
          </table:table-cell>
        </table:table-row>
        <table:table-row table:style-name="ro1">
          <table:table-cell office:value-type="float" office:value="20190128" calcext:value-type="float">
            <text:p>20190128</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9%CE%B1%CE%BD%CE%BF%CF%85%CE%B1%CF%81%CE%AF%CE%BF%CF%85</text:p>
          </table:table-cell>
        </table:table-row>
        <table:table-row table:style-name="ro1">
          <table:table-cell office:value-type="float" office:value="20190129" calcext:value-type="float">
            <text:p>20190129</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9%CE%B1%CE%BD%CE%BF%CF%85%CE%B1%CF%81%CE%AF%CE%BF%CF%85</text:p>
          </table:table-cell>
        </table:table-row>
        <table:table-row table:style-name="ro1">
          <table:table-cell office:value-type="float" office:value="20190130" calcext:value-type="float">
            <text:p>20190130</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30_%CE%99%CE%B1%CE%BD%CE%BF%CF%85%CE%B1%CF%81%CE%AF%CE%BF%CF%85</text:p>
          </table:table-cell>
        </table:table-row>
        <table:table-row table:style-name="ro1">
          <table:table-cell office:value-type="float" office:value="20190131" calcext:value-type="float">
            <text:p>2019013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9%CE%B1%CE%BD%CE%BF%CF%85%CE%B1%CF%81%CE%AF%CE%BF%CF%85</text:p>
          </table:table-cell>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5"/>
          <table:table-cell office:value-type="string" calcext:value-type="string">
            <text:p>https://el.wikipedia.org/wiki/%CE%A6%CE%B5%CE%B2%CF%81%CE%BF%CF%85%CE%AC%CF%81%CE%B9%CE%BF%CF%82</text:p>
          </table:table-cell>
        </table:table-row>
        <table:table-row table:style-name="ro1">
          <table:table-cell office:value-type="float" office:value="20190201" calcext:value-type="float">
            <text:p>20190201</text:p>
          </table:table-cell>
          <table:table-cell table:number-columns-repeated="4"/>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A6%CE%B5%CE%B2%CF%81%CE%BF%CF%85%CE%B1%CF%81%CE%AF%CE%BF%CF%85</text:p>
          </table:table-cell>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_%CE%A6%CE%B5%CE%B2%CF%81%CE%BF%CF%85%CE%B1%CF%81%CE%AF%CE%BF%CF%85</text:p>
          </table:table-cell>
        </table:table-row>
        <table:table-row table:style-name="ro1">
          <table:table-cell office:value-type="float" office:value="20190203" calcext:value-type="float">
            <text:p>201902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A6%CE%B5%CE%B2%CF%81%CE%BF%CF%85%CE%B1%CF%81%CE%AF%CE%BF%CF%85</text:p>
          </table:table-cell>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cell table:number-columns-repeated="2" office:value-type="float" office:value="0" calcext:value-type="float">
            <text:p>0</text:p>
          </table:table-cell>
          <table:table-cell office:value-type="string" calcext:value-type="string">
            <text:p>https://el.wikipedia.org/wiki/4_%CE%A6%CE%B5%CE%B2%CF%81%CE%BF%CF%85%CE%B1%CF%81%CE%AF%CE%BF%CF%85</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cell table:number-columns-repeated="2" office:value-type="float" office:value="0" calcext:value-type="float">
            <text:p>0</text:p>
          </table:table-cell>
          <table:table-cell office:value-type="string" calcext:value-type="string">
            <text:p>https://el.wikipedia.org/wiki/5_%CE%A6%CE%B5%CE%B2%CF%81%CE%BF%CF%85%CE%B1%CF%81%CE%AF%CE%BF%CF%85</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6_%CE%A6%CE%B5%CE%B2%CF%81%CE%BF%CF%85%CE%B1%CF%81%CE%AF%CE%BF%CF%85</text:p>
          </table:table-cell>
        </table:table-row>
        <table:table-row table:style-name="ro1">
          <table:table-cell office:value-type="float" office:value="20190207" calcext:value-type="float">
            <text:p>20190207</text:p>
          </table:table-cell>
          <table:table-cell table:number-columns-repeated="4"/>
          <table:table-cell table:number-columns-repeated="2" office:value-type="float" office:value="0" calcext:value-type="float">
            <text:p>0</text:p>
          </table:table-cell>
          <table:table-cell office:value-type="string" calcext:value-type="string">
            <text:p>https://el.wikipedia.org/wiki/7_%CE%A6%CE%B5%CE%B2%CF%81%CE%BF%CF%85%CE%B1%CF%81%CE%AF%CE%BF%CF%85</text:p>
          </table:table-cell>
        </table:table-row>
        <table:table-row table:style-name="ro1">
          <table:table-cell office:value-type="float" office:value="20190208" calcext:value-type="float">
            <text:p>20190208</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8_%CE%A6%CE%B5%CE%B2%CF%81%CE%BF%CF%85%CE%B1%CF%81%CE%AF%CE%BF%CF%85</text:p>
          </table:table-cell>
        </table:table-row>
        <table:table-row table:style-name="ro1">
          <table:table-cell office:value-type="float" office:value="20190209" calcext:value-type="float">
            <text:p>20190209</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A6%CE%B5%CE%B2%CF%81%CE%BF%CF%85%CE%B1%CF%81%CE%AF%CE%BF%CF%85</text:p>
          </table:table-cell>
        </table:table-row>
        <table:table-row table:style-name="ro1">
          <table:table-cell office:value-type="float" office:value="20190210" calcext:value-type="float">
            <text:p>20190210</text:p>
          </table:table-cell>
          <table:table-cell table:number-columns-repeated="4"/>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0_%CE%A6%CE%B5%CE%B2%CF%81%CE%BF%CF%85%CE%B1%CF%81%CE%AF%CE%BF%CF%85</text:p>
          </table:table-cell>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1_%CE%A6%CE%B5%CE%B2%CF%81%CE%BF%CF%85%CE%B1%CF%81%CE%AF%CE%BF%CF%85</text:p>
          </table:table-cell>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A6%CE%B5%CE%B2%CF%81%CE%BF%CF%85%CE%B1%CF%81%CE%AF%CE%BF%CF%85</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A6%CE%B5%CE%B2%CF%81%CE%BF%CF%85%CE%B1%CF%81%CE%AF%CE%BF%CF%85</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A6%CE%B5%CE%B2%CF%81%CE%BF%CF%85%CE%B1%CF%81%CE%AF%CE%BF%CF%85</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A6%CE%B5%CE%B2%CF%81%CE%BF%CF%85%CE%B1%CF%81%CE%AF%CE%BF%CF%85</text:p>
          </table:table-cell>
        </table:table-row>
        <table:table-row table:style-name="ro1">
          <table:table-cell office:value-type="float" office:value="20190216" calcext:value-type="float">
            <text:p>20190216</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A6%CE%B5%CE%B2%CF%81%CE%BF%CF%85%CE%B1%CF%81%CE%AF%CE%BF%CF%85</text:p>
          </table:table-cell>
        </table:table-row>
        <table:table-row table:style-name="ro1">
          <table:table-cell office:value-type="float" office:value="20190217" calcext:value-type="float">
            <text:p>20190217</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A6%CE%B5%CE%B2%CF%81%CE%BF%CF%85%CE%B1%CF%81%CE%AF%CE%BF%CF%85</text:p>
          </table:table-cell>
        </table:table-row>
        <table:table-row table:style-name="ro1">
          <table:table-cell office:value-type="float" office:value="20190218" calcext:value-type="float">
            <text:p>20190218</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A6%CE%B5%CE%B2%CF%81%CE%BF%CF%85%CE%B1%CF%81%CE%AF%CE%BF%CF%85</text:p>
          </table:table-cell>
        </table:table-row>
        <table:table-row table:style-name="ro1">
          <table:table-cell office:value-type="float" office:value="20190219" calcext:value-type="float">
            <text:p>20190219</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A6%CE%B5%CE%B2%CF%81%CE%BF%CF%85%CE%B1%CF%81%CE%AF%CE%BF%CF%85</text:p>
          </table:table-cell>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A6%CE%B5%CE%B2%CF%81%CE%BF%CF%85%CE%B1%CF%81%CE%AF%CE%BF%CF%85</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A6%CE%B5%CE%B2%CF%81%CE%BF%CF%85%CE%B1%CF%81%CE%AF%CE%BF%CF%85</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A6%CE%B5%CE%B2%CF%81%CE%BF%CF%85%CE%B1%CF%81%CE%AF%CE%BF%CF%85</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A6%CE%B5%CE%B2%CF%81%CE%BF%CF%85%CE%B1%CF%81%CE%AF%CE%BF%CF%85</text:p>
          </table:table-cell>
        </table:table-row>
        <table:table-row table:style-name="ro1">
          <table:table-cell office:value-type="float" office:value="20190224" calcext:value-type="float">
            <text:p>20190224</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A6%CE%B5%CE%B2%CF%81%CE%BF%CF%85%CE%B1%CF%81%CE%AF%CE%BF%CF%85</text:p>
          </table:table-cell>
        </table:table-row>
        <table:table-row table:style-name="ro1">
          <table:table-cell office:value-type="float" office:value="20190225" calcext:value-type="float">
            <text:p>20190225</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A6%CE%B5%CE%B2%CF%81%CE%BF%CF%85%CE%B1%CF%81%CE%AF%CE%BF%CF%85</text:p>
          </table:table-cell>
        </table:table-row>
        <table:table-row table:style-name="ro1">
          <table:table-cell office:value-type="float" office:value="20190226" calcext:value-type="float">
            <text:p>20190226</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A6%CE%B5%CE%B2%CF%81%CE%BF%CF%85%CE%B1%CF%81%CE%AF%CE%BF%CF%85</text:p>
          </table:table-cell>
        </table:table-row>
        <table:table-row table:style-name="ro1">
          <table:table-cell office:value-type="float" office:value="20190227" calcext:value-type="float">
            <text:p>20190227</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A6%CE%B5%CE%B2%CF%81%CE%BF%CF%85%CE%B1%CF%81%CE%AF%CE%BF%CF%85</text:p>
          </table:table-cell>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A6%CE%B5%CE%B2%CF%81%CE%BF%CF%85%CE%B1%CF%81%CE%AF%CE%BF%CF%85</text:p>
          </table:table-cell>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5"/>
          <table:table-cell office:value-type="string" calcext:value-type="string">
            <text:p>https://el.wikipedia.org/wiki/%CE%9C%CE%AC%CF%81%CF%84%CE%B9%CE%BF%CF%82</text:p>
          </table:table-cell>
        </table:table-row>
        <table:table-row table:style-name="ro1">
          <table:table-cell office:value-type="float" office:value="20190301" calcext:value-type="float">
            <text:p>20190301</text:p>
          </table:table-cell>
          <table:table-cell table:number-columns-repeated="4"/>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C%CE%B1%CF%81%CF%84%CE%AF%CE%BF%CF%85</text:p>
          </table:table-cell>
        </table:table-row>
        <table:table-row table:style-name="ro1">
          <table:table-cell office:value-type="float" office:value="20190302" calcext:value-type="float">
            <text:p>20190302</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F%81%CF%84%CE%AF%CE%BF%CF%85</text:p>
          </table:table-cell>
        </table:table-row>
        <table:table-row table:style-name="ro1">
          <table:table-cell office:value-type="float" office:value="20190303" calcext:value-type="float">
            <text:p>201903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F%81%CF%84%CE%AF%CE%BF%CF%85</text:p>
          </table:table-cell>
        </table:table-row>
        <table:table-row table:style-name="ro1">
          <table:table-cell office:value-type="float" office:value="20190304" calcext:value-type="float">
            <text:p>20190304</text:p>
          </table:table-cell>
          <table:table-cell table:number-columns-repeated="4"/>
          <table:table-cell office:value-type="float" office:value="1" calcext:value-type="float">
            <text:p>1</text:p>
          </table:table-cell>
          <table:table-cell office:value-type="float" office:value="7" calcext:value-type="float">
            <text:p>7</text:p>
          </table:table-cell>
          <table:table-cell office:value-type="string" calcext:value-type="string">
            <text:p>https://el.wikipedia.org/wiki/4_%CE%9C%CE%B1%CF%81%CF%84%CE%AF%CE%BF%CF%85</text:p>
          </table:table-cell>
        </table:table-row>
        <table:table-row table:style-name="ro1">
          <table:table-cell office:value-type="float" office:value="20190305" calcext:value-type="float">
            <text:p>20190305</text:p>
          </table:table-cell>
          <table:table-cell table:number-columns-repeated="4"/>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5_%CE%9C%CE%B1%CF%81%CF%84%CE%AF%CE%BF%CF%85</text:p>
          </table:table-cell>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6_%CE%9C%CE%B1%CF%81%CF%84%CE%AF%CE%BF%CF%85</text:p>
          </table:table-cell>
        </table:table-row>
        <table:table-row table:style-name="ro1">
          <table:table-cell office:value-type="float" office:value="20190307" calcext:value-type="float">
            <text:p>20190307</text:p>
          </table:table-cell>
          <table:table-cell table:number-columns-repeated="4"/>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7_%CE%9C%CE%B1%CF%81%CF%84%CE%AF%CE%BF%CF%85</text:p>
          </table:table-cell>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8_%CE%9C%CE%B1%CF%81%CF%84%CE%AF%CE%BF%CF%85</text:p>
          </table:table-cell>
        </table:table-row>
        <table:table-row table:style-name="ro1">
          <table:table-cell office:value-type="float" office:value="20190309" calcext:value-type="float">
            <text:p>20190309</text:p>
          </table:table-cell>
          <table:table-cell table:number-columns-repeated="4"/>
          <table:table-cell table:number-columns-repeated="2" office:value-type="float" office:value="1" calcext:value-type="float">
            <text:p>1</text:p>
          </table:table-cell>
          <table:table-cell office:value-type="string" calcext:value-type="string">
            <text:p>https://el.wikipedia.org/wiki/9_%CE%9C%CE%B1%CF%81%CF%84%CE%AF%CE%BF%CF%85</text:p>
          </table:table-cell>
        </table:table-row>
        <table:table-row table:style-name="ro1">
          <table:table-cell office:value-type="float" office:value="20190310" calcext:value-type="float">
            <text:p>20190310</text:p>
          </table:table-cell>
          <table:table-cell table:number-columns-repeated="4"/>
          <table:table-cell table:number-columns-repeated="2" office:value-type="float" office:value="1" calcext:value-type="float">
            <text:p>1</text:p>
          </table:table-cell>
          <table:table-cell office:value-type="string" calcext:value-type="string">
            <text:p>https://el.wikipedia.org/wiki/10_%CE%9C%CE%B1%CF%81%CF%84%CE%AF%CE%BF%CF%85</text:p>
          </table:table-cell>
        </table:table-row>
        <table:table-row table:style-name="ro1">
          <table:table-cell office:value-type="float" office:value="20190311" calcext:value-type="float">
            <text:p>20190311</text:p>
          </table:table-cell>
          <table:table-cell table:number-columns-repeated="2"/>
          <table:table-cell office:value-type="string" calcext:value-type="string">
            <text:p>Επίσημη αργία: Καθαρά Δευτέρα</text:p>
          </table:table-cell>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C%CE%B1%CF%81%CF%84%CE%AF%CE%BF%CF%85</text:p>
          </table:table-cell>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2_%CE%9C%CE%B1%CF%81%CF%84%CE%AF%CE%BF%CF%85</text:p>
          </table:table-cell>
        </table:table-row>
        <table:table-row table:style-name="ro1">
          <table:table-cell office:value-type="float" office:value="20190313" calcext:value-type="float">
            <text:p>20190313</text:p>
          </table:table-cell>
          <table:table-cell office:value-type="string" calcext:value-type="string">
            <text:p>Ανακομιδή λειψάνων Νικηφόρου Πατριάρχου Κωνσταντινουπόλεως του Ομολογητού, Πουπλίου επισκόπου Αθηνών, Ιερομάρτυρος Μαρίου επισκόπου Σεβαστείας, Μαρτύρων Αβίβου του Αιγυπτίου, Αφρικανού, Πουπλίου, Τερεντίου και Χριστίνης της εκ Περσίας, Μαρτύρων Αλεξάνδρου, Διονυσίου και Φρόντωνος, Οσίας Ευφρασίας, Οσιομάρτυρος Θεοκτίστου</text:p>
          </table:table-cell>
          <table:table-cell office:value-type="string" calcext:value-type="string">
            <text:p>Λέανδρος, Μάριος, Μαρία (Μανιώ, Μαργέτα, Μαργετίνα, Μαριώ, Μαριωρή, Μαρίκα, Μαριγώ, Μαριέττα, Μαρινίκη, Μαρούσα, Μάρσια, <text:s/>Μάρω)</text:p>
          </table:table-cell>
          <table:table-cell/>
          <table:table-cell office:value-type="string" calcext:value-type="string">
            <text:p>Παγκόσμια Ημέρα Δράσης των Σιδηροδρομικ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3_%CE%9C%CE%B1%CF%81%CF%84%CE%AF%CE%BF%CF%85</text:p>
          </table:table-cell>
        </table:table-row>
        <table:table-row table:style-name="ro1">
          <table:table-cell office:value-type="float" office:value="20190314" calcext:value-type="float">
            <text:p>20190314</text:p>
          </table:table-cell>
          <table:table-cell office:value-type="string" calcext:value-type="string">
            <text:p>Οσίου Βενεδίκτου του εκ Νουρσίας, αρχιμανδρίτου Ρώμης, Ευσχήμονος του Ομολογητού, επισκόπου Λαμψάκου, Μάρτυρος Αλεξάνδρου του εν Πύδνη, Μάρτυρος Φλωρεντίου του εν Θεσσαλονίκη, Μαρτύρων Βασιλείου και Ευφρασίου, Πέτρου και Αφροδισίου, Ευτυχίου και των συν αυτώ Μαρτύρων, Βονιφατίου επισκόπου Ρος της Σκωτίας, Αγίου Ροστισλάβου, πρίγκηπος Κιέβου και Σμολένσκ, Θεογνώστου του Έλληνος, μητροπολίτου Κιέβου, Ιωάννου του δια Χριστόν σαλού, Οσίου Ανδρέου του εκ Ρωσίας, Σύναξη Υπεραγίας Θεοτόκου του Θεοδώρου</text:p>
          </table:table-cell>
          <table:table-cell office:value-type="string" calcext:value-type="string">
            <text:p>Βενέδικτος, Βενεδίκτη (Βενεδικτίνα, Βενεδικτίνη), Ευφράσιος (Ευφράσας, Ευφράσης, Φράσας, Φράσης, Φράσιος), 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4_%CE%9C%CE%B1%CF%81%CF%84%CE%AF%CE%BF%CF%85</text:p>
          </table:table-cell>
        </table:table-row>
        <table:table-row table:style-name="ro1">
          <table:table-cell office:value-type="float" office:value="20190315" calcext:value-type="float">
            <text:p>20190315</text:p>
          </table:table-cell>
          <table:table-cell office:value-type="string" calcext:value-type="string">
            <text:p>Αριστοβούλου αποστόλου, επισκόπου Βρετανίας, Μάρτυρος Αγαπίου και των συν αυτώ: Πλησίου, Ρωμύλου, Τιμολάου, Αλεξάνδρου, Αλεξάνδρου, Διονυσίου και Διονυσίου, Νικάνδρου του εν Αιγύπτω, Νεομαρτύρων Μανουήλ Κρητός του εν Χίω και Παρθενίου διακόνου του εν Διδυμοτείχω, Οσίου Ιωάννου του εν τω φρεάτι, Ανάμνησις της σωτηρίας της νήσου Λευκάδος εκ του σεισμού <text:s text:c="4"/>Αριστοβούλου αποστόλου, επισκόπου Βρετανίας († α΄αι.) <text:s text:c="4"/>Μάρτυρος Αγαπίου και των συν αυτώ: Πλησίου, Ρωμύλου, Τιμολάου, Αλεξάνδρου, Αλεξάνδρου, Διονυσίου και Διονυσίου <text:s text:c="4"/>Νικάνδρου του εν Αιγύπτω <text:s text:c="4"/>Νεομαρτύρων Μανουήλ Κρητός, του εν Χίω (†1792) και Παρθενίου διακόνου, του εν Διδυμοτείχω (†1805) <text:s text:c="4"/>Οσίου Ιωάννου του εν τω φρεάτι <text:s text:c="4"/>Ανάμνησις της σωτηρίας της νήσου Λευκάδος εκ του σεισμού </text:p>
          </table:table-cell>
          <table:table-cell office:value-type="string" calcext:value-type="string">
            <text:p>Αγάπιος, Αγάπη, [Ανεπίσημα] Αριστόβουλος, Αριστοβούλη</text:p>
          </table:table-cell>
          <table:table-cell/>
          <table:table-cell office:value-type="string" calcext:value-type="string">
            <text:p>Παγκόσμια Ημέρα Καταναλωτή, Παγκόσμια Ημέρα κατά της Αστυνομικής Βαρβαρότητ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5_%CE%9C%CE%B1%CF%81%CF%84%CE%AF%CE%BF%CF%85</text:p>
          </table:table-cell>
        </table:table-row>
        <table:table-row table:style-name="ro1">
          <table:table-cell office:value-type="float" office:value="20190316" calcext:value-type="float">
            <text:p>20190316</text:p>
          </table:table-cell>
          <table:table-cell office:value-type="string" calcext:value-type="string">
            <text:p>Αγίου Θεοδώρου, Μάρτυρος Σαβίνου του εν Αιγύπτω, Μάρτυρος Πάπα του εκ Λυκαονίας, Χριστοδούλου του εν Πάτμω, Αγίων δέκα μαρτύρων, των εν Φοινίκη, Μάρτυρος Ιουλιανού του εξ Αναζαρβού (Ιουλιανού του Κίλικος), Ιερομάρτυρος Ρωμανού του εν Παρίω, Ιερομάρτυρος Αλεξάνδρου Πάπα Ρώμης, Οσίου Ανίνου του εν τω Ευφράτη του Θαυματουργού, Οσίου Ιωάννου του εν Ρουφινιαναίς, Ιερομαρτύρων Εβεντίου και Θεοδούλου, Αγίου Αντωνίου του εκ Γεωργίας, Οσίου Ποιμένος του εκ Γεωργίας</text:p>
          </table:table-cell>
          <table:table-cell office:value-type="string" calcext:value-type="string">
            <text:p>Θεόδωρος (Δώρης, Θοδωρής, Θόδωρος, Θώδης, Θώδος), Θεοδώρα (Δώρα, Θοδώρα, Ντόρα), Ιουλιανός (Γιουλιανός, Γιολανός, Γιούλης, Ιούλιος), Ιουλιανή (Γιολάντα, Γιουλία, Γιούλα, Ιουλία, Τζούλια), Χριστόδουλος, Χριστοδούλη (Χριστοδούλ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16_%CE%9C%CE%B1%CF%81%CF%84%CE%AF%CE%BF%CF%85</text:p>
          </table:table-cell>
        </table:table-row>
        <table:table-row table:style-name="ro1">
          <table:table-cell office:value-type="float" office:value="20190317" calcext:value-type="float">
            <text:p>20190317</text:p>
          </table:table-cell>
          <table:table-cell office:value-type="string" calcext:value-type="string">
            <text:p>Κυριακή της Ορθοδοξίας, Αλεξίου «του ανθρώπου του Θεού», Μαρτύρων Μαρίνου του εν Αλεξανδρεία και Οσίου Παύλου του Κρητός, Θεοστηρίκτου του ομολογητού, Λαζάρου Δικαίου, Πατρικίου Αποστόλου της Ιρλανδίας, Οσίου πατρός ημών Μακαρίου ηγουμένου της μονής Κολγιαζίν, Οσιομάρτυρος Γαβριήλ του Μικρού του εκ Γεωργίας, Οσιομάρτυρος Παύλου, υπερασπιστού των εικόνων, Ιερομάρτυρος Θεοδούλου του Σιναΐτου, Μνήμη της μετά φιλανθρωπίας επενεχθείσης φοβεράς απειλής του σεισμού</text:p>
          </table:table-cell>
          <table:table-cell office:value-type="string" calcext:value-type="string">
            <text:p>Άξιος, Άξια, Αλέξιος (Αλέξης, Αλέκος), Αλεξία (Αλέξα, Αλέκα), Γερτρούδη, Λωξάνδρα (Λωξάντρα), Ορθοδόξης (Δοξάκης, Δόξης), Ορθοδοξία (Δόξα, Ορθούλα), Ρωξάνη (Ρωξάν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17_%CE%9C%CE%B1%CF%81%CF%84%CE%AF%CE%BF%CF%85</text:p>
          </table:table-cell>
        </table:table-row>
        <table:table-row table:style-name="ro1">
          <table:table-cell office:value-type="float" office:value="20190318" calcext:value-type="float">
            <text:p>20190318</text:p>
          </table:table-cell>
          <table:table-cell office:value-type="string" calcext:value-type="string">
            <text:p>Κυρίλλου αρχιεπισκόπου Ιεροσολύμων, Μαρτύρων Ευκαρπίωνος, Τροφίμου και ετέρων Μυρίων (10.000) των εν Νικομηδεία, τους αυχένας τμηθέντων, Οσίου Ανανίου του θαυματουργού, Οσίου Κυρίλλου του Αστραχάν, Αγίου Εδουάρδου, βασιλέως της Αγγλίας</text:p>
          </table:table-cell>
          <table:table-cell office:value-type="string" calcext:value-type="string">
            <text:p>Εδουάρδος (Εντυ, Εντουαρντ), [Ανεπίσημα] Κύριλλος, Κυριλλία (Κυρίλλα, Κυρίλλη)</text:p>
          </table:table-cell>
          <table:table-cell/>
          <table:table-cell office:value-type="string" calcext:value-type="string">
            <text:p>Διεθνής Ημέρα Κινητοποιήσεων κατά της Κατοχής του Ιράκ</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C%CE%B1%CF%81%CF%84%CE%AF%CE%BF%CF%85</text:p>
          </table:table-cell>
        </table:table-row>
        <table:table-row table:style-name="ro1">
          <table:table-cell office:value-type="float" office:value="20190319" calcext:value-type="float">
            <text:p>20190319</text:p>
          </table:table-cell>
          <table:table-cell office:value-type="string" calcext:value-type="string">
            <text:p>Διοδώρου πρεσβυτέρου και Μαριανού διακόνου, Μαρτύρων Χρυσάνθου και Δαρείας της Αθηναίας, Κλαυδίου του τριβούνου, Ιλαρίας της συζύγου του και των τέκνων Ιάσωνος και Μαύρου και των συν αυτοίς, Ανεκτού και Παγχαρίου του εν Νικομηδεία, Νεομάρτυρος Δημητρίου του Τορναρά, Οσίας Μαρίας ή Μάρθας της πριγκιπίσσης, Οσίου Ιννοκεντίου του Θαυματουργού, Αγίου νεομάρτυρος Νικολάου του εν Σμύρνη αθλήσαντος, Σύναξη της Υπεραγίας Θεοτόκου της Τρυφερής</text:p>
          </table:table-cell>
          <table:table-cell office:value-type="string" calcext:value-type="string">
            <text:p>Δαρείος, Δαρεία (Δάρα, Δάρω), Χρύσανθος, Χρυσανθίς (Χρυσάνθη)</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9_%CE%9C%CE%B1%CF%81%CF%84%CE%AF%CE%BF%CF%85</text:p>
          </table:table-cell>
        </table:table-row>
        <table:table-row table:style-name="ro1">
          <table:table-cell office:value-type="float" office:value="20190320" calcext:value-type="float">
            <text:p>20190320</text:p>
          </table:table-cell>
          <table:table-cell office:value-type="string" calcext:value-type="string">
            <text:p>Των εν Αμινσώ Αγίων Αββάδων, των λεγομένων Μαύρων, των εν τη μονή αγίου Σάββα αναιρεθέντων, Μαρτύρων Ακύλα του επάρχου, Αλεξανδρίας και των συν αυτή εν Αμινσώ επτά γυναικών: Ευφημίας, Ευφρασίας, Θεοδοσίας, Θεοδώρας, Ιουλιανής, Κλαυδίας και Ματρώνης, Λολλίωνος, Εμμανουήλ και Ροδιανού, Νεομάρτυρος Μύρωνος του ράπτου, του εξ Ηρακλείου Κρήτης, Νικήτα επισκόπου Απολλωνιάδος του ομολογητού, Οσίου Kουθβέρτου του εκ Βρετανίας, Αγίου μάρτυρος Λουαρσάβου βασιλέως της Γεωργίας, Ιερομάρτυρος Ευφροσύνου του εκ Ρωσίας</text:p>
          </table:table-cell>
          <table:table-cell office:value-type="string" calcext:value-type="string">
            <text:p>Κλαύδιος (Κλαυδίνος), Κλαύδια (Κλό, Κλόντια, Κλώντια), Ροδιανός (Ρόδης, Ροδινός, Ροδίνης, Ροδίων), Ροδιανή (Ροδάνθη, Ροδή, Ροδιάνα, Ροδία, Ροζάνθη)</text:p>
          </table:table-cell>
          <table:table-cell/>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cell table:number-columns-repeated="2" office:value-type="float" office:value="4" calcext:value-type="float">
            <text:p>4</text:p>
          </table:table-cell>
          <table:table-cell office:value-type="string" calcext:value-type="string">
            <text:p>https://el.wikipedia.org/wiki/20_%CE%9C%CE%B1%CF%81%CF%84%CE%AF%CE%BF%CF%85</text:p>
          </table:table-cell>
        </table:table-row>
        <table:table-row table:style-name="ro1">
          <table:table-cell office:value-type="float" office:value="20190321" calcext:value-type="float">
            <text:p>20190321</text:p>
          </table:table-cell>
          <table:table-cell office:value-type="string" calcext:value-type="string">
            <text:p>Θωμά πατριάρχου Κωνσταντινουπόλεως, Βηρύλλου επισκόπου Κατάνης, Μαρτύρων Δομνίνου και Φιλήμονος των εκ Θεσσαλονίκης, Νεομάρτυρος Μιχαήλ του εκ Γρανίτσης Ευρυτανίας, Οσίων Ιακώβου επισκόπου του ομολογητού, Σεραπίωνος του από Σιδώνος και Μαρίας της εκ Πέργης, Ιερομάρτυρος Θεοδώρου επισκόπου Ποζδέγιεβ της Ρωσίας, Οσίου Σεραφείμ του εκ Βυρίτσας της Ρωσίας</text:p>
          </table:table-cell>
          <table:table-cell office:value-type="string" calcext:value-type="string">
            <text:p>[Ανεπίσημα] Βήρυλλος, Δομίνικος (Δομνίνος), Δομινίκη (Δόμνα, Δομνίκα, Δομνίκη)</text:p>
          </table:table-cell>
          <table:table-cell/>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cell table:number-columns-repeated="2" office:value-type="float" office:value="4" calcext:value-type="float">
            <text:p>4</text:p>
          </table:table-cell>
          <table:table-cell office:value-type="string" calcext:value-type="string">
            <text:p>https://el.wikipedia.org/wiki/21_%CE%9C%CE%B1%CF%81%CF%84%CE%AF%CE%BF%CF%85</text:p>
          </table:table-cell>
        </table:table-row>
        <table:table-row table:style-name="ro1">
          <table:table-cell office:value-type="float" office:value="20190322" calcext:value-type="float">
            <text:p>20190322</text:p>
          </table:table-cell>
          <table:table-cell office:value-type="string" calcext:value-type="string">
            <text:p>Ιερομάρτυρος Βασιλείου Αγκύρας, του πρεσβυτέρου, Μαρτύρων Καλλινίκου, Βασιλίσσης και Καλλίνικης, Δροσίδος, θυγατρός βασιλέως Τραϊανού και των συν αυτή πέντε Κανονικών, Οσιομάρτυρος Ευθυμίου εκ Δημητσάνης, του εν Κωνσταντινουπόλει, Ιερομάρτυρος Βασιλείου επισκόπου Μανγκαζίας της Σιβηρίας του Θαυματουργού, Οσιομάρτυρος Σοφίας της εν Κιέβω, Ιερομάρτυρος Δημητρίου του εν Κιέβω</text:p>
          </table:table-cell>
          <table:table-cell office:value-type="string" calcext:value-type="string">
            <text:p>Δρόσος, Δροσίς (Δροσία, Δροσίδα, Δροσοσταλία, Δροσοσταλίδα, Δρόσω)</text:p>
          </table:table-cell>
          <table:table-cell/>
          <table:table-cell office:value-type="string" calcext:value-type="string">
            <text:p>Παγκόσμια Ημέρα για το Νερό</text:p>
          </table:table-cell>
          <table:table-cell table:number-columns-repeated="2" office:value-type="float" office:value="4" calcext:value-type="float">
            <text:p>4</text:p>
          </table:table-cell>
          <table:table-cell office:value-type="string" calcext:value-type="string">
            <text:p>https://el.wikipedia.org/wiki/22_%CE%9C%CE%B1%CF%81%CF%84%CE%AF%CE%BF%CF%85</text:p>
          </table:table-cell>
        </table:table-row>
        <table:table-row table:style-name="ro1">
          <table:table-cell office:value-type="float" office:value="20190323" calcext:value-type="float">
            <text:p>20190323</text:p>
          </table:table-cell>
          <table:table-cell office:value-type="string" calcext:value-type="string">
            <text:p>Ιερομάρτυρος Νίκωνος και των συν αυτώ 199 των επί του Ταυρομενίου όρους μαρτυρησάντων, Μάρτυρος Δομετίου, Οσιομάρτυρος Λουκά εξ Αδριανουπόλεως του εν Μυτιλήνη, Οσίων Εφραίμ, Θεοδοσίου και Παχωμίου των εκ Ρωσίας, Οσίου Νίκωνος καθηγουμένου της Λαύρας των Σπηλαίων, Βασσιανού επισκόπου Ροστόβ</text:p>
          </table:table-cell>
          <table:table-cell office:value-type="string" calcext:value-type="string">
            <text:p>[Ανεπίσημα] Δομέτιος, Νίκων, Νίκη</text:p>
          </table:table-cell>
          <table:table-cell/>
          <table:table-cell office:value-type="string" calcext:value-type="string">
            <text:p>Παγκόσμια Ημέρα Μετεωρολογία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3_%CE%9C%CE%B1%CF%81%CF%84%CE%AF%CE%BF%CF%85</text:p>
          </table:table-cell>
        </table:table-row>
        <table:table-row table:style-name="ro1">
          <table:table-cell office:value-type="float" office:value="20190324" calcext:value-type="float">
            <text:p>20190324</text:p>
          </table:table-cell>
          <table:table-cell office:value-type="string" calcext:value-type="string">
            <text:p>Γρηγορίου του Παλαμά, Προεόρτια του Ευαγγελισμού της Θεοτόκου, Ιερομάρτυρος Αρτέμονος επισκόπου Σελευκείας της Πισιδίας, Παρθενίου Γ΄ Πατριάρχου Κωνσταντινουπόλεως, Των εν Καισαρεία Παλαιστίνης Οκτώ Μαρτύρων, Οσίων Αβραάμ του εν τω όρει Λάτρω, Ζαχαρίου «του εν Χαρσικίω», Μαρτίνου του Θηβαίου και Στεφάνου του Ξυλινίτου, Μαρτύρων Ρωμύλου και Σεκούνδου αυταδέλφων, Ιερομάρτυρος Αρτέμονος πρεσβυτέρου Λαοδικείας, Τιμολάου και των συν αυτώ επτά Μαρτύρων, Οσίου Ζαχαρίου του εν τη Λαύρα του Κιέβου, Μαρτύρων Πέτρου και Στεφάνου των εν Καζάν, Σύναξη Υπεραγίας Θεοτόκου του Όρους του Συννέφου, Ανάμνηση Θαύματος εν τη Λαύρα των Σπηλαίων του Κιέβου</text:p>
          </table:table-cell>
          <table:table-cell office:value-type="string" calcext:value-type="string">
            <text:p>Γρηγόριος (Γόλης, Γρηγόρης), Γρηγορία, [Ανεπίσημα] Αβραάμ, Αβραμία, Αρτέμων (Αρτέμονας)</text:p>
          </table:table-cell>
          <table:table-cell/>
          <table:table-cell office:value-type="string" calcext:value-type="string">
            <text:p>Παγκόσμια Ημέρα κατά της Φυματίωση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4_%CE%9C%CE%B1%CF%81%CF%84%CE%AF%CE%BF%CF%85</text:p>
          </table:table-cell>
        </table:table-row>
        <table:table-row table:style-name="ro1">
          <table:table-cell office:value-type="float" office:value="20190325" calcext:value-type="float">
            <text:p>20190325</text:p>
          </table:table-cell>
          <table:table-cell office:value-type="string" calcext:value-type="string">
            <text:p>Ευαγγελισμός της Θεοτόκου, Πελαγίας και Θεοδοσίας, Οσίου Σεννουφίου του «σημειοφόρου», Μνήμη του εκ δημίων αγίου μάρτυρος, Οσίου Τίμωνος του Ερημίτου, Οσίου Παρθενίου του Κιέβου, Τύχωνος Πατριάρχου Μόσχας, Σύναξη Υπεραγίας Θεοτόκου της Βάτου, Σύναξη Υπεραγίας Θεοτόκου της Ευαγγελίστριας, Σύναξη Υπεραγίας Θεοτόκου των Κηπουρέων</text:p>
          </table:table-cell>
          <table:table-cell office:value-type="string" calcext:value-type="string">
            <text:p>Εθνεγερσία, Ευάγγελος (Αγγελής, Βαγγέλης, Βαγγέλας, Βάγγος), Ευαγγελία (Βαγγελίτσα, Βαγγελή, Βαγγελίνα, Βαγγελιώ, Βάγγια, Εύα, Κέλλυ, Λιλή, Λιλίκα, Λίτσα)</text:p>
          </table:table-cell>
          <table:table-cell office:value-type="string" calcext:value-type="string">
            <text:p>Επίσημη αργία: Εορτασμός της Επανάστασης του 1821 για την ανεξαρτησία από την Οθωμανική αυτοκρατορία. </text:p>
          </table:table-cell>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C%CE%B1%CF%81%CF%84%CE%AF%CE%BF%CF%85</text:p>
          </table:table-cell>
        </table:table-row>
        <table:table-row table:style-name="ro1">
          <table:table-cell office:value-type="float" office:value="20190326" calcext:value-type="float">
            <text:p>20190326</text:p>
          </table:table-cell>
          <table:table-cell office:value-type="string" calcext:value-type="string">
            <text:p>Αγίου Πούλιου του Αναγνώστου, Σύναξη του αρχαγγέλου Γαβριήλ και απόδοση της Εορτής, Των εν Γοτθία Ιερομαρτύρων Βαθούση και Ουίρκα και των δύο αυτού υιών και τριών θυγατέρων και των συν αυτοίς 14 ανδρών: Αβίππα, Αγγία, Αγιά, Αρπύλα οσίου, Ηγάθρακος, Ησκόη, Θέρθα, Ρύακος, Ρυία, Σέιμβλα, Σίλα, Σιγητζά, Σουηρίλλα, Φίλγα καί 7 γυναικών: Αλλάς, Αννης, Αννιμαΐδος, Βάρις, Μαμίκα, Μωίκα, Ουίρκα, Μαρτύρων Κοδράτου, Θεοδοσίου, Εμμανουήλ και ετέρων Τεσσαράκοντα των εν τη Ανατολή, Μαρτύρων Πέτρου, Μαρκιανού, Ιωάννου, Θέκλας, Κασσιανού και των συν αυτοίς, Ιερομάρτυρος Μοντανού και Μαξίμης, Ιερομάρτυρος Ειρηναίου επισκόπου Σιρμίου, Μαρτύρων Δομνίνου και Φιλήμονος των εκ Θεσσαλονίκης, Ιερομάρτυρος Θεοδώρου, Ειρηναίου διακόνου, Μάρτυρος Ευτυχίου του υποδιακόνου, Σεραπίωνος και Αμμωνίου των αναγνωστών, Αγίων είκοσι έξι Μαρτύρων των εν Γοτθία μαρτυρησάντων, Οσίων Στεφάνου του Ξυλινίτου και Βασιλείου του νέου, Νεομάρτυρος Γεωργίου του εκ Βουλγαρίας, Διήγηση ωφέλιμος Μάλχου μοναχού αιχμαλωτισθέντος</text:p>
          </table:table-cell>
          <table:table-cell office:value-type="string" calcext:value-type="string">
            <text:p>Πούλιος, Πούλια, Συλάς (Σύλος), Σύλα (Σύλη, Σύλι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6_%CE%9C%CE%B1%CF%81%CF%84%CE%AF%CE%BF%CF%85</text:p>
          </table:table-cell>
        </table:table-row>
        <table:table-row table:style-name="ro1">
          <table:table-cell office:value-type="float" office:value="20190327" calcext:value-type="float">
            <text:p>20190327</text:p>
          </table:table-cell>
          <table:table-cell office:value-type="string" calcext:value-type="string">
            <text:p>Ματρώνης της εν Θεσσαλονίκη, Φιλητού του συγκλητικού, Λυδίας της συζύγου και των τέκνων των Θεοπρεπίου και Μακεδόνος, Αμφιλοχίου του δουκός και Κρονίδου του κομενταρησίου, Βαρουχίου και Ιωάννου, Προφήτου Ανανίου, Οσίων Παύλου Σημειοφόρου επισκόπου Κορίνθου, Ευτυχίου και Κηρύκου του εν Άπρω, Εφραίμ αρχιεπισκόπου Ροστόβ της Ρωσίας, Αγίου Αμβροσίου πατριάρχου Γεωργίας</text:p>
          </table:table-cell>
          <table:table-cell office:value-type="string" calcext:value-type="string">
            <text:p>Λήδα (Λύδα, Λυδία), Μακεδών (Μακεδόνας, Μακεδόνης, Μακεδόνιος), Μακεδονία, Ματρώνα (Ματρόνα), Φίλητος, Φιλήτα (Φιλήτη)</text:p>
          </table:table-cell>
          <table:table-cell/>
          <table:table-cell office:value-type="string" calcext:value-type="string">
            <text:p>Παγκόσμια Ημέρα Θεάτρου, Διεθνής Ημέρα Κοινωνικής Εργα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C%CE%B1%CF%81%CF%84%CE%AF%CE%BF%CF%85</text:p>
          </table:table-cell>
        </table:table-row>
        <table:table-row table:style-name="ro1">
          <table:table-cell office:value-type="float" office:value="20190328" calcext:value-type="float">
            <text:p>20190328</text:p>
          </table:table-cell>
          <table:table-cell office:value-type="string" calcext:value-type="string">
            <text:p>Ηρωδίωνος αποστόλου και μάρτυρος επισκόπου Πατρών, Οσίου Ιλαρίωνος του νέου ηγουμένου μονής της Πελεκητής, Οσίου Ησυχίου του Ιεροσολυμίτου, Αγίου Μποϋάν του επονομαζομένου Ενραβωτά, πρίγκηπος των Βουλγάρων, Οσιομάρτυρος Ευστρατίου του Νηστευτού, Οσίων Φαύστου και Στεφάνου των εκ Ρωσίας των Θαυματουργών, Αγίου Μστισλάβου πρίγκηπος του Βλαντιμίρ, Οσίων Ιλαρίωνος και Ιωνά των εκ Ρωσίας, Οσίου Διονυσίου του Ελεήμονος, Ιωάννου του εκ Γεωργίας</text:p>
          </table:table-cell>
          <table:table-cell office:value-type="string" calcext:value-type="string">
            <text:p>[Ανεπίσημα] Ηρωδίων (Ηρώδης, Ροδής, Ρόδιος, Ροδίων, Ρόδος), Ηρωδιάς (Ηρωδιάδα, Ροδιά, Ροδίτα, Ρόζα, Ροζαλία, Ροζίτα, Ροζίνα, Ροζάνα), Μπουάν</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8_%CE%9C%CE%B1%CF%81%CF%84%CE%AF%CE%BF%CF%85</text:p>
          </table:table-cell>
        </table:table-row>
        <table:table-row table:style-name="ro1">
          <table:table-cell office:value-type="float" office:value="20190329" calcext:value-type="float">
            <text:p>20190329</text:p>
          </table:table-cell>
          <table:table-cell office:value-type="string" calcext:value-type="string">
            <text:p>Μάρκου επισκόπου Αρεθουσίων, Κυρίλλου διακόνου εν Φοινίκη μαρτυρήσαντος και των συν αυτοίς παρθένων γυναικών και ιερωμένων ανδρών: Ιωνά, Βαραχησίου, Αβίβου, Ζανιθά, Ηλία, Λαζάρου, Μάρη, Μαρούθα, Ναρσή, Σάβα και Σιμιάθου, Οσίου Ευσταθίου Ομολογητού επισκόπου Κίου της Βιθυνίας, Οσίου Ησυχίου του Σιναΐτου, Οσίων Μάρκου, Ιωνά και Βάσσου των εν τη Λαύρα του Πσκωφ, Διαδόχου επισκόπου Φωτικής, Εφραίμ αρχιεπισκόπου Ροστόβ της Ρωσίας</text:p>
          </table:table-cell>
          <table:table-cell office:value-type="string" calcext:value-type="string">
            <text:p>[Ανεπίσημα] Κύριλλος, Κυριλλία (Κυρίλλα, Κυρίλλη), Μάρκος (Μαρκής), Μαρκία</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9_%CE%9C%CE%B1%CF%81%CF%84%CE%AF%CE%BF%CF%85</text:p>
          </table:table-cell>
        </table:table-row>
        <table:table-row table:style-name="ro1">
          <table:table-cell office:value-type="float" office:value="20190330" calcext:value-type="float">
            <text:p>20190330</text:p>
          </table:table-cell>
          <table:table-cell office:value-type="string" calcext:value-type="string">
            <text:p>Ζαχαρίου του νέου ιερομάρτυρος επισκόπου Κορίνθου, Ιωάννου της «Κλίμακος», Προφήτου Ιωήλ, Οσίου Ιωάννου του εν τω ξηρώ φρέατι, Ιωάννου πατριάρχου Ιεροσολύμων, Οσίας Ευβούλης μητρός αγίου Παντελεήμονος, Σωφρονίου επισκόπου Ιρκούτσκ</text:p>
          </table:table-cell>
          <table:table-cell office:value-type="string" calcext:value-type="string">
            <text:p>[Ανεπίσημα] Ζαχαρίας (Ζάκης, Ζάχαρης, Ζάχαρος), Ζαχάρω (Ζάκι, Ζαχαρένια)</text:p>
          </table:table-cell>
          <table:table-cell table:number-columns-repeated="2"/>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30_%CE%9C%CE%B1%CF%81%CF%84%CE%AF%CE%BF%CF%85</text:p>
          </table:table-cell>
        </table:table-row>
        <table:table-row table:style-name="ro1">
          <table:table-cell office:value-type="float" office:value="20190331" calcext:value-type="float">
            <text:p>20190331</text:p>
          </table:table-cell>
          <table:table-cell office:value-type="string" calcext:value-type="string">
            <text:p>Ιερομαρτύρων Υπατίου επισκόπου Γαγγρών, Αυδά επισκόπου εν Περσία και των συν αυτώ εννέα μαρτύρων, Των εν Ερμουπόλει Αιγύπτου Βενιαμίν διακόνου, Μενάνδρου, Σαβίνου και ετέρων 38, Μάρτυρος Θεοφίλου του Κρητός και των συν αυτώ μαρτυρησάντων, Οσίων Ακακίου επισκόπου Μελιτηνής, Βλασίου του εξ Αμορίου και Στεφάνου του θαυματουργού, Ιωνά και Ιννοκεντίου μητροπολιτών Μόσχας, Μάρτυρος Βίκτωρος, Οσίου Βλασίου του εξ Αμορίου, Οσίου Στεφάνου του Θαυματουργού, Αγίου Ιωάννου του πρίγκηπος</text:p>
          </table:table-cell>
          <table:table-cell office:value-type="string" calcext:value-type="string">
            <text:p>Υπάτιος (Υπάτης, Υπατος), Υπατία (Υπατή)</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31_%CE%9C%CE%B1%CF%81%CF%84%CE%AF%CE%BF%CF%85</text:p>
          </table:table-cell>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5"/>
          <table:table-cell office:value-type="string" calcext:value-type="string">
            <text:p>https://el.wikipedia.org/wiki/%CE%91%CF%80%CF%81%CE%AF%CE%BB%CE%B9%CE%BF%CF%82</text:p>
          </table:table-cell>
        </table:table-row>
        <table:table-row table:style-name="ro1">
          <table:table-cell office:value-type="float" office:value="20190401" calcext:value-type="float">
            <text:p>20190401</text:p>
          </table:table-cell>
          <table:table-cell office:value-type="string" calcext:value-type="string">
            <text:p>Οσίας Μαρίας της Αιγυπτίας, Μαρτύρων Αλεξάνδρου, Διονυσίου, Ινγενιανής, Παντέρου ή Πανταίνου, Παρθενίου και Σατουρνίνου, Μαρτύρων Γεροντίου και Βασιλείδου, Μαρτύρων Ερμού και Θεοδώρας των αυταδέλφων, Μάρτυρος Πολυνίκου, Νεομάρτυρος Αβρααμίου του εκ Βουλγαρίας, Ιερομάρτυρος Μακαρίου του Νέου του εν Ρωσία, Οσίων Μακαρίου του ομολογητού ηγουμένου της μονής Πελεκητής και Ευθυμίου του θαυματουργού του εν Σουζδαλία της Ρωσίας, Οσίου Γεροντίου του Κανονάρχου του εν τη Λαύρα του Κιέβου ασκήσαντος, Οσίου Ιωάννου του Φιλοσόφου του εκ Γεωργίας, Οσίου Ευλογίου του δια Χριστόν σαλού του εκ Γεωργίας, Οσίου Βαρσανουφίου της Όπτινα, Αγίου Αχάζ του Δικαίου</text:p>
          </table:table-cell>
          <table:table-cell office:value-type="string" calcext:value-type="string">
            <text:p>[Ανεπίσημα] Παντέρος (Παϊντανός)</text:p>
          </table:table-cell>
          <table:table-cell/>
          <table:table-cell office:value-type="string" calcext:value-type="string">
            <text:p>Πρωταπριλιά</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1%CF%80%CF%81%CE%B9%CE%BB%CE%AF%CE%BF%CF%85</text:p>
          </table:table-cell>
        </table:table-row>
        <table:table-row table:style-name="ro1">
          <table:table-cell office:value-type="float" office:value="20190402" calcext:value-type="float">
            <text:p>20190402</text:p>
          </table:table-cell>
          <table:table-cell office:value-type="string" calcext:value-type="string">
            <text:p>Οσίου Τίτου του θαυματουργού, Μαρτύρων Αιδεσίου και Αμφιανού, Θεοδώρας και Ευθαλίας των παρθένων, Μάρτυρος Πολυκάρπου του εν Αλεξανδρεία, Οσίου Γρηγορίου του εν τω Κόλπω της Νικομήδειας, Νικητίου επισκόπου Λυών, Οσίου Στεφάνου του Θαυματουργού, Οσιοπαρθενομάρτυρος Εύας της Νέας και των συν αυτή, Οσίου Γρηγορίου του εν Νικομηδεία, Γεωργίου επισκόπου Αζκουρίας της Γεωργίας, Σάββα αρχιεπισκόπου Σουρώζ</text:p>
          </table:table-cell>
          <table:table-cell office:value-type="string" calcext:value-type="string">
            <text:p>Τίτος (Τίτης), Τίτα (Τίτη)</text:p>
          </table:table-cell>
          <table:table-cell/>
          <table:table-cell office:value-type="string" calcext:value-type="string">
            <text:p>Παγκόσμια Ημέρα Παιδικού Βιβλίου, Παγκόσμια Ημέρα Αυτισμού</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_%CE%91%CF%80%CF%81%CE%B9%CE%BB%CE%AF%CE%BF%CF%85</text:p>
          </table:table-cell>
        </table:table-row>
        <table:table-row table:style-name="ro1">
          <table:table-cell office:value-type="float" office:value="20190403" calcext:value-type="float">
            <text:p>20190403</text:p>
          </table:table-cell>
          <table:table-cell office:value-type="string" calcext:value-type="string">
            <text:p>Νικήτα του ομολογητού, ηγουμένου της μονής Μηδικίου, Ιωσήφ του υμνογράφου, Μαρτύρων Βιθυνίου, Γλαύκου, Δίου και Ελπιδοφόρου, Νεομαρτύρος Παύλου του Ρώσου του απελεύθερου, Οσίου Ιλλυριού του εν τω όρει του Μυρσινώνος ασκήσαντος, Οσίου Νεκταρίου του Μπεζέτσκ, Οσίου πατρός ημών Σεραφείμ του εκ Ρωσίας, Σύναξη της Υπεραγίας Θεοτόκου του Αμαράντου Ρόδου</text:p>
          </table:table-cell>
          <table:table-cell office:value-type="string" calcext:value-type="string">
            <text:p>Ιλλύριος (Λύρος), Ιλλυρία (Λύρ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1%CF%80%CF%81%CE%B9%CE%BB%CE%AF%CE%BF%CF%85</text:p>
          </table:table-cell>
        </table:table-row>
        <table:table-row table:style-name="ro1">
          <table:table-cell office:value-type="float" office:value="20190404" calcext:value-type="float">
            <text:p>20190404</text:p>
          </table:table-cell>
          <table:table-cell office:value-type="string" calcext:value-type="string">
            <text:p>Οσίων Γεωργίου του εν τω Μαλεώ, Ζωσιμά και Πλάτωνος ηγουμένου της Μονής Στουδίου, Θεωνά αρχιεπισκόπου Θεσσαλονίκης, Νικήτα ιερομάρτυρος του εν Σέρραις αθλήσαντος, Μαρτύρων Αγαθόποδος και Θεοδούλου των Θεσσαλονικέων, Φερβούθης της αδελφής και της παιδίσκης αυτής, Ποπλίου του Αιγυπτίου, Οσίων Θεωνά, Συμεώνος και Φερβίνου, Ισιδώρου επισκόπου Σεβίλλης, Οσίου Ιωσήφ του πολυάθλου, Ιωσήφ του εν τη Λαύρα του Κιέβου ασκήσαντος, Οσίου Ζωσιμά του εκ Ρωσίας, Σύναξη Υπεραγίας Θεοτόκου της Γεροντίσσης</text:p>
          </table:table-cell>
          <table:table-cell office:value-type="string" calcext:value-type="string">
            <text:p>[Ανεπίσημα] Πλάτων (Πλάτωνας), Πλατωνία (Πλατώνα)</text:p>
          </table:table-cell>
          <table:table-cell/>
          <table:table-cell office:value-type="string" calcext:value-type="string">
            <text:p>Διεθνής Ημέρα κατά των Ναρκώ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4_%CE%91%CF%80%CF%81%CE%B9%CE%BB%CE%AF%CE%BF%CF%85</text:p>
          </table:table-cell>
        </table:table-row>
        <table:table-row table:style-name="ro1">
          <table:table-cell office:value-type="float" office:value="20190405" calcext:value-type="float">
            <text:p>20190405</text:p>
          </table:table-cell>
          <table:table-cell office:value-type="string" calcext:value-type="string">
            <text:p>Μαρτύρων Κλαυδίου, Διόδωρου, Ουίκτωρος, Ούικτωρίνου, Παπία, Σεραπίωνος και Νικηφόρου των εν Κορίνθω αθλησάντων, Μαρτύρων Μαξίμου και Τερεντίου, Θεοδώρας και Διδύμου, Ζήνωνος, Θέρμου, Πομπηίου, Των εν Λέσβω «Αγίων Πέντε» Νεανίδων, Μάρτυρος Υπομονής, Νεομάρτυρος Γεωργίου του εν Εφέσω, Νεομάρτυρος Παναγιώτου του εν Ιεροσολύμοις, Οσίας Θεοδώρας της εν Θεσσαλονίκη, Αγίων μαρτύρων Κυρίας και δούλης, Αγίου Μπέκαν του εξ Ιρλανδίας, Μετακομιδή του λειψάνου του πατριάρχου Μόσχας Ιώβ, Νεομάρτυρος Αργυρής</text:p>
          </table:table-cell>
          <table:table-cell office:value-type="string" calcext:value-type="string">
            <text:p>[Ανεπίσημα] Κλαύδιος (Κλαυδίνος), Κλαύδια (Κλό, Κλόντια, Κλώντι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5_%CE%91%CF%80%CF%81%CE%B9%CE%BB%CE%AF%CE%BF%CF%85</text:p>
          </table:table-cell>
        </table:table-row>
        <table:table-row table:style-name="ro1">
          <table:table-cell office:value-type="float" office:value="20190406" calcext:value-type="float">
            <text:p>20190406</text:p>
          </table:table-cell>
          <table:table-cell office:value-type="string" calcext:value-type="string">
            <text:p>Ευτυχίου Πατριάρχου Κωνσταντινουπόλεως, Των εν Περσίδι 120 αγίων Μαρτύρων, Οσίας Πλατωνίδος της εν Νισίβει ασκησάσης και μάρτυρος Πλατωνίδος και των συν αυτή δύο μαρτύρων, Οσίων Γρηγορίου Σιναΐτου και Γρηγορίου του εν Άθω, Οσίου Ρούφου, Ιερομάρτυρος Ειρηναίου επισκόπου Σιρμίου, Οσιομάρτυρος Γενναδίου του νέου, Μαρτύρων Τιμοθέου και Διογένους, Νεομαρτύρων Γεωργίου, Εμμανουήλ, Λάμπρου, Μιχαήλ, Θεοδώρου και Γεωργίου των εκ Σαμοθράκης και εν Μάκρη (Αλεξανδρουπόλεως) αθλησάντων, Αγίου Τερβιλλίου του πρίγκηπος, Αγίου Αφφίωνος επισκόπου Νόβγκοροντ</text:p>
          </table:table-cell>
          <table:table-cell office:value-type="string" calcext:value-type="string">
            <text:p>Ευτύχιος (Ευτύχης), Ευτυχία (Έφη)</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6_%CE%91%CF%80%CF%81%CE%B9%CE%BB%CE%AF%CE%BF%CF%85</text:p>
          </table:table-cell>
        </table:table-row>
        <table:table-row table:style-name="ro1">
          <table:table-cell office:value-type="float" office:value="20190407" calcext:value-type="float">
            <text:p>20190407</text:p>
          </table:table-cell>
          <table:table-cell office:value-type="string" calcext:value-type="string">
            <text:p>Μάρτυρος Καλλιοπίου του εν Πέργη της Παμφυλίας, Μαρτύρων Επιφανίου, Ρουφίνου και Δονάτου και των συν αυτοίς μαρτυρησάντων, Μαρτύρων Ακυλίνας, Ρουφίνου διακόνου και των συν αυτοίς διακοσίων, Οσίου Γεωργίου μητροπολίτου Μυτιλήνης του «σημειοφόρου», Οσίου Λευκίου του εκ Ρωσίας, Οσίου Δανιήλ του Περεγιασλάβλ, Οσίου Γερασίμου του Βυζαντίου, Οσίου Αγαπητού του Τυφλού του εκ Ρωσίας, Οσίου Σάββα του Νέου του εν Καλύμνω</text:p>
          </table:table-cell>
          <table:table-cell office:value-type="string" calcext:value-type="string">
            <text:p>[Ανεπίσημα] Ρουφίνος (Ρούφιος, Ρούφος)</text:p>
          </table:table-cell>
          <table:table-cell/>
          <table:table-cell office:value-type="string" calcext:value-type="string">
            <text:p>Παγκόσμια Ημέρα Υγ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7_%CE%91%CF%80%CF%81%CE%B9%CE%BB%CE%AF%CE%BF%CF%85</text:p>
          </table:table-cell>
        </table:table-row>
        <table:table-row table:style-name="ro1">
          <table:table-cell office:value-type="float" office:value="20190408" calcext:value-type="float">
            <text:p>20190408</text:p>
          </table:table-cell>
          <table:table-cell office:value-type="string" calcext:value-type="string">
            <text:p>Αγάβου του Προφήτου, Ασυγκρίτου επισκόπου Υρκανίας, Ερμού επισκόπου Δαλματίας, Ηρωδίωνος, Ρούφου και Φλέγοντος επισκόπου Μαραθώνος των Αποστόλων εκ των Εβδομήκοντα, Μάρτυρος Παυσιλύπου του εν Ηρακλεία της Θράκης αθλήσαντος, Κελεστίνου Πάπα Ρώμης, Μαρτύρων Ιανουαρίου, Μαξίμης και Μακαρίας, Νεομαρτύρων Ιωάννου του Κουλικά και Ιωάννου του ναυκλήρου του εν Κω, Αμάνδου και Περπετούου, Νήφωνος επισκόπου Νόβγκοροντ του θαυματουργού, Οσίου Ρούφου του εν τη Λαύρα του Κιέβου ασκήσαντος</text:p>
          </table:table-cell>
          <table:table-cell office:value-type="string" calcext:value-type="string">
            <text:p>[Ανεπίσημα] Ερμείας (Ερμαίας, Ερμαίος, Ερμής), Ερμειάς (Ερμεία), Παυσίλυπος</text:p>
          </table:table-cell>
          <table:table-cell/>
          <table:table-cell office:value-type="string" calcext:value-type="string">
            <text:p>Παγκόσμια ημέρα των Ρομά</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8_%CE%91%CF%80%CF%81%CE%B9%CE%BB%CE%AF%CE%BF%CF%85</text:p>
          </table:table-cell>
        </table:table-row>
        <table:table-row table:style-name="ro1">
          <table:table-cell office:value-type="float" office:value="20190409" calcext:value-type="float">
            <text:p>20190409</text:p>
          </table:table-cell>
          <table:table-cell office:value-type="string" calcext:value-type="string">
            <text:p>Μάρτυρος Ευψυχίου του εν Καισαρεία, Οσιομάρτυρος Βαδίμου αρχιμανδρίτου και των επτά μαθητών, Μάρτυρος Αυδιησού και των εν Περσία τελειωθέντων 300 αιχμαλώτων, Οσιομαρτύρων Ραφαήλ αρχιμανδρίτου, Νικολάου διακόνου, Ειρήνης της νεανίδος των εν Λέσβω και των συν αυτοίς αθλησάντων, Οσίου Ακατίου επισκόπου Αμίδης, Η μετακομιδή των ιερών λειψάνων της αγίας Μόνικας</text:p>
          </table:table-cell>
          <table:table-cell office:value-type="string" calcext:value-type="string">
            <text:p>Ευψύχιος (Ευψυχής, Εύψυχος), Ευψυχία (Ψυχίτσα, Ψυχούλα), Ιωσήφ (Σήφης), Ιωσηφίνα (Ζοζεφί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1%CF%80%CF%81%CE%B9%CE%BB%CE%AF%CE%BF%CF%85</text:p>
          </table:table-cell>
        </table:table-row>
        <table:table-row table:style-name="ro1">
          <table:table-cell office:value-type="float" office:value="20190410" calcext:value-type="float">
            <text:p>20190410</text:p>
          </table:table-cell>
          <table:table-cell office:value-type="string" calcext:value-type="string">
            <text:p>Τερεντίου, Αφρικανού, Μαξίμου, Πομπηίου και ετέρων 36, Γρηγορίου Ε’ Πατριάρχου Κωνσταντινουπόλεως, Μιλτιάδου Πάπα Ρώμης, Ιερομαρτύρων Ιακώβου και Αζά διακόνου, Προφήτιδος Όλδας, Νεομάρτυρος Δημητρίου ή Δήμου αλιέως του εν Σμύρνη, Μαρτύρων Αναξάρχου, Αναξιμένους, Αριστείδου, Δημαράτου, Δημοκλέους, Δημοσθένους, Διονυσίου, Επαμεινώνδου, Ετεοκλέους, Ζήνωνος, Ηλία, Ηρακλέους, Ησαΐου, Ηφαιστίωνος, Θεμιστοκλέους, Θεοφράστου, Θησέως, Θωμά, Ισοκράτους, Λουκά, Μακαρίου, Μιλτιάδου, Μνησάρχου, Ξενοφώντος, Ομήρου, Παρμενίωνος, Πελοπίδου, Περικλέους, Πινδάρου, Πολυβίου, Πολυνίκου, Προμηθέως, Σοφοκλέους, Σωκράτους, Τιμοθέου, Τίτου, Φιλοποίμενος, Φωκίωνος, Χρονίου, Αγίων μαρτύρων των εν Καμπτακούϊα της Γεωργίας, Οσιομαρτύρων των μαρτυρησάντων εν τη μονή Νταού της Πεντέλης, Νεομάρτυρος Χρυσάνθου του Ξενοφωντινού, Οσίας Αναστασίας ηγουμένης του Ούγκλιχ</text:p>
          </table:table-cell>
          <table:table-cell office:value-type="string" calcext:value-type="string">
            <text:p>Αγησίλαος, Αναξιμένης (Μένης), Δημοκλής, Δημόκλεια, Δημοσθένης (Δήμος), Διονύσιος (Διονύσης, Νιόνιος, Ντένης, Νύσης), Διονυσία (Νύσα, Ντενίζ, Σίσσυ), Επαμεινώνδας, Ετεοκλής, Ζήνων (Ζένας, Ζένος, Ζηνάς, Ζήνωνας), Ζένα (Ζένια, Ζήνα, Ζηναΐδα, Ζηναΐς), Ηρακλής, Ηρακλεία, Ηφαιστίων (Ηφαιστίωνας), Θεμιστοκλής (Θέμης), Θεμιστοκλεία (Θέμις, Θέμιδα), Θεόφραστος, Θησεύς (Θησέας), Ισοκράτης, Μάξιμος, Μάξιμη (Μάξιμα), Μιλτιάδης (Μίλτος), Ξενοφών (Ξενοφώντας, Φόνης, Φόντας, Φώντας), Ξενοφωντία (Ξένια, Ξενοφώντη, Ξενοφωντίνα), Όμηρος, Παρμενίων, Πελοπίδας, Περικλής, Πίνδαρος, Πολύβιος, Προμηθεύς (Προμηθέας), Σοφοκλής, Σωκράτης, Σωκρατία (Σωκρατίνα), Τιμόθεος (Θέος, Τιμάς, Τίμης, Τίμος), Τιμοθέη (Θέα, Θέη, Τίμα, Τίμη, Τιμοθέα), Φιλοποίμην (Φίλης), Φωκίων (Φωκίωνας, Φώκος)</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0_%CE%91%CF%80%CF%81%CE%B9%CE%BB%CE%AF%CE%BF%CF%85</text:p>
          </table:table-cell>
        </table:table-row>
        <table:table-row table:style-name="ro1">
          <table:table-cell office:value-type="float" office:value="20190411" calcext:value-type="float">
            <text:p>20190411</text:p>
          </table:table-cell>
          <table:table-cell office:value-type="string" calcext:value-type="string">
            <text:p>Ιερομάρτυρος Αντύπα επισκόπου Περγάμου του πρώτου χριστιανού και «πιστού μάρτυρος» εν Μικρά Ασία, Οσίων Τρυφαίνης καί Ματρώνης των εν Κυζίκω, Γεωργίου του κτίτορος της εν Κύπρω μονής του Χρυσοστόμου, Οσίου Φαρμουθίου του Αναχωρητού, Μάρτυρος Μαρτινιανού του εν Ρώμη αθλήσαντος, Οσιομάρτυρος Βάκχου, Οσίων Ευθυμίου και Χαρίτωνος του Σγιανζέμα της Ρωσίας, Οσίων Ιακώβου και Ιακώβου των εκ Ρωσίας, Βαρσανουφίου επισκόπου Τβερ και Καζάν, Οσίου Καλλινίκου του εκ Ρουμανίας</text:p>
          </table:table-cell>
          <table:table-cell office:value-type="string" calcext:value-type="string">
            <text:p>Αντίπας (Αντύπας), [Ανεπίσημα] Ματρώνα (Ματρόνα)</text:p>
          </table:table-cell>
          <table:table-cell/>
          <table:table-cell office:value-type="string" calcext:value-type="string">
            <text:p>Παγκόσμια ημέρα κατά της Νόσου του Πάρκινσο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1_%CE%91%CF%80%CF%81%CE%B9%CE%BB%CE%AF%CE%BF%CF%85</text:p>
          </table:table-cell>
        </table:table-row>
        <table:table-row table:style-name="ro1">
          <table:table-cell office:value-type="float" office:value="20190412" calcext:value-type="float">
            <text:p>20190412</text:p>
          </table:table-cell>
          <table:table-cell office:value-type="string" calcext:value-type="string">
            <text:p>Βασιλείου επισκόπου Παρίου του ομολογητού, Οσίας Ανθούσης θυγατρός βασιλέως Κωνσταντίνου του Κοπρωνύμου, Σεργίου Κωνσταντινουπόλεως, Ιερομάρτυρος Αρτέμονος, Οσιομαρτύρων Δαβίδ, Ιωάννου και Μηνά, Ακακίου του Καυσοκαλυβίτου, Μαρτύρων Δήμη, Πρωτίωνος και των συν αυτοίς μαρτυρησάντων, Μάρτυρος Σάββα του εν Μπουζάου της Ρουμανίας, Δαμιανού επισκόπου Παβίας, Η Μετακομιδή της Τιμίας Ζώνης της Θεοτόκου, Οσίου Νεοφύτου του Εγκλείστου, Βασιλείου επισκόπου Ριαζάν και Μούρωμ, Η Σύναξις της Υπεραγίας Θεοτόκου εν Μούρωμ και εν Μπελινίτς της Ρωσίας</text:p>
          </table:table-cell>
          <table:table-cell office:value-type="string" calcext:value-type="string">
            <text:p>Ακάκιος (Κάκι, Κάχι), Ακακία (Κακί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2_%CE%91%CF%80%CF%81%CE%B9%CE%BB%CE%AF%CE%BF%CF%85</text:p>
          </table:table-cell>
        </table:table-row>
        <table:table-row table:style-name="ro1">
          <table:table-cell office:value-type="float" office:value="20190413" calcext:value-type="float">
            <text:p>20190413</text:p>
          </table:table-cell>
          <table:table-cell office:value-type="string" calcext:value-type="string">
            <text:p>Μαρτίνου επισκόπου Ρώμης του ομολογητού, Μαρτύρων Δάδα, Κυντιλλιανού, Μαξίμου των αναγνωστών, Ελευθερίου του Πέρσου, Ζωίλου, Θεοδοσίου, Θεοδοσίας της βασιλίσσης και Γεροντίου του ευνούχου, Οσιομάρτυρος Χριστοφόρου, Μνήμη των δύο εξορισθέντων Επισκόπων Ομολογητών, Αρσενίου αρχιεπισκόπου Ελασσώνος, Ιερομάρτυρος Στεφάνου του Νέου του εκ Ρωσίας, Η Ανακομιδή των λειψάνων του αγίου νεομάρτυρος Γεωργίου του Κυπρίου</text:p>
          </table:table-cell>
          <table:table-cell office:value-type="string" calcext:value-type="string">
            <text:p>Γερόντιος, [Ανεπίσημα] Μάξιμος, Μάξιμη (Μάξιμα)</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3_%CE%91%CF%80%CF%81%CE%B9%CE%BB%CE%AF%CE%BF%CF%85</text:p>
          </table:table-cell>
        </table:table-row>
        <table:table-row table:style-name="ro1">
          <table:table-cell office:value-type="float" office:value="20190414" calcext:value-type="float">
            <text:p>20190414</text:p>
          </table:table-cell>
          <table:table-cell office:value-type="string" calcext:value-type="string">
            <text:p>Αγίων Εκατόν εβδομήντα εννιά Οσιομαρτύρων των εν τη μονή Νταού Πεντέλης μαρτυρησάντων, Αποστόλων Αριστάρχου του Θεσσαλονικέως επισκόπου Απαμείας, Πούδη και Τροφίμου εκ των Εβδομήκοντα, Μαρτύρων Αρδαλίωνος του μίμου και Θωμαΐδος της εν Αλεξανδρεία, Μαρτύρων Αντωνίου, Ιωάννου και Ευσταθίου εκ Λιθουανίας, Νεομάρτυρος Δημητρίου του εκ Χώρας Τριφυλίας και εν Τριπόλει μαρτυρήσαντος, Σύναξη Υπεραγίας Θεοτόκου εν Βιλένσκ της Ρωσίας</text:p>
          </table:table-cell>
          <table:table-cell office:value-type="string" calcext:value-type="string">
            <text:p>Αρίσταρχος, Θωμάς (Τόμας), Θωμαΐς (Θωμαή, Θωμαΐδ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14_%CE%91%CF%80%CF%81%CE%B9%CE%BB%CE%AF%CE%BF%CF%85</text:p>
          </table:table-cell>
        </table:table-row>
        <table:table-row table:style-name="ro1">
          <table:table-cell office:value-type="float" office:value="20190415" calcext:value-type="float">
            <text:p>20190415</text:p>
          </table:table-cell>
          <table:table-cell office:value-type="string" calcext:value-type="string">
            <text:p>Λεωνίδου επισκόπου Αθηνών, Μάρτυρος Κρήσκεντος του εν Μύροις της Λυκίας, Μαρτύρων Θεοδώρου πρεσβυτέρου και Παυσολυπίου, Μαρτύρων Αναστασίας και Βασιλίσσης, Μαρτύρων Μαξίμου και Ολυμπιάδος, Πατέρνου, Μστισλάβου-Θεοδώρου πρίγκηπος του Κιέβου, Οσίου Βασιλείου του εκ Μολδαβίας του Θαυματουργού, Οσίου Διονυσίου του Περεγιασλάβλ, Αγίου Ανανίου μητροπολίτου Λακεδαιμονίας</text:p>
          </table:table-cell>
          <table:table-cell office:value-type="string" calcext:value-type="string">
            <text:p>Λεωνίδας (Λεωνίδης), Λεωνιδία</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5_%CE%91%CF%80%CF%81%CE%B9%CE%BB%CE%AF%CE%BF%CF%85</text:p>
          </table:table-cell>
        </table:table-row>
        <table:table-row table:style-name="ro1">
          <table:table-cell office:value-type="float" office:value="20190416" calcext:value-type="float">
            <text:p>20190416</text:p>
          </table:table-cell>
          <table:table-cell office:value-type="string" calcext:value-type="string">
            <text:p>Μαρτύρων Φήλικος επισκόπου Βυζαντίου, Ιανουαρίου πρεσβυτέρου, Σεπτεμίνου και Φουρτουνάτου, <text:s text:c="4"/>Μάρτυρος Θεοδότης και των θυγατέρων αυτής Αγάπης, Ειρήνης και Χιονίας, Ειρήνης μάρτυρος, Μάρτυρος Λεωνίδη του εν Νέα Επιδαύρω Ναυπλίας και του υπ` αυτόν πνευματικού χορού: Βασιλίσσης, Γαλήνης (η Γαληνής), Θεοδώρας, Καλλίδος, Νίκης, Νουνεχίας, Χαρίσσης (ή Χαριέσσης) και Ειρήνης, Νεομάρτυρος Μιχαήλ του Βουρλιώτου, Οσιομάρτυρος Χριστόφορου του εν Αδριανουπόλει, Ομολογητών Αγάθωνος, Ευτυχίας, Κασίας και Φιλίππας, Ιωάννου του δια Χριστόν σαλού, Νεομαρτύρων Χριστοδούλου και Αναστασίας των εν Αχαΐα αθλησάντων, Οσίας Θεοδώρας-Βάσσης πριγκιπίσσης του Νόβγκοροντ, Σύναξη Υπεραγίας Θεοτόκου της Γεσθημανή εν Ρωσία, Σύναξη Υπεραγίας Θεοτόκου του Ταμπώφ εν Ρωσία, Αμβροσίου του Ομολογητού πατριάρχου Γεωργίας</text:p>
          </table:table-cell>
          <table:table-cell office:value-type="string" calcext:value-type="string">
            <text:p>Γαληνός, Γαλήνη, Καλλίς (Κάλη Καλή, Κάλι, Καλία, Καλίδα, Καλίς, Κάλλι, Καλλία, Καλλίδα), Χιονία (Χιονάτη)</text:p>
          </table:table-cell>
          <table:table-cell/>
          <table:table-cell office:value-type="string" calcext:value-type="string">
            <text:p>Διεθνής Ημέρα κατά του Θορύβου, Παγκόσμια Ημέρα Φωνή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1%CF%80%CF%81%CE%B9%CE%BB%CE%AF%CE%BF%CF%85</text:p>
          </table:table-cell>
        </table:table-row>
        <table:table-row table:style-name="ro1">
          <table:table-cell office:value-type="float" office:value="20190417" calcext:value-type="float">
            <text:p>20190417</text:p>
          </table:table-cell>
          <table:table-cell office:value-type="string" calcext:value-type="string">
            <text:p>Ιερομάρτυρος Συμεώνος επισκόπου εν Περσία και των συν αυτώ Αβδελά πρεσβυτέρου, Γοζαθάτ η Γουζθαδάτ και ετέρων χιλίων εκατόν πεντήκοντα μαρτύρων, Ανικήτου και Αγαπητού επισκόπων Ρώμης, Μάρτυρος Αδριανού του Νέου εν Κορίνθω αθλήσαντος, Μακαρίου αρχιεπισκόπου Κορίνθου του Νοταρά, Μάρτυρος Φουσίκ και της θυγατρός αυτού, Μάρτυρος Αζάτ του ευνούχου, Οσίων αυταδέλφων Αποστόλου και Θεοχάρους των εν Άρτη ασκησάντων, Μετακομιδή τιμίων λειψάνων Οσίου Αλεξάνδρου του εκ Ρωσίας, Οσίου Ζωσιμά ηγουμένου εν Σολόφκι της Ρωσίας, Οσίου Παϊσίου του δια Χριστόν σαλού του εκ Ρωσίας, Εφραίμ του Μεγάλου</text:p>
          </table:table-cell>
          <table:table-cell office:value-type="string" calcext:value-type="string">
            <text:p>Μακάριος (Μακαράς, Μακάρης), Μακαρία (Μακάρω)</text:p>
          </table:table-cell>
          <table:table-cell/>
          <table:table-cell office:value-type="string" calcext:value-type="string">
            <text:p>Παγκόσμια Ημέρα Αγροτικής Πάλης, Παγκόσμια Ημέρα Αιμορροφιλ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7_%CE%91%CF%80%CF%81%CE%B9%CE%BB%CE%AF%CE%BF%CF%85</text:p>
          </table:table-cell>
        </table:table-row>
        <table:table-row table:style-name="ro1">
          <table:table-cell office:value-type="float" office:value="20190418" calcext:value-type="float">
            <text:p>20190418</text:p>
          </table:table-cell>
          <table:table-cell office:value-type="string" calcext:value-type="string">
            <text:p>Ιωάννου Ησυχαστού και Ναυκρατίου του Στουδίτου του Ομολογητού, Μάρτυρος Σάββα του στρατηλάτου, Οσίας Αθανασίας της εξ Αιγίνης, Ιερομάρτυρος Κυρίλλου ΣΤ΄ Πατριάρχου Κωνσταντινουπόλεως, Νεομάρτυρος Ιωάννου του ράπτου του εξ Ιωαννίνων, Οσιομάρτυρος Ιωάννου του Κουλικά, Οσίων Ακακίου Β΄ επισκόπου Μελιτηνής, Κοσμά επισκόπου Χαλκηδόνος του ομολογητού, Ευθυμίου του θαυματουργού, Οσίου Ματθαίου ή Ματθία, Οσίου Ευθυμίου, Φωτιστού της Καρελίας, Οσίου Ζωσιμά του εκ Ρωσίας, Οσίων Αντωνίου και Φήλικος των εκ Ρωσίας, Οσίου Βασιλείου του εκ Γεωργίας του Θαυματουργού, Σύναξη Υπεραγίας Θεοτόκου του Μαξίμου εν Βλαντιμίρ της Ρωσίας</text:p>
          </table:table-cell>
          <table:table-cell office:value-type="string" calcext:value-type="string">
            <text:p>[Ανεπίσημα] Κύριλλος, Κυριλλία (Κυρίλλα, Κυρίλλη)</text:p>
          </table:table-cell>
          <table:table-cell/>
          <table:table-cell office:value-type="string" calcext:value-type="string">
            <text:p>Παγκόσμια Ημέρα Μνημείων και Τοποθεσιών</text:p>
          </table:table-cell>
          <table:table-cell table:number-columns-repeated="2" office:value-type="float" office:value="4" calcext:value-type="float">
            <text:p>4</text:p>
          </table:table-cell>
          <table:table-cell office:value-type="string" calcext:value-type="string">
            <text:p>https://el.wikipedia.org/wiki/18_%CE%91%CF%80%CF%81%CE%B9%CE%BB%CE%AF%CE%BF%CF%85</text:p>
          </table:table-cell>
        </table:table-row>
        <table:table-row table:style-name="ro1">
          <table:table-cell office:value-type="float" office:value="20190419" calcext:value-type="float">
            <text:p>20190419</text:p>
          </table:table-cell>
          <table:table-cell office:value-type="string" calcext:value-type="string">
            <text:p>Ιερομάρτυρος Πανφουτίου του Ιεροσολυμίτου και των συν αυτώ αθλησάντων πεντακοσίων τεσσαράκοντα εξ μαρτύρων, Οσιομάρτυρος Αγαθαγγέλου του Νέου του εν Άθω, Τρύφωνος Κωνσταντινουπόλεως, Μάρτυρος Θεοδώρου και των συν αυτώ μαρτυρησάντων Φιλίππης, Διοσκόρου, Σωκράτους του εν Πέργη και Διονυσίου, Μαρτύρων Ερμογένους, Γαΐου, Εξπεδίτου, Αριστονίκου, Ρούφου και Γαλατά, Ιερομάρτυρος Βίκτωρος επισκόπου Γκλαζώφ, Ιερομάρτυρος Αλπεγίου αρχιεπισκόπου Καντουαρίας, Οσίου Σεβαστιανού του Καραγκάντα, Αγίας Ασυνέθ της δια Χριστόν σαλής της εκ Ρωσίας, Γεωργίου επισκόπου Αντιοχείας της Πισιδίας του Ομολογητού, Οσίου Συμεών του «μονοχίτωνος και ανυπόδητου» ιδρυτού της ιεράς Μονής Φλαμουρίου εν Πηλίω, Οσίου Συμεών ηγουμένου της μονής Φιλοθέου του Αγίου Όρους, Μαρτύρων Καλλιμάχου και Ευσεβίου, Μνήμη της ανακομιδής των λειψάνων του Οσίου Μωϋσέως αρχιεπισκόπου Νόβγκοροντ του Θαυματουργού</text:p>
          </table:table-cell>
          <table:table-cell office:value-type="string" calcext:value-type="string">
            <text:p>[Ανεπίσημα] Αγαθάγγελος, Αγαθαγγέλα (Αγαθαγγέλη)</text:p>
          </table:table-cell>
          <table:table-cell table:number-columns-repeated="2"/>
          <table:table-cell table:number-columns-repeated="2" office:value-type="float" office:value="4" calcext:value-type="float">
            <text:p>4</text:p>
          </table:table-cell>
          <table:table-cell office:value-type="string" calcext:value-type="string">
            <text:p>https://el.wikipedia.org/wiki/19_%CE%91%CF%80%CF%81%CE%B9%CE%BB%CE%AF%CE%BF%CF%85</text:p>
          </table:table-cell>
        </table:table-row>
        <table:table-row table:style-name="ro1">
          <table:table-cell office:value-type="float" office:value="20190420" calcext:value-type="float">
            <text:p>20190420</text:p>
          </table:table-cell>
          <table:table-cell office:value-type="string" calcext:value-type="string">
            <text:p>Σάββατο του Λαζάρου, Οσίου Θεοδώρου Τριχινά, Ζακχαίου Αποστόλου εκ των Εβδομήκοντα του αρχιτελώνου της Ιεριχώ, Μαρτύρων Ακινδύνου, Αντωνίνου, Βίκτωρος, Ζήνωνος, Ζωτικού, Θεωνά, Καισαρίου, Σεβηριανού και Χριστοφόρου, Ιερομάρτυρος Αναστασίου επισκόπου Αντιοχείας του Σιναΐτου, Οσίων Αθανασίου, κτίτορος της Μονής των Μετεώρων και Ιωάσαφ του Μετεωρίτου, Οσίου Ιωάννου του Παλαιολαυρίτου, Θεοτίμου επισκόπου Τόμεως της Ρουμανίας, Οσίου Αλεξάνδρου του εκ Ρωσίας, Μάρτυρος Γαβριήλ του εκ Πολωνίας, Μετακομιδή των λειψάνων του εν Αγίου Νικολάου επισκόπου Αχρίδος</text:p>
          </table:table-cell>
          <table:table-cell office:value-type="string" calcext:value-type="string">
            <text:p>Ζακχαίος (Ζάκχος, Ζάχος), Λάζαρος (Λάζος)</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1%CF%80%CF%81%CE%B9%CE%BB%CE%AF%CE%BF%CF%85</text:p>
          </table:table-cell>
        </table:table-row>
        <table:table-row table:style-name="ro1">
          <table:table-cell office:value-type="float" office:value="20190421" calcext:value-type="float">
            <text:p>20190421</text:p>
          </table:table-cell>
          <table:table-cell office:value-type="string" calcext:value-type="string">
            <text:p>Κυριακή των Βαΐων, Των Αγίων Μαρτύρων Ιανουαρίου Επισκόπου, Πρόκλου, Σώσσου και Φαύστου διακόνων, Δησιδερίου αναγνώστου, Ακουτίου και Ευτυχίου, Αλεξάνδρας βασιλίσσης και των θεραπόντων αυτής Απολλώ, Ισαακίου και Κοδράτου Μαρτύρων, Μαξιμιανού Πατριάρχου, Αναστασίου Σιναΐτου, Θεοδώρου φιλοσόφου, Ιακώβου οσίου, Σύναξη Υπεραγίας Θεοτόκου εν Μοζντὸκ Ρωσίας</text:p>
          </table:table-cell>
          <table:table-cell office:value-type="string" calcext:value-type="string">
            <text:p>Αλέξανδρος (Αλέξαντρος, Αλέκος), Αλεξάνδρα (Αλεξάντρα, Αλέκα), Βάϊος, Βάϊα (Βάγια, Γιούλη), Δάφνης, Δάφνη, Ιανός (Ιανουάριος), Ιανή, Φαίστος, Φαιστή (Φαιστίνα)</text:p>
          </table:table-cell>
          <table:table-cell/>
          <table:table-cell office:value-type="string" calcext:value-type="string">
            <text:p>Επέτειος ίδρυσης της Ρώμης </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el.wikipedia.org/wiki/21_%CE%91%CF%80%CF%81%CE%B9%CE%BB%CE%AF%CE%BF%CF%85</text:p>
          </table:table-cell>
        </table:table-row>
        <table:table-row table:style-name="ro1">
          <table:table-cell office:value-type="float" office:value="20190422" calcext:value-type="float">
            <text:p>20190422</text:p>
          </table:table-cell>
          <table:table-cell office:value-type="string" calcext:value-type="string">
            <text:p>Μεγάλη Δευτέρα, Αποστόλου Ναθαναήλ εκ των Εβδομήκοντα, Θεοχάρους και Αποστόλου οσίων των εν Άρτη, Μάρτυρος Νεάρχου, Οσίου Θεοδώρου του Συκεώτου επισκόπου Αναστασιουπόλεως, Ιερομάρτυρος Πλάτωνος επισκόπου Μπάνια Λούκα της Σερβίας, Γαΐου Επισκόπου Ρώμης</text:p>
          </table:table-cell>
          <table:table-cell office:value-type="string" calcext:value-type="string">
            <text:p>Ναθαναήλ (Ναθαναήλης, Ναθαναήλος, Ναθάνης), Ναθαναηλία (Ναθανηλία), Νέαρχος (Νιάρχος), Πάγκαλος</text:p>
          </table:table-cell>
          <table:table-cell/>
          <table:table-cell office:value-type="string" calcext:value-type="string">
            <text:p>Παγκόσμια Ημέρα της Γη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2_%CE%91%CF%80%CF%81%CE%B9%CE%BB%CE%AF%CE%BF%CF%85</text:p>
          </table:table-cell>
        </table:table-row>
        <table:table-row table:style-name="ro1">
          <table:table-cell office:value-type="float" office:value="20190423" calcext:value-type="float">
            <text:p>20190423</text:p>
          </table:table-cell>
          <table:table-cell office:value-type="string" calcext:value-type="string">
            <text:p>Μεγάλη Τρίτη, Μαρτύρων Ανατολίου και Πρωτολέοντος του στρατηλάτου, Μαρτύρων Δονάτου και Θερινού εκ Βουθρωτού, Μαρτύρων Αθανασίου του από «μάγων», Γλυκερίου του γεωργού και Ουαλερίου, Μάρτυρος Πολυχρονίας, Νεομαρτύρων Γεωργίου του Κυπρίου του εν Πτολεμαΐδι, και Λαζάρου Βουλγάρεως του εν Περγάμω, Οσίου Γεωργίου του εκ Ρωσίας</text:p>
          </table:table-cell>
          <table:table-cell office:value-type="string" calcext:value-type="string">
            <text:p>[Ανεπίσημα] Δονάτος, Δονάτα (Ντονάτα, Ντονατέλα)</text:p>
          </table:table-cell>
          <table:table-cell/>
          <table:table-cell office:value-type="string" calcext:value-type="string">
            <text:p>Παγκόσμια Ημέρα Βιβλί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1%CF%80%CF%81%CE%B9%CE%BB%CE%AF%CE%BF%CF%85</text:p>
          </table:table-cell>
        </table:table-row>
        <table:table-row table:style-name="ro1">
          <table:table-cell office:value-type="float" office:value="20190424" calcext:value-type="float">
            <text:p>20190424</text:p>
          </table:table-cell>
          <table:table-cell office:value-type="string" calcext:value-type="string">
            <text:p>Μεγάλη Τετάρτη, Οσίων Ελισάβετ της θαυματουργού και Σάβα του Ρώσου, Ιερομαρτύρων Αχιλλέως, Φήλικος και Φουρτουνάτου, Μαρτύρων Ευτεξίου, Βαλεντίωνος και Πασικράτους, Σάββα στρατηλάτου του Γότθου και των δι' αυτού πιστευσάντων 70 στρατιωτών, Ευσεβίου, Λεοντίου, Λογγίνου, Νέωνος, Χριστοφόρου, Δημητρίου, Δανάβου και Νέσταβος ή Νεστάβου, Νεομαρτύρων Δούκα του Μυτιληναίου του εν τη Βασιλευούση και Νικολάου του εν Μαγνησία, Οσίων Θαυμαστού και Θωμά του δια Χριστόν σαλού, Μελίτωνος αρχιεπισκόπου Καντουαρίας, Οσίου Ξενοφώντος κτίτορος της εν Αγίω Όρει φερωνύμου μονής, Οσίου Αλεξίου του Εγκλείστου, Οσίου Σάββα του εν τη Λαύρα του Κιέβου ασκήσαντος, Ηλία και Σάββα των Ομολογητών και Ιωσήφ των εκ Ρουμανίας, Εγκαίνια ναού του Αγίου Γεωργίου εν Κυπαρισσίω, Σύναξη Υπεραγίας Θεοτόκου εν Μόλχα της Ρωσίας</text:p>
          </table:table-cell>
          <table:table-cell office:value-type="string" calcext:value-type="string">
            <text:p>Αχιλλεύς (Αχιλλέας), Δούκας, Δούκισσα (Δουκίτσα), Ελισσάβετ (Βέτα, Ελίζα, Έλλη, Έλσα, Λίζα, Λιζέτα, Ζέτα, Ζέττα), Θαυμαστός, Θαυμαστή</text:p>
          </table:table-cell>
          <table:table-cell/>
          <table:table-cell office:value-type="string" calcext:value-type="string">
            <text:p>Ημέρα μνήμης της Γενοκτονίας των Αρμενίων, Παγκόσμια Ημέρα Κατάργησης των Πειραμάτων σε Ζώα</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4_%CE%91%CF%80%CF%81%CE%B9%CE%BB%CE%AF%CE%BF%CF%85</text:p>
          </table:table-cell>
        </table:table-row>
        <table:table-row table:style-name="ro1">
          <table:table-cell office:value-type="float" office:value="20190425" calcext:value-type="float">
            <text:p>20190425</text:p>
          </table:table-cell>
          <table:table-cell office:value-type="string" calcext:value-type="string">
            <text:p>Μεγάλη Πέμπτη, Ανιανού επισκόπου Αλεξανδρείας, Μακεδονίου Πατριάρχου Κωνσταντινουπόλεως, Μάρτυρος Νίκης και ετέρων Οκτώ Οσιομαρτύρων και Αναχωρητών, Επισκόπου Μαουγαλδίου, Οσίου Σιλβέστρου του εκ Ρωσίας, Οσίου Βασιλείου του Ησυχαστού του εκ Ρουμανίας, Εγκαίνια του Αποστολείου του αποστόλου Πέτρου</text:p>
          </table:table-cell>
          <table:table-cell office:value-type="string" calcext:value-type="string">
            <text:p>Αλήθεια, Νίκων, Νίκη</text:p>
          </table:table-cell>
          <table:table-cell/>
          <table:table-cell office:value-type="string" calcext:value-type="string">
            <text:p>Παγκόσμια Ημέρα κατά της Ελονοσία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1%CF%80%CF%81%CE%B9%CE%BB%CE%AF%CE%BF%CF%85</text:p>
          </table:table-cell>
        </table:table-row>
        <table:table-row table:style-name="ro1">
          <table:table-cell office:value-type="float" office:value="20190426" calcext:value-type="float">
            <text:p>20190426</text:p>
          </table:table-cell>
          <table:table-cell office:value-type="string" calcext:value-type="string">
            <text:p>Μεγάλη Παρασκευή, Ιερομάρτυρος Βασιλέως επισκόπου Αμασείας, Οσίων Γλαφυρής και Ιούστας, Καλανδίωνος ή Καλανδίου και Νέστορος, Οσίου Ανατολίου του Σιναΐτου, Λεοντος επισκόπου Σάμου, Οσίου Γεωργίου κτίτορος της μονής του Χρυσοστόμου, Στεφάνου επισκόπου Περμ, Ανακομιδή των λειψάνων του Οσίου Ιωαννικίου του Αναχωρητού του εκ Σερβίας</text:p>
          </table:table-cell>
          <table:table-cell office:value-type="string" calcext:value-type="string">
            <text:p>Γλαφυρός, Γλαφύρα (Γλαφυρή)</text:p>
          </table:table-cell>
          <table:table-cell office:value-type="string" calcext:value-type="string">
            <text:p>Επίσημη ημιαργία: Μεγάλη Παρασκευή</text:p>
          </table:table-cell>
          <table:table-cell office:value-type="string" calcext:value-type="string">
            <text:p>Παγκόσμια Ημέρα Διανοητικής Ιδιοκτη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1%CF%80%CF%81%CE%B9%CE%BB%CE%AF%CE%BF%CF%85</text:p>
          </table:table-cell>
        </table:table-row>
        <table:table-row table:style-name="ro1">
          <table:table-cell office:value-type="float" office:value="20190427" calcext:value-type="float">
            <text:p>20190427</text:p>
          </table:table-cell>
          <table:table-cell office:value-type="string" calcext:value-type="string">
            <text:p>Μεγάλο Σάββατο, Ιερομάρτυρος Συμεών δευτέρου επισκόπου Ιεροσολύμων, Μαρτύρων Λολλίωνος του νέου και Ποπλίωνος, Οσίων Συμεών και Γεωργίου των Στυλιτών, Θεοφίλου επισκόπου Βρεσκίας, Ιωάννου ηγουμένου της ιεράς μονής των Καθαρών του Ομολογητού, Ευλογίου του λατόμου, Στεφάνου επισκόπου Βλαντιμίρ, Μνήμη των εγκαινίων της αγίας Ειρήνης «αρχαίας και νέας»</text:p>
          </table:table-cell>
          <table:table-cell office:value-type="string" calcext:value-type="string">
            <text:p>[Ανεπίσημα] Ποπλίων (Ποπλίωνας), Συμεών (Σίμος, Σίμων, Σίμωνας, Συμεώνης, Σύμος), Συμεωνία (Σιμόνα, Σιμώνα, Σιμώνη, Σιμωνία, Συμεώνα, Συμεωνή, Σύμη)</text:p>
          </table:table-cell>
          <table:table-cell office:value-type="string" calcext:value-type="string">
            <text:p>Επίσημη αργία: Μεγάλο Σάββατο</text:p>
          </table:table-cell>
          <table:table-cell office:value-type="string" calcext:value-type="string">
            <text:p>Παγκόσμια Ημέρα Σχεδίου (Graphic Design)</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1%CF%80%CF%81%CE%B9%CE%BB%CE%AF%CE%BF%CF%85</text:p>
          </table:table-cell>
        </table:table-row>
        <table:table-row table:style-name="ro1">
          <table:table-cell office:value-type="float" office:value="20190428" calcext:value-type="float">
            <text:p>20190428</text:p>
          </table:table-cell>
          <table:table-cell office:value-type="string" calcext:value-type="string">
            <text:p>Το Άγιο Πάσχα, Των εν Κυζίκω 9 μαρτύρων: Αντιπάτρου, Αρτεμά, Θαυμασίου, Θεόγνιδος, Θεοδότου, Θεοδούλου, Θεοστίχου, Μάγνου, Ρούφου και Φιλήμονος, Οσίων Αυξιβίου Β΄ και Μέμνονος του θαυματουργού επισκόπων Σόλων των Κυπρίων, Κυρίλλου επισκόπου Τούρωφ της Ρωσίας, Διήγησις του γενομένου θαύματος εν Καρθαγένη της Βορείου Αφρικής</text:p>
          </table:table-cell>
          <table:table-cell office:value-type="string" calcext:value-type="string">
            <text:p>Αναστάσιος (Αναστάσης, Ανέστης), Αναστασία (Νατάσα, Νατάσσα, Σία, Τάσα, Τασία, Τασσώ, Τατία, Τέσα, Τέσσυ), Μάγνος (Μαγνής), Μάγνα, Λάμπρος, Λαμπρινή (Λαμπρίνα), Νίκων, Νίκη, Πασχάλης (Πάσχος), Πασχαλιά (Λία, Λίνα, Πασχαλίνα), Στασινός, Στασινή (Στάσα, Στασία, Στασίνα)</text:p>
          </table:table-cell>
          <table:table-cell/>
          <table:table-cell office:value-type="string" calcext:value-type="string">
            <text:p>Διεθνής Ημέρα Μνήμης Εργατών, Παγκόσμια Ημέρα για την Υγεία και την Ασφάλεια στην Εργασία</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1%CF%80%CF%81%CE%B9%CE%BB%CE%AF%CE%BF%CF%85</text:p>
          </table:table-cell>
        </table:table-row>
        <table:table-row table:style-name="ro1">
          <table:table-cell office:value-type="float" office:value="20190429" calcext:value-type="float">
            <text:p>20190429</text:p>
          </table:table-cell>
          <table:table-cell office:value-type="string" calcext:value-type="string">
            <text:p>2α Διακαινησίμου, Αγίου Γεωργίου του Τροπαιοφόρου, Μαρτύρων Αποστόλων Ιάσωνος επισκόπου Ταρσού και Σωσιπάτρου επισκόπου Ικονίου εκ των Εβδομήκοντα των πρώτων κηρύκων του Ευαγγελίου εν τη νήσω και πόλει Κέρκυρα καί των δι' αυτών πιστευσάντων επτά πρώην ληστών: Ιακισχόλου, Ιανουαρίου, Ευφρασίου, Μαμμίνου, Μαρσαλίου, Σατορνίνου και Φαυστιανού, Μαρτύρων Κερκύρας, θυγατρός Κερκυλλίνου του βασιλέως, Βιταλίου, Βαλερίας και Ζήνωνος, Μαρτύρων Κυντιανού, Αττικού και Νέωνος, Ιερομαρτύρων Αγαπίου, Σεκουνδίνου, Τερτούλης, Αντωνίας και ανωνύμου μετά των δύο τέκνων αυτής, Οσίου Ιωάννου του Καλοκτένους μητροπολίτου Θηβών και πάσης Βοιωτίας «του νέου ελεήμονος», Βασιλείου του Θαυματουργού του εκ Σερβίας</text:p>
          </table:table-cell>
          <table:table-cell office:value-type="string" calcext:value-type="string">
            <text:p>Γεώργιος (Γεωργής, Γιώργης, Γιωργίτσης, Γιώργος, Γκόγκος), Γεωργία (Γιωργία, Γιωργίτσα, Γίτσα, Γωγώ, Ζωρζέττα, Ζέτα, Ζέττα), Ιάσων (Ιάσονας, Ιάσωνας), Κέρκυρα (Κερκύρα), Σωσίπατρος (Σώπατρος), Σωπατρία (Πάτρα, Πατρίτσα, Σωπάτρα)</text:p>
          </table:table-cell>
          <table:table-cell office:value-type="string" calcext:value-type="string">
            <text:p>Επίσημη αργία: Δευτέρα του Πάσχα</text:p>
          </table:table-cell>
          <table:table-cell office:value-type="string" calcext:value-type="string">
            <text:p>Παγκόσμια Ημέρα Χορ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1%CF%80%CF%81%CE%B9%CE%BB%CE%AF%CE%BF%CF%85</text:p>
          </table:table-cell>
        </table:table-row>
        <table:table-row table:style-name="ro1">
          <table:table-cell office:value-type="float" office:value="20190430" calcext:value-type="float">
            <text:p>20190430</text:p>
          </table:table-cell>
          <table:table-cell office:value-type="string" calcext:value-type="string">
            <text:p>3η Διακαινησίμου (Λαμπροτρίτη), Μάρκου ευαγγελιστή, Ραφαήλ, Νικολάου και Ειρήνης και των συν αυτών, Ιακώβου αποστόλου αδελφού του ευαγγελιστού Ιωάννου, Αργύρης Προύσσης, Δονάτου επισκόπου Ευροίας, Κλήμη Υμνογράφου, Μάρτυρος Μαξίμου του εν Εφέσω αθλήσαντος, Μαρτύρων Ισιδώρου, Ηλία και Παύλου, Ιερομάρτυρος Αφροδισίου και των συν αυτώ τριάντα Μαρτύρων, Ιερομάρτυρος Λαυρεντίου και των συν αυτώ, Ερκονγουάλδου επισκόπου Λονδίνου, Οσίου Κλήμεντος Υμνογράφου και Ομολογητού, Εύρεση και ανακομιδή των λειψάνων του αγίου ιερομάρτυρος Βασιλέως επισκόπου Αμασείας, Σίμωνος μητροπολίτου Μόσχας, Ιγνατίου επισκόπου Σταυρουπόλεως, Ανακομιδή λειψάνων Αγίου Νικήτα αρχιεπισκόπου Νόβγκοροντ, Ανακομιδή λειψάνων Νεομάρτυρος Αργυρής</text:p>
          </table:table-cell>
          <table:table-cell office:value-type="string" calcext:value-type="string">
            <text:p>Αργύριος (Αργύρης, Αργυρός, Ασημάκης), Αργυρή (Ασημίνα, Μίνα), Δονάτος, Δονάτα (Ντονάτα, Ντονατέλα), Ειρηναίος, Ειρήνη (Ειρήνα, Ειρηναία, Ειρήνγκω, Ρένα, Ρένια, Ρήνα, Ρήνγκω, Ρηνιώ), Νικόλαος (Νικόλας, Νικολής, Νικολός, Νίκος), Νικολέτα (Νικολέττα, Νικολίνα, Νικολούδα), Ιακώβ (Ιάκωβος), Ιακωβίνα (Ζακελίνα), Μαλαματή (Μάλα, Μαλαματένια, Ματίνα), Μάρκος (Μαρκής), Μαρκία, Ραφαήλ (Ραφαέλ, Ραφαέλος, Ραφαήλος), Ραφαέλα (Ραφαήλα)</text:p>
          </table:table-cell>
          <table:table-cell/>
          <table:table-cell office:value-type="string" calcext:value-type="string">
            <text:p>Παγκόσμια Ημέρα κατά της Σωματικής Τιμωρ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1%CF%80%CF%81%CE%B9%CE%BB%CE%AF%CE%BF%CF%85</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5"/>
          <table:table-cell office:value-type="string" calcext:value-type="string">
            <text:p>https://el.wikipedia.org/wiki/%CE%9C%CE%AC%CE%B9%CE%BF%CF%82</text:p>
          </table:table-cell>
        </table:table-row>
        <table:table-row table:style-name="ro1">
          <table:table-cell office:value-type="float" office:value="20190501" calcext:value-type="float">
            <text:p>20190501</text:p>
          </table:table-cell>
          <table:table-cell office:value-type="string" calcext:value-type="string">
            <text:p>4η Διακαινησίμου, Αγίων Θεοχάρους και Αποστόλου των αυτάδελφων, Προφήτου Ιερεμίου, Ιερομάρτυρος Βατά πρεσβυτέρου του Πέρσου, Μαρτύρων Ακέλου, Σάββα και Φιλοσόφου, Οσιομαρτύρων Ακακίου του εκ Νιβόρης Θεσσαλονίκης, Ευθυμίου του εκ Δημητσάνας και Ιγνατίου του εκ παλαιάς Ζαγοράς, Παναρέτου επισκόπου Πάφου του θαυματουργού, Οσίων Ισιδώρας, Μιχαήλ, Νικηφόρου του Χίου, Σάββα επισκόπου Δαφνουσίας, Παφνουτίου του Ρώσου του Θαυματουργού, Συμεών του Πενταγλώσσου, Επισκόπων Αγαπητού και Ασαφίου, Εγκαίνια Νέας Εκκλησίας, Ταμάρας βασιλίσσης, Οσίων Γερασίμου και Νικήτα εκ Ρωσίας, Ιερομάρτυρος Μακαρίου, Ζωσιμά εκ Γεωργίας, Μνήμη Αγίας Κόρης, Μαρίας Νεομάρτυρος, Ανάμνηση του φοβερού σεισμού εν ιερά μονή Σινά, Σύναξη Υπεραγίας Θεοτόκου του Ανδρονίκου, Σύναξη Υπεραγίας Θεοτόκου της Απροσδοκήτου Χαράς, Σύναξη Υπεραγίας Θεοτόκου εν Τσαρεβοκοκσάισκ</text:p>
          </table:table-cell>
          <table:table-cell office:value-type="string" calcext:value-type="string">
            <text:p>Θεοχάρης, Θεοχάρη (Θεοχαρούλα, Χαρούλα), Ιερεμίας, Ισίδωρος (Σιδέρης), Ισιδώρα (Δώρα), Τάμαρα (Ταμάρα), Φιλόσοφος (Σοφός), Φιλοσοφία (Σόφη, Σοφία, Φιλοσοφή)</text:p>
          </table:table-cell>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C%CE%B1%CE%90%CE%BF%CF%85</text:p>
          </table:table-cell>
        </table:table-row>
        <table:table-row table:style-name="ro1">
          <table:table-cell office:value-type="float" office:value="20190502" calcext:value-type="float">
            <text:p>20190502</text:p>
          </table:table-cell>
          <table:table-cell office:value-type="string" calcext:value-type="string">
            <text:p>5η Διακαινησίμου, Ανακομιδή λειψάνων Μεγάλου Αθανασίου Πατριάρχου Αλεξανδρείας, Μαρτύρων Εσπέρου και Ζωής και των τέκνων αυτών Θεοδούλου και Κυριάκου, Αθανασίου Γ΄ Πατριάρχη Κωνσταντινουπόλεως, Οσίου Ιορδάνου του θαυματουργού, Βόριδος-Μιχαήλ του πρίγκιπα, Αθανασίου εκ Ρωσίας, Βασιλείου δια Χριστόν σαλού, Ματρώνας Οσίας, Σύναξη Υπεραγίας Θεοτόκου εν Πουτίβλ Ρωσίας</text:p>
          </table:table-cell>
          <table:table-cell office:value-type="string" calcext:value-type="string">
            <text:p>Αυγερινός (Αυγέρας, Αυγέρης, Αυγίτης), Αυγερινή (Αβα, Αυγή, Αυγερού), Έσπερος, Εσπέρα (Εσπερία), Ματρώνα (Ματρόνα), Μιχαήλ (Μπόρις, Μπόρισος)</text:p>
          </table:table-cell>
          <table:table-cell/>
          <table:table-cell office:value-type="string" calcext:value-type="string">
            <text:p>Διεθνής Ημέρα των Blogger</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E%90%CE%BF%CF%85</text:p>
          </table:table-cell>
        </table:table-row>
        <table:table-row table:style-name="ro1">
          <table:table-cell office:value-type="float" office:value="20190503" calcext:value-type="float">
            <text:p>20190503</text:p>
          </table:table-cell>
          <table:table-cell office:value-type="string" calcext:value-type="string">
            <text:p>6η Διακαινησίμου, Ζωοδόχου Πηγής, Μαρτύρων Τιμοθέου και Μαύρας, Μαρτύρων Διοδώρου και Ροδοπιανού διακόνου, Μαρτύρων Γαβριήλ και Παύλου, Ξενίας μεγαλομάρτυρος της θαυματουργού, Νεομάρτυρος Αχμέτ του κάλφα, Νεομαρτύρων Αναστασίας και Χριστοδούλου, Αγίων είκοσι επτά Μαρτύρων, Πέτρου αρχιεπισκόπου Άργους του θαυματουργού, Γρηγορίου αρχιεπισκόπου, Οικουμενίου επισκόπου Τρίκκης, Θεοφάνους επισκόπου Περιθεωρίου, Ιουβεναλίου επισκόπου, Οσίων Θεοδοσίου, Μάμαντος Φιλίππου Μιχαήλ και Αρσενίου, Ανακομιδής των λειψάνων του Οσίου Λουκά του εν Στειρίω, Πάμβου καθολικού Πατριάρχου της Γεωργίας, Σύναξη Υπεραγίας Θεοτόκου των Σπηλαίων</text:p>
          </table:table-cell>
          <table:table-cell office:value-type="string" calcext:value-type="string">
            <text:p>Ζήσιμος (Ζήσης, Ζώης), Ζωή (Ζέτα, Ζωζώ), Κρήνη (Κρηνιώ), Παναγιώτης (Γιώτης, Παναγής, Πανάγος, Πανίκος, Πάνος, Πανούσος), Παναγιώτα (Γιώτα, Παναγιούλα, Παναγούλα, Πάνη, Τότα), Πηγάσιος (Πήγασος), Πηγασία (Πηγή), Πολυζώης, Ροδόπη (Ροδώπη)</text:p>
          </table:table-cell>
          <table:table-cell/>
          <table:table-cell office:value-type="string" calcext:value-type="string">
            <text:p>Παγκόσμια Ημέρα Ελευθεροτυπ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E%90%CE%BF%CF%85</text:p>
          </table:table-cell>
        </table:table-row>
        <table:table-row table:style-name="ro1">
          <table:table-cell office:value-type="float" office:value="20190504" calcext:value-type="float">
            <text:p>20190504</text:p>
          </table:table-cell>
          <table:table-cell office:value-type="string" calcext:value-type="string">
            <text:p>7η Διακαινησίμου, Μαρτύρων Πελαγίας της από Ταρσού, Αφροδισίου, Αντωνίνου, Αντωνίου, Λεοντίου, Μακρόβιου, Μίλδα, Ουαλεριανού και του λοιπού αγίου πλήθους των συν αυτοίς εν Σκυθουπόλει (Συρίας) μαρτυρησάντων, Μάρτυρος Φλωριανού, Μόνικας, Οσίου Ιλαρίου του θαυματουργού, Οσίων Αθανασίου επισκόπου Κορίνθου, Νικηφόρου ηγουμένου Μηδικίου, Οσίου Νικηφόρου του Γυμνού του εν Άθω, Νεποτιανού Πρεσβυτέρου, Θεοδοσίας πριγκιπίσσης, Οσίων Ισαάκ, Κλήμεντος, Κυρίλλου, Νικήτα και Νικηφόρου, Ανακομιδή λειψάνων Αγίου και Δικαίου Λαζάρου και Μαρίας της Μαγδαληνής, Σύναξη Υπεραγίας Θεοτόκου της Παλαιάς</text:p>
          </table:table-cell>
          <table:table-cell office:value-type="string" calcext:value-type="string">
            <text:p>Μελής (Μέλας, Μέλιος, Μέλος), Μέλια</text:p>
          </table:table-cell>
          <table:table-cell/>
          <table:table-cell office:value-type="string" calcext:value-type="string">
            <text:p>Παγκόσμια Ημέρα Πολέμου των Άστρων (Star Wars), Παγκόσμια Ημέρα για τη Νομιμοποίηση της Κάνναβης</text:p>
          </table:table-cell>
          <table:table-cell table:number-columns-repeated="2" office:value-type="float" office:value="0" calcext:value-type="float">
            <text:p>0</text:p>
          </table:table-cell>
          <table:table-cell office:value-type="string" calcext:value-type="string">
            <text:p>https://el.wikipedia.org/wiki/4_%CE%9C%CE%B1%CE%90%CE%BF%CF%85</text:p>
          </table:table-cell>
        </table:table-row>
        <table:table-row table:style-name="ro1">
          <table:table-cell office:value-type="float" office:value="20190505" calcext:value-type="float">
            <text:p>20190505</text:p>
          </table:table-cell>
          <table:table-cell office:value-type="string" calcext:value-type="string">
            <text:p>Του Θωμά, Μεγαλομάρτυρος Ειρήνης, Οσίου Ευθυμίου επισκόπου Μαδύτου του Μυροβλύτου, Μαρτύρων Ειρηναίου, Περεγρίνου και Ειρήνης, Μαρτύρων Γαϊανού, Γαΐου, Νεοφύτου, Επισκόπων Ιλαρίου και Γεροντίου, Οσίων Αδριανού, Μιχαίου, Βαρλαάμ και Γεδεών, Ιερομαρτύρων Εφραίμ και Πλάτωνος, Νεομάρτυρος Εφραίμ του Προφητικού, Εγκαίνια ναού της Θεοτόκου εν τοις Κύρου, Σύναξη της Υπεραγίας Θεοτόκου εν Σιέρπουχωφ</text:p>
          </table:table-cell>
          <table:table-cell office:value-type="string" calcext:value-type="string">
            <text:p>Ειρηναίος, Ειρήνη (Ειρήνα, Ειρηναία, Ειρήνγκω, Ρένα, Ρένια, Ρήνα, Ρήνγκω, Ρηνιώ), Εφραίμ (Ευφραίμ, Ευφραίμης, Ευφραίμιος), Ευφραιμία (Εύφη), Θωμάς (Τόμας), Θωμαΐς (Θωμαή, Θωμαΐδα)</text:p>
          </table:table-cell>
          <table:table-cell/>
          <table:table-cell office:value-type="string" calcext:value-type="string">
            <text:p>Διεθνής Ημέρα Μαιών, Παγκόσμια Ημέρα Άσθματος, Παγκόσμια Ημέρα Γέλιου</text:p>
          </table:table-cell>
          <table:table-cell table:number-columns-repeated="2" office:value-type="float" office:value="0" calcext:value-type="float">
            <text:p>0</text:p>
          </table:table-cell>
          <table:table-cell office:value-type="string" calcext:value-type="string">
            <text:p>https://el.wikipedia.org/wiki/5_%CE%9C%CE%B1%CE%90%CE%BF%CF%85</text:p>
          </table:table-cell>
        </table:table-row>
        <table:table-row table:style-name="ro1">
          <table:table-cell office:value-type="float" office:value="20190506" calcext:value-type="float">
            <text:p>20190506</text:p>
          </table:table-cell>
          <table:table-cell office:value-type="string" calcext:value-type="string">
            <text:p>Προφήτου Ιώβ του πολυάθλου, Οσίων Σεραφείμ του εν τω όρει Δομβούς (Λεβαδείας) ασκήσαντος, Μάμαντος, Ιλαρίου και Παχωμίου, Μαρτύρων Βαρβάρου, Δάνακτος, Δημητρίωνος, Δονάτου, Θερίνου και Μεσίρου, Μαρτύρων Ηλιοδώρου, Βενούστου και των συν αυτών, Οσίας Βενδίκτης, Εαντβέρτου Σκωτίας, Εγκαίνια ναού των Αγίων Αναργύρων εν Ψαμαθία</text:p>
          </table:table-cell>
          <table:table-cell office:value-type="string" calcext:value-type="string">
            <text:p>Ιώβ, Ιωβία (Ιώβη), Σεραφείμ, Σεραφειμία (Σεραφείμα, Σεραφειμή, Σεραφίν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6_%CE%9C%CE%B1%CE%90%CE%BF%CF%85</text:p>
          </table:table-cell>
        </table:table-row>
        <table:table-row table:style-name="ro1">
          <table:table-cell office:value-type="float" office:value="20190507" calcext:value-type="float">
            <text:p>20190507</text:p>
          </table:table-cell>
          <table:table-cell office:value-type="string" calcext:value-type="string">
            <text:p>Του εν ουρανώ φανέντος σημείου του Τιμίου Σταυρού επί Κωνσταντίου, Μαρτύρων Ιουβεναλίου, Ακακίου του εν Επτασκάλω, Κοδράτου και των συν αυτώ Ρουφίνου και Σατορνίνου και Μαξίμου, Οσίων Ιωάννου του Ψυχαΐτου και Ταρασίου του εν Λυκαονία, Οσίου Νείλου και Νείλου του μυροβλύτου, Αλεξίου του Υπερασπιστού, Ακακίου του κεντυρίωνος, Φλαβίου Ιερομάρτυρα και των συν αυτώ Αγίων Μαρτύρων Αυγούστου και Αυγουστίνου αυταδέλφων, Οσίου Ιωάννου και των μαθητών αυτού, Ιωάννου του Ψυχαΐτου, Ταρασίου του Ερημίτου και Θαυματουργού, Μετάθεση των ιερών λειψάνων του Οσίου Ευθυμίου του Μεγάλου, Σύναξη της Υπεραγίας Θεοτόκου εν Λιούμπεχ, Σύναξη της Υπεραγίας Θεοτόκου εν Ζίροβιτς</text:p>
          </table:table-cell>
          <table:table-cell office:value-type="string" calcext:value-type="string">
            <text:p>[Ανεπίσημα] Ταράσιος (Ταράσης), Ταρασία (Ταρσή, Ταρσώ)</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C%CE%B1%CE%90%CE%BF%CF%85</text:p>
          </table:table-cell>
        </table:table-row>
        <table:table-row table:style-name="ro1">
          <table:table-cell office:value-type="float" office:value="20190508" calcext:value-type="float">
            <text:p>20190508</text:p>
          </table:table-cell>
          <table:table-cell office:value-type="string" calcext:value-type="string">
            <text:p>Αποστόλου και Ευαγγελιστού Ιωάννου του Θεολόγου, Οσίων Αρσενίου του Μεγάλου, Αρσενίου και Αρσενίου του διά Χριστόν σαλού, Μαρτύρων σπείρας στρατιωτών, Διονυσίου Ιερομάρτυρος, Ελλαδίου Επισκόπου, Αυγουστίνης Μάρτυρος, Μήλου του Υμνωδού, Κασσιανού του Εγκλείστου, Οσίων Ζωσιμά και Ανδριανού, Ανάμνηση Θαύματος εικόνος Υπεραγίας Θεοτόκου</text:p>
          </table:table-cell>
          <table:table-cell office:value-type="string" calcext:value-type="string">
            <text:p>Θεολόγος (Θεολόγης, Θολόγης, Θολόγος, Θολόης), Θεολογία (Θολογία), Μήλιος (Μήλης), Μηλιώ (Μηλιά)</text:p>
          </table:table-cell>
          <table:table-cell/>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C%CE%B1%CE%90%CE%BF%CF%85</text:p>
          </table:table-cell>
        </table:table-row>
        <table:table-row table:style-name="ro1">
          <table:table-cell office:value-type="float" office:value="20190509" calcext:value-type="float">
            <text:p>20190509</text:p>
          </table:table-cell>
          <table:table-cell office:value-type="string" calcext:value-type="string">
            <text:p>Μεγαλομάρτυρος Χριστοφόρου του επιμάχου, Προφήτου Ησαΐου, Μαρτύρων Κωνσταντίνου, Επιμάχου και Γορδιανού, Ακυλίνης και Καλλίνικης, Μαξίμου Πατριάρχου Ιεροσολύμων, Οσίου Σίου, Οσιομάρτυρος Νικολάου του νέου του εν Βουνένοις Καρδίτσης, Δημητρίου Πρίγκιπα, Ιωσήφ της Όπτινα, Των Αγίων Νεομαρτύρων της Σλομπόντσκαγια</text:p>
          </table:table-cell>
          <table:table-cell office:value-type="string" calcext:value-type="string">
            <text:p>Ησαΐας, Ησαΐα (Σίτσα), Χριστόφορος (Φόρης, Χριστόφης, Χριστοφόρης), Χριστοφόρα (Φόρα, Χριστοφία, Χριστοφίνα)</text:p>
          </table:table-cell>
          <table:table-cell/>
          <table:table-cell office:value-type="string" calcext:value-type="string">
            <text:p>Ημέρα της Νίκης των Λαών αντί του Φασισμού, Ημέρα της Ευρώπ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9C%CE%B1%CE%90%CE%BF%CF%85</text:p>
          </table:table-cell>
        </table:table-row>
        <table:table-row table:style-name="ro1">
          <table:table-cell office:value-type="float" office:value="20190510" calcext:value-type="float">
            <text:p>20190510</text:p>
          </table:table-cell>
          <table:table-cell office:value-type="string" calcext:value-type="string">
            <text:p>Αποστόλου Σίμωνος του Ζηλωτού, Μαρτύρων Αλφειού, Κυπρίνου και Φιλαδέλφου των αυταδέλφων, Ονησίμου και Εράσμου και των συν αυτών δεκατεσσάρων Μαρτύρων, Ισιδώρου του «μωρού», Ευσταθίου Μάρτυρος, Πασσαρίωνος πρεσβυτέρου, Φιλήμονος και Αγαπίου, Οσίων Κομγαλλίου και Ησυχίου του ομολογητού, Λαυρεντίου κτίτορος της εν Σαλαμίνι Ιεράς Μονής «Φανερωμένης», Συμεώνος επισκόπου του Ρώσου, Πάροδος ιερού λειψάνου του Αγίου Νικολάου του Θαυματουργού, Ανακομιδή ιερών λειψάνων Βασιλείου Επισκόπου του Θαυματουργού, Σύναξη της Υπεραγίας Θεοτόκου «των αδελφών του Κιέβου»</text:p>
          </table:table-cell>
          <table:table-cell office:value-type="string" calcext:value-type="string">
            <text:p>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C%CE%B1%CE%90%CE%BF%CF%85</text:p>
          </table:table-cell>
        </table:table-row>
        <table:table-row table:style-name="ro1">
          <table:table-cell office:value-type="float" office:value="20190511" calcext:value-type="float">
            <text:p>20190511</text:p>
          </table:table-cell>
          <table:table-cell office:value-type="string" calcext:value-type="string">
            <text:p>Γενέθλιον της Κωνσταντινούπολης, Ισαποστόλων Κυρίλλου και Μεθοδίου των εκ Θεσσαλονίκης φωτιστών των Σλάβων, Ιερομάρτυρος Μωκίου του εξ Αμφιπόλεως, Ιερομαρτύρων Ανθίμου και Σισινίου, Μαρτύρων Αρμοδίου και Διοσκόρου του Νέου, Μαρτύρων Μαξίμου, Βάσσου και Φαβίου, Οσιομάρτυρος Ολυμπίας της νεοφανούς, ασκησάσης και αθλησάσης εν τη ιερά Μονή Καρυών Θερμής της Λέσβου, Οσιομάρτυρος Ευφροσύνης, Μάρτυρος Εβελλίου, Νεομάρτυρος Αργύρη του εξ Επανωμής Θεσσαλονίκης, Οσίου Αγγελαρίου αρχιεπισκόπου και φωτιστού Βοημίας, Κλήμεντος, Σάββα, Γοράσδου και Ναούμ των Θαυματουργών, Σοφρωνίου του Εγκλείστου, Νικοδήμου Αρχιεπισκόπου, Ιερομαρτύρων Ιωσήφ και Αλεξάνδρου, Χριστοφόρου εκ Γεωργίας, Θεοφυλάκτου Επισκόπου</text:p>
          </table:table-cell>
          <table:table-cell office:value-type="string" calcext:value-type="string">
            <text:p>Αργύριος (Αργύρης, Αργυρός, Ασημάκης), Αργυρή (Ασημίνα, Μίνα), Αρμόδιος, Διόσκουρος (Διόσκορος, Διοσκουρίδης), Μεθόδιος,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C%CE%B1%CE%90%CE%BF%CF%85</text:p>
          </table:table-cell>
        </table:table-row>
        <table:table-row table:style-name="ro1">
          <table:table-cell office:value-type="float" office:value="20190512" calcext:value-type="float">
            <text:p>20190512</text:p>
          </table:table-cell>
          <table:table-cell office:value-type="string" calcext:value-type="string">
            <text:p>Των Μυροφόρων, Επισκόπων Επιφανίου εν Κωνσταντία Κύπρου και Θεοφάνους, Γερμανού Αρχιεπισκόπου Κωνσταντινουπόλεως, Ευθυμίου επισκόπου Ιεροσολύμων, Νεομάρτυρος Ιωάννου του εκ Βλαχίας, Οσίου Θεοδώρου του εν τη νήσω Κυθήρων τον ασκητικόν βίον διανύσαντος, Δρακοντίου, Αχιλλέως και Νηρέως μαρτύρων, Οσίας Καλλιτρόπου αδελφής του αγίου Επιφανίου, Μάρτυρος Δομιτίλλης, Μαρτύρων Παγκρατίου, Αχιλλέως και Νερέου, Φιλίππου του Αργυρίου, Θεοφάνους Επισκόπου, Νικήτα Σιναΐτου, Ιερομάρτυρος Ερμογένους, Διονυσίου Ραντονέζ και Νεκταρίου της Όπτινα, Οσίου Αντωνίου, Των Αγίων μαρτύρων εις Μπούτοβο Ρωσίας, Των αγίων εις τον λόφον των ιερέων μαρτυρησάντων, Εύρεση ιερών λειψάνων Αγίας Ειρήνης Παρθενομάρτυρος, Πανηγύρι στην εκκλησία του Αγίου Επιφανίου, στο Ακρωτήρι της Σαντορίνης</text:p>
          </table:table-cell>
          <table:table-cell office:value-type="string" calcext:value-type="string">
            <text:p>Μυροφόρα [Ανεπίσημα] Θεόδωρος (Δώρης, Θοδωρής, Θόδωρος, Θώδης, Θώδος), Θεοδώρα (Δώρα, Θοδώρα, Ντόρα), Νεάδιος</text:p>
          </table:table-cell>
          <table:table-cell/>
          <table:table-cell office:value-type="string" calcext:value-type="string">
            <text:p>Παγκόσμια Ημέρα της Μητέρας, Διεθνής Ημέρα Αδελφών Νοσοκόμω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9C%CE%B1%CE%90%CE%BF%CF%85</text:p>
          </table:table-cell>
        </table:table-row>
        <table:table-row table:style-name="ro1">
          <table:table-cell office:value-type="float" office:value="20190513" calcext:value-type="float">
            <text:p>20190513</text:p>
          </table:table-cell>
          <table:table-cell office:value-type="string" calcext:value-type="string">
            <text:p>Μαρτύρων Γλυκερίας και Λαοδικίου του δεσμοφύλακος, Οσίων Σεργίου του ομολογητού και Παυσικάκου επισκόπου Συνάδων, Ιερομάρτυρος Αλεξάνδρου επισκόπου Τιβεριανών, Αγαπίου και Νικηφόρου πρεσβυτέρου της μονής της Εφάψεως, Οσίου Θεοκτίστου, Οσίου Ευθυμίου του νέου κτίτορος της Μονής Ιβήρων εν Άθω και των εν αυτή ασκησάντων Γαβριήλ, Γεωργίου και Ιωάννου, Ιβηριτών οσιομαρτύρων μοναχών της Μονής Ιβήρων, Αββανού, Επισκόπων Ουαλεριανού και Σαρβάτου, Ονησίμου εκ Γαλλίας, Γλυκερίας εκ Ρωσίας, Μακαρίου της Γλουσίτσα, Μετακομιδή ιερών λειψάνων Μακαρίου Ιερομάρτυρος, Εγκαίνια των ναών της Αγίας Γλυκερίας και της Υπεραγίας Θεοτόκου Παντανάσσης</text:p>
          </table:table-cell>
          <table:table-cell office:value-type="string" calcext:value-type="string">
            <text:p>Γλυκέριος (Γλυκερός, Γλυκέρης), Γλυκερία (Γλύκα, Γλυκερή, Γλυκέρω), Σέργιος, Σεργία (Σεργ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C%CE%B1%CE%90%CE%BF%CF%85</text:p>
          </table:table-cell>
        </table:table-row>
        <table:table-row table:style-name="ro1">
          <table:table-cell office:value-type="float" office:value="20190514" calcext:value-type="float">
            <text:p>20190514</text:p>
          </table:table-cell>
          <table:table-cell office:value-type="string" calcext:value-type="string">
            <text:p>Ιερομάρτυρος Θεράποντος επισκόπου Κύπρου, Μάρτυρος Ισιδώρου του εν Χίω, Λεοντίου πατριάρχου Ιεροσολύμων, Αλεξάνδρου του εν Κεντουκέλλαις, Νεομαρτύρων Μάρκου του Κρητός και Ιωάννου του χρυσοχόου, Οσίων Ισιδώρου σαλλού Ροστοβίας της Ρωσίας και Νικήτα του Εγκλείστου, Ηρακλείου, Θέλθα, Θεοδοσίου και Θεράποντος, Ακολούθου, Βαρβάρου και Μαξίμου, Αριστοτέλους και Λεάνδρου, Καρτεγίου Επισκόπου, Ιερομάρτυρος Αντωνίου και των συν αυτώ μαρτυρησάντων, Ιερομάρτυρος Δανιήλ και των συν αυτώ μαρτυρησάντων, Σύναξη της Υπεραγίας Θεοτόκου εν Ιεροσλάβλ</text:p>
          </table:table-cell>
          <table:table-cell office:value-type="string" calcext:value-type="string">
            <text:p>Αριστοτέλης (Τέλης), Ισίδωρος (Σιδέρης), Ισιδώρα (Δώρα), Θεράπων</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C%CE%B1%CE%90%CE%BF%CF%85</text:p>
          </table:table-cell>
        </table:table-row>
        <table:table-row table:style-name="ro1">
          <table:table-cell office:value-type="float" office:value="20190515" calcext:value-type="float">
            <text:p>20190515</text:p>
          </table:table-cell>
          <table:table-cell office:value-type="string" calcext:value-type="string">
            <text:p>Παχωμίου του Μεγάλου, Αχιλλίου οσίου επισκόπου Λαρίσης, Οσίου Βαρβάρου του Μυροβλύτου, Οσίου Ανδρέου ερημίτου του εν Καλάνα (Βάλτου), Οσίου Πανηγυρίου του εν Κύπρω, Οσίων Ιλαρίου και Σεραπίωνος, Ησαΐου επισκόπου Ροστοβίας, Ησαΐου σπηλαιώτου του θαυματουργού, Δημητρίου, Μεγάλου Δούκα Μόσχας και πάσης Ρωσίας, Ιερομαρτύρων Νικολάου, Αβερκίου και Παχωμίου, Μαρτύρων Σιμπλικίου, Τορκουάτου, Κτησιφώντος, Σεκούνδου, Ινδαλετίου, Καικιλίου, Ησυχίου και Ευφρασίου, Σιλβανού του Ταβεννησιώτου και Ευφροσύνου του θαυματουργού, Παχωμίου Αναχωρητού και Παχωμίου του Κένο, Ανακομιδή ιερών λειψάνων Αγίου Τύχωνος, Επανακομιδή κάρας Αποστόλου Τίτου, Μνήμη εν τω περιτειχίσματι και η ανάδειξη της αχειροποιήτου εικόνος εν Καμουλιανοίς</text:p>
          </table:table-cell>
          <table:table-cell office:value-type="string" calcext:value-type="string">
            <text:p>Αχίλλειος (Αχίλιος, Αχίλλιος, Αχίλειος), Κάλη (Καλή), Παχώμιος (Παχούμιος, Πάχος)</text:p>
          </table:table-cell>
          <table:table-cell/>
          <table:table-cell office:value-type="string" calcext:value-type="string">
            <text:p>Διεθνής Ημέρα Οικογένειας, Διεθνής Ημέρα Αντιρρησιών Συνείδησης</text:p>
          </table:table-cell>
          <table:table-cell table:number-columns-repeated="2" office:value-type="float" office:value="3" calcext:value-type="float">
            <text:p>3</text:p>
          </table:table-cell>
          <table:table-cell office:value-type="string" calcext:value-type="string">
            <text:p>https://el.wikipedia.org/wiki/15_%CE%9C%CE%B1%CE%90%CE%BF%CF%85</text:p>
          </table:table-cell>
        </table:table-row>
        <table:table-row table:style-name="ro1">
          <table:table-cell office:value-type="float" office:value="20190516" calcext:value-type="float">
            <text:p>20190516</text:p>
          </table:table-cell>
          <table:table-cell office:value-type="string" calcext:value-type="string">
            <text:p>Οσίων Θεοδώρου του ηγιασμένου, Νικολάου Πατριάρχου Κωνσταντινουπόλεως, Γεωργίου αρχιεπισκόπου Μυτιλήνης του ομολογητού και Νεαδίου επισκόπου, Ιερομάρτυρος Θεοδώρου, Ιερομαρτύρων Αύδα και Αυδιησού των επισκόπων και των συν αυτοίς 38 μαρτύρων (16 Πρεσβυτέρων, 9 Διακόνων, 6 Μοναχών και 7 Παρθένων), Αλεξάνδρου πατριάρχου Ιεροσολύμων και μάρτυρος, Μαρτύρων Παπυλίνου, Βαχθσιόου ή Βαχθισόη, Ισαακίου, Συμεώνος, Φήλικος και Γενναδίου, Οσιομαρτύρων Βουκασίνου και Πέτρου του εν Βλαχερναίς, Περεγρίνου Επισκόπου και Περαγρίνου της Ωξέρρης, Ονωράτου Επισκόπου, Των Αγίων Αββάδων Μαρτύρων μοναχών της Μονής Αγίου Σάββα, Νεομάρτυρος Νικολάου του εκ Μετσόβου, Ευφημίας εκ Νεωρίου, Οσίου Εφραίμ εκ Περεκόμης Νοβογοροδίας του Ρώσου, Καραντοκίου πρίγκιπα, Οσίων Δομνόλου, Φιδωλού, Βρενδανού, Καραντοκίου, Κασσιανού και Λαυρεντίου, Μακαρίου του Νοταρά</text:p>
          </table:table-cell>
          <table:table-cell office:value-type="string" calcext:value-type="string">
            <text:p>[Ανεπίσημα] Θεόδωρος (Δώρης, Θοδωρής, Θόδωρος, Θώδης, Θώδος), Θεοδώρα (Δώρα, Θοδώρα, Ντόρα), Νεάδ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9C%CE%B1%CE%90%CE%BF%CF%85</text:p>
          </table:table-cell>
        </table:table-row>
        <table:table-row table:style-name="ro1">
          <table:table-cell office:value-type="float" office:value="20190517" calcext:value-type="float">
            <text:p>20190517</text:p>
          </table:table-cell>
          <table:table-cell office:value-type="string" calcext:value-type="string">
            <text:p>Αποστόλων Ανδρονίκου και Ιουνίας εκ των Εβδομήκοντα, Μαρτύρων Παμφαμήρος, Παμφυλώνος και Σολόχωνος, Μεγαλομάρτυρος Νικολάου εκ Σόφιας, Νεομάρτυρος Νικολάου Μετσοβίτου, του εν Τρικάλοις, Οσίων Νεκταρίου και Θεοφάνους των αυταδέλφων και κτιτόρων της Μονής Βαρλαάμ των Μετεώρων, Οσίων Ευφροσύνης και Ευδοκίας, Αθανασίου του Νέου επισκόπου Χριστιανουπόλεως του θαυματουργού, Μάρτυρος Ελεαζάρου, Μαρτύρων Ρεστιτούτης, Ανδρίου, Βίκτωρος, Βασίλλας, Εραδίου, Παύλου, Ακυλίνου και των συν αυτοίς, Ιερομάρτυρος Θεοδωρήτου, Οσίων Ματρώνου, Μαϊδούλφου και Ιωνά, Μετακομιδή λειψάνων Οσίου Αδριανού, Μνήμη της αλώσεως της Ιερουσαλήμ</text:p>
          </table:table-cell>
          <table:table-cell office:value-type="string" calcext:value-type="string">
            <text:p>Ανδρόνικος, Ανδρονίκη, Ιουνία (Γιουνία), Σόλων (Σόλωνας, Σολόχων)</text:p>
          </table:table-cell>
          <table:table-cell/>
          <table:table-cell office:value-type="string" calcext:value-type="string">
            <text:p>Διεθνής Ημέρα κατά της Ομοφοβίας, Παγκόσμια Ημέρα Τηλεπικοινωνιών και Κοινωνίας της Πληροφορ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9C%CE%B1%CE%90%CE%BF%CF%85</text:p>
          </table:table-cell>
        </table:table-row>
        <table:table-row table:style-name="ro1">
          <table:table-cell office:value-type="float" office:value="20190518" calcext:value-type="float">
            <text:p>20190518</text:p>
          </table:table-cell>
          <table:table-cell office:value-type="string" calcext:value-type="string">
            <text:p>Ιερομάρτυρος Θεοδώρου επισκόπου Ρώμης, Μαρτύρων Πέτρου, Βεναντίου, Διοσκόρου, Ιουλιανού, Δαβίδ και Ταριχάνη, Μαρτύρων Βενεδήμου, Παυλίνου, Ηρακλείου, Διονυσίου και Χριστίνης των εξ Αθηνών, Μαρτύρων Ανδρέου και Παύλου των εκ Μεσοποταμίας, Ιερομαρτύρων Φήλικος και Ποταμώνος, Πέτρου Αλεξανδρίας (Γαλακτίας), Θεοδότου, Τεκούσης και των συν αυτοίς εν Αγκύρα Παρθένων: Αλεξάνδρας, Ευφρασίας, Θεοδότης, Ιουλίας, Κλαυδίας, Ματρώνης και Φαεινής, Οσίων Στεφάνου, Πατριάρχου Κωνσταντινουπόλεως, Μακαρίου, Μαρτινιανού του εν τοις Αρεοβίνδου και Αναστασώς της εν τοις Λευκαδίου, Στεφάνου Χωρηβίτου, Μάρτυρος Γαλακτίας, Των Αγίων Μαρτύρων των αναιρεθέντων υπό του Ουάλλη</text:p>
          </table:table-cell>
          <table:table-cell office:value-type="string" calcext:value-type="string">
            <text:p>Γαλακτίων (Γαλακτίωνας, Γαλάτης, Γαλάτιος), Γαλακτία (Γαλατεία, Γαλάτια), Ιουλιανός (Γιουλιανός, Γιολανός, Γιούλης, Ιούλιος), Ιουλιανή (Γιολάντα, Γιουλία, Γιούλα, Ιουλία, Τζούλια), Φαεινός, Φαεινή</text:p>
          </table:table-cell>
          <table:table-cell/>
          <table:table-cell office:value-type="string" calcext:value-type="string">
            <text:p>Διεθνής Ημέρα Μουσεί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C%CE%B1%CE%90%CE%BF%CF%85</text:p>
          </table:table-cell>
        </table:table-row>
        <table:table-row table:style-name="ro1">
          <table:table-cell office:value-type="float" office:value="20190519" calcext:value-type="float">
            <text:p>20190519</text:p>
          </table:table-cell>
          <table:table-cell office:value-type="string" calcext:value-type="string">
            <text:p>Του Παραλύτου, Ιερομάρτυρος Πατρικίου, επισκόπου Προύσσης και των συν αυτώ πρεσβυτέρων Ακακίου, Μενάνδρου και Πολυαίνου, Μαρτύρων Πούδη, Πουδενδιάνδης, Ακολούθου, Φιλοτέρου, Θεοτίμης, Κυριακής της νέας και των συν αυτή, Καλοκερίου και Παρθενίου, Των εν Κύπρω οσιομαρτύρων Βαρνάβα, Γενναδίου, Γερασίμου, Γερμανού, Θεογνώστου, Θεοκτίστου, Ιερεμίου, Ιωάννου, Ιωσήφ, Κόνωνος, Κυρίλλου, Μαξίμου και Μάρκου, Κυρίλλου επισκόπου, Αδούλφου, Δουστάνου Αρχιεπισκόπου, Δημητρίου πρίγκιπα, Οσίων Σιναϊτών Ρωμύλου, Ρωμανού, Νέστορος, Σισώη, Γρηγορίου, Νικοδήμου και Κυρίλλου, Οσίων Κορνηλίου, Ιγνατίου, Κορνηλίου Θαυματουργού, Σεργίου, Νεομαρτύρων εν Σλομπόντσκαγια, Ιερομάρτυρος Ονουφρίου, Νίνας Ισαποστόλου, Ανακομιδή λειψάνων των Αγίων Ιουλίου Πρεσβυτέρου και Ιουλιανού Διακόνου</text:p>
          </table:table-cell>
          <table:table-cell office:value-type="string" calcext:value-type="string">
            <text:p>Βηθεσδά (Βερσεβέ), Θεόγνωστος (Θεογνώσιος, Θεογνώστης), Θεογνωσία, Θεόκτιστος, Θεοκτίστη, Μαγδαληνή (Μάγδα, Μαγδαλένα, Μαγδαλένια, Μαγδαλή, Μαγδάλω), Μαριλένα, Μένανδρος, Πατρίκιος (Πάτρικ, Πατρίκης, Πατρίκος, Πατρίτσης, Πατρίτσιος), Πατρικία (Πατρίκα, Πατρίτσα, Πατριτσία)</text:p>
          </table:table-cell>
          <table:table-cell/>
          <table:table-cell office:value-type="string" calcext:value-type="string">
            <text:p>Ημέρα Μνήμης της Γενοκτονίας των Ποντίων, Παγκόσμια Ημέρα κατά της Ηπατίτιδ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C%CE%B1%CE%90%CE%BF%CF%85</text:p>
          </table:table-cell>
        </table:table-row>
        <table:table-row table:style-name="ro1">
          <table:table-cell office:value-type="float" office:value="20190520" calcext:value-type="float">
            <text:p>20190520</text:p>
          </table:table-cell>
          <table:table-cell office:value-type="string" calcext:value-type="string">
            <text:p>Μαρτύρων Θαλλελαίου του ιατρού και των συν αυτώ Αλεξάνδρου και Αστερίου, Οσίου Μάρκου του ερημίτου, Νικήτα, Ιωάννου και Ιωσήφ, κτιτόρων της εν Χίω «Νέας Μονής» και Θαλασσίου, Λυδίας πορφυροπώλιδος της Φιλιππησίας, πρώτης Ευρωπαίας χριστιανής, Πλατίλλας της Ρωμαίας, Μάρτυρος Ασκλά, Ιερομάρτυρος Βαυδελίου, Ζαωουλών και Σωσσάνης, Επισκόπων Ιλαρίου, Αναστασίου, Ουτρίλλου και Θεοδώρου, Των Αγίων Μαρτύρων εν Μεμέλα, Οσίων Στεφάνου και Θαλασσίου, Τιμοθέου ηγεμόνος, Ανακομιδή και Μετακομιδή Λειψάνου Νικολάου Μύρων του Θαυματουργού, Ανακομιδή λειψάνων Οσίου Αλεξίου του Θαυματουργού</text:p>
          </table:table-cell>
          <table:table-cell office:value-type="string" calcext:value-type="string">
            <text:p>Λήδα (Λύδα, Λυδ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9C%CE%B1%CE%90%CE%BF%CF%85</text:p>
          </table:table-cell>
        </table:table-row>
        <table:table-row table:style-name="ro1">
          <table:table-cell office:value-type="float" office:value="20190521" calcext:value-type="float">
            <text:p>20190521</text:p>
          </table:table-cell>
          <table:table-cell office:value-type="string" calcext:value-type="string">
            <text:p>Κωνσταντίνου και Ελένης των αγίων ενδόξων θεοστέπτων μεγάλων Βασιλέων και ισαποστόλων, Μαρτύρων Πολυεύκτου, Βίκτωρος και Δονάτου, Ιερομαρτύρων Τιμοθέου, Πολίου και Ευτυχίου, Οσιομάρτυρος Παχωμίου του εν Φιλαδελφεία, Αδελφίου, Βόρου, Θεοδώρου και Ισιδώρου, Οσπιτίου του Ερημίτου, Χριστοφόρου Πατριάρχου Αντιοχείας, Κωνσταντίνου και των υιών αυτού Μιχαήλ και Θεοδώρου των Θαυματουργών, Κωνσταντίνου πρίγκιπος Βλαχίας, Κωνσταντίνου του διά Χριστόν σαλού, Επισκόπων Κυρίλλου Ροστώβ και Βασιλείου Ριαζάν και Μουρώμ, Ελένης πριγκιπίσσης, Κασσιανού του Έλληνος και Θαυματουργού, Αγαπητού Οσιομάρτυρος, Σύναξις της Υπεραγίας Θεοτόκου του Βλαδιμήρου, Σύναξις της Υπεραγίας Θεοτόκου εν Πσκώφ</text:p>
          </table:table-cell>
          <table:table-cell office:value-type="string" calcext:value-type="string">
            <text:p>Ελένος (Λένος), Ελένη (Ελεάνα, Ελεάννα, Ελενα, Ελενιώ, Ελεονόρα, Ελεονώρα, Ελεωνόρα, Λένα, Λένγκω, Λενιώ, Νόρα), Κωνσταντίνος (Κωσταντίνος, Κώστας, Κωστάλας, Κωστής, Κωτσάκης, Κώτσαρης, Κώτσος), Κωνσταντίνα (Κωσταντίνα, Κωστούλα, Ντίνα, Τίνα)</text:p>
          </table:table-cell>
          <table:table-cell/>
          <table:table-cell office:value-type="string" calcext:value-type="string">
            <text:p>Παγκόσμια Ημέρα Πολιτισμού</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1_%CE%9C%CE%B1%CE%90%CE%BF%CF%85</text:p>
          </table:table-cell>
        </table:table-row>
        <table:table-row table:style-name="ro1">
          <table:table-cell office:value-type="float" office:value="20190522" calcext:value-type="float">
            <text:p>20190522</text:p>
          </table:table-cell>
          <table:table-cell office:value-type="string" calcext:value-type="string">
            <text:p>Μαρτύρων Βασιλίσκου, Κοδράτου, Μαρκέλλου και Σοφίας της ιατρού, Μαρτύρων Αιμιλίου και Κάστου, Μαρτύρων Τιμοθέου, Φαυστίνου και Βενούστου, Μαρτύρων Ιουλίας και Κουϊτερίας, Ιερομαρτύρων Βοηθιανού, Δονάτου και Ζαχαρίου, Νεομαρτύρων Δημητρίου και Παύλου του οσίου πολιούχων Τριπόλεως, Επισκόπων Αυσονίου και Μαρκιανού, Σοπωτού Καλαβρύτων, Αγίου Ιωάννου Βλαδίμηρου του ευσεβέστατου βασιλέως των Αχριδών του θαυματουργού, Οσίων Καλής, Ρωμανού και Κονάλδου, Ελένης πριγκιπίσσης και Ελένης της Ωξέρρης, Ιακώβου του Δικαίου, Μνήμη της αγίας Θεοτόκου εν Σοφιανοίς, Μνήμη Β΄ Οικουμενικής Συνόδου εν Κωνσταντινουπόλει</text:p>
          </table:table-cell>
          <table:table-cell office:value-type="string" calcext:value-type="string">
            <text:p>Αιμιλιανός (Αιμίλιος, Εμίλιος, Μίλιος), Αιμιλιανή (Αιμιλία, Εμιλία, Έμιλυ, Έμμα, Έμυ, Μίλια), Κόδρος (Κοδράτος), Κόδρα</text:p>
          </table:table-cell>
          <table:table-cell/>
          <table:table-cell office:value-type="string" calcext:value-type="string">
            <text:p>Παγκόσμια Ημέρα Βιοποικιλότητας</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22_%CE%9C%CE%B1%CE%90%CE%BF%CF%85</text:p>
          </table:table-cell>
        </table:table-row>
        <table:table-row table:style-name="ro1">
          <table:table-cell office:value-type="float" office:value="20190523" calcext:value-type="float">
            <text:p>20190523</text:p>
          </table:table-cell>
          <table:table-cell office:value-type="string" calcext:value-type="string">
            <text:p>Μαρτύρων Σελεύκου και Σαλωνά του Ρωμαίου, Οσιομαρτύρων Δανιήλ και Λουκά του εν Μυτιλήνη, Οσίων Μιχαήλ επισκόπου Συνάδων του ομολογητού και Συνεσίου επισκόπου Καρπασίας της Κύπρου, Οσίων Ιωακείμ, Παϊσίου, Αβραμίου, Δαμιανού, Συαγρίου, Ευτυχίου και Φλωρεντίου, Οσίων Δωροθέου και Ιλαρίωνος, Αδριανού και Βογολεπίου, Αντωνίου και Ιωαννικίου, Οσίας Ευφροσύνης, Μυροφόρου Μαρίας του Κλωπά, Επιτακίου και Βασιλείου, Μαρτύρων Δονατιανού και Ρογατιανού, Μαρτύρων Κουϊντιανού, Λουκίου και Ιουλιανού, Ευφροσύνης Πόλοτας οσίας (ηγουμένης), Μανήν Προφήτου, Επισκόπων Κυρίλλου, Αντωνίου, Σίμωνος, Πατρικίου, Μερκουλιαλίου και Δεσιδερίου, Αθανασίου διά Χριστόν σαλού, Αλεξάνδρου Θαυματουργού, Μνήμη ευρέσεως τιμίων λειψάνων Αγίου Λεοντίου, Σύναξη πάντων των εν Ροστώβ και Γιαροσλάβλ Αγίων, Ανακομιδή ιερών λειψάνων Οσίου Ιωακείμ</text:p>
          </table:table-cell>
          <table:table-cell office:value-type="string" calcext:value-type="string">
            <text:p>[Ανεπίσημα] Σέλευκος, Σελεύκα (Σελεύκεια, Σελεύκη)</text:p>
          </table:table-cell>
          <table:table-cell/>
          <table:table-cell office:value-type="string" calcext:value-type="string">
            <text:p>Παγκόσμια Ημέρα Χελών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C%CE%B1%CE%90%CE%BF%CF%85</text:p>
          </table:table-cell>
        </table:table-row>
        <table:table-row table:style-name="ro1">
          <table:table-cell office:value-type="float" office:value="20190524" calcext:value-type="float">
            <text:p>20190524</text:p>
          </table:table-cell>
          <table:table-cell office:value-type="string" calcext:value-type="string">
            <text:p>Οσίων Βικεντίου και Συμεώνος του εν τω Θαυμαστώ όρει, Οσιομάρτυρος Νικήτα στυλίτου του Ρώσου και Κυριακού του εν Κύπρω, Μεγαλομάρτυρος Μελετίου του στρατηλάτου και των συν αυτώ, Ιωάννου και Στεφάνου του «ακοιμήτου», Επισκόπων Ελπιδίου και Σεραπίωνος του Αιγυπτίου, Γρηγορίου Αρχιεπισκόπου, Καλλινίκου του μάγου, Αιδεσίου και Σεργίου, Των 12 Κομητών και Τριβούνων: Διδύμου, Θεοδωρίσκου, Θεοδώρου, Μαρκελλίνου, Μαρκέλλου, Μελετίου, Μερκουρίου, Φαύστου, Φήστου, Φήλικος και Φωτεινού, Των τριών γυναικών: Μαρκιανής, Παλλαδίας και Σωσάννης των δύο Νηπίων: Κυριάκου και Χριστιανού και του λοιπού πλήθους των συν αυτοίς μαρτυρησάντων χιλιάδων ένδεκα και διακοσίων οκτώ, Εγκαίνια του ναού της Υπεραγίας Θεοτόκου εν Κάρραις Συρίας</text:p>
          </table:table-cell>
          <table:table-cell office:value-type="string" calcext:value-type="string">
            <text:p>Μαρκιανός (Μαρκίνος), Μαρκιανή (Μαρκιάνα), Παλλάδιος (Παλάδης, Παλάδιος, Παλλάδης), Παλλαδία (Παλάδα, Παλαδία, Παλλάδα), Φώτιος (Φωτεινός, Φώτης, Φώτις), Φωτεινή (Φαίη, Φώτα, Φωτή, Φωτίκα, Φωτίκω, Φώτω, Φώφη, Φωφώ), Χριστιανός, Χριστιανή</text:p>
          </table:table-cell>
          <table:table-cell/>
          <table:table-cell office:value-type="string" calcext:value-type="string">
            <text:p>Ευρωπαϊκή Ημέρα Πάρκω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C%CE%B1%CE%90%CE%BF%CF%85</text:p>
          </table:table-cell>
        </table:table-row>
        <table:table-row table:style-name="ro1">
          <table:table-cell office:value-type="float" office:value="20190525" calcext:value-type="float">
            <text:p>20190525</text:p>
          </table:table-cell>
          <table:table-cell office:value-type="string" calcext:value-type="string">
            <text:p>Μνήμη της τρίτης ευρέσεως της τίμιας κεφαλής του προφήτου και βαπτιστού Ιωάννου Προδρόμου, Μαρτύρων Κελεστίνου και Παγχαρίου, Ολβιανού ή Αλβιανού του οσίου, Επισκόπων Ιννοκεντίου, Αλδέλμου, Διονυσίου και Ζηνοβίου, Ιερομαρτύρων Μαξίμου και Βικτωρίνου, Σκιότα εκ Γεωργίας, Δημητρίου πρίγκιπος, Θέκλας Οσίας, Σύναξη των Αγίων της Βολυνίας, Μνήμη ευρέσεως ιεράς εικόνος του Αγίου Μεγαλομάρτυρος Δημητρίου</text:p>
          </table:table-cell>
          <table:table-cell office:value-type="string" calcext:value-type="string">
            <text:p>[Ανεπίσημα] Ολιβιανός (Ολβιανός), Ολιβία (Ολίβια), Παγχάριος</text:p>
          </table:table-cell>
          <table:table-cell/>
          <table:table-cell office:value-type="string" calcext:value-type="string">
            <text:p>Ημέρα Περηφάνιας των Geeks, Ημέρα της Πετσέτας (Hitchhiker's Guid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5_%CE%9C%CE%B1%CE%90%CE%BF%CF%85</text:p>
          </table:table-cell>
        </table:table-row>
        <table:table-row table:style-name="ro1">
          <table:table-cell office:value-type="float" office:value="20190526" calcext:value-type="float">
            <text:p>20190526</text:p>
          </table:table-cell>
          <table:table-cell office:value-type="string" calcext:value-type="string">
            <text:p>Αποστόλων Κάρπου επισκόπου Βεροίας (Θράκης), Αλφαίου και Ιούδα εκ των Εβδομήκοντα, Μαρτύρων Αβερκίου και Ελένης τέκνων του Αλφαίου, Νεομαρτύρων Γεωργίου, Αλεξάνδρου Δερβίση του Θεσσαλονικέως και Μήτρου, Συνεσίου επισκόπου Καρπασίας, Μαρτύρων Σιμιτρίου, Ζαχαρίου, Πρίσκου, Ιουλίου, Φηλικισσίμου, Ηρακλέους και Παυλίνου, Ελευθερίου επισκόπου Ρώμης, Οσίων Φουγατίου και Δαμιανού, Αυγουστίνου Αρχιεπισκόπου, Μνήμη ευρέσεως λειψάνων Οσίου Μακαρίου</text:p>
          </table:table-cell>
          <table:table-cell office:value-type="string" calcext:value-type="string">
            <text:p>Αλφαίος, Καρπός, Συνέσιος (Συνέσης), Συνεσ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C%CE%B1%CE%90%CE%BF%CF%85</text:p>
          </table:table-cell>
        </table:table-row>
        <table:table-row table:style-name="ro1">
          <table:table-cell office:value-type="float" office:value="20190527" calcext:value-type="float">
            <text:p>20190527</text:p>
          </table:table-cell>
          <table:table-cell office:value-type="string" calcext:value-type="string">
            <text:p>Ιερομαρτύρων Ελλαδίου και Θεράποντος, Οσίου Ιωάννου ομολογητού του Ρώσου του εν Νέω Προκοπίω Ευβοίας, Μαρτύρων Ρανούλφου, Αλυπίου και Ευβιότου ή Ευσεβιώτου, Iουλιανής και Παύλου, Μάρτυρος Ρεστιτούτης και της συνοδείας αυτής, Ιουλίου του Στρατηλάτου, Οσίων Λαζάρου, Ευτροπίου, Ηλία, Βασιλείου, Μιχαήλ, Ματθαίου, Οσίας Μελανίας, Βεδέα του Ομολογητού, Οσίων Θεράποντος της Λευκής Λίμνης και Θεράποντος Μόνζας, Φιλίππου Α΄, Μητροπολίτου Μόσχας, Ανακομιδή λειψάνων των Αγίων Μητροπολιτών Ιωνά, Φωτίου και Κυπριανού, Ανακομιδή λειψάνων Οσίου Νείλου</text:p>
          </table:table-cell>
          <table:table-cell office:value-type="string" calcext:value-type="string">
            <text:p>Αλύπιος, Αλυπία, 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7_%CE%9C%CE%B1%CE%90%CE%BF%CF%85</text:p>
          </table:table-cell>
        </table:table-row>
        <table:table-row table:style-name="ro1">
          <table:table-cell office:value-type="float" office:value="20190528" calcext:value-type="float">
            <text:p>20190528</text:p>
          </table:table-cell>
          <table:table-cell office:value-type="string" calcext:value-type="string">
            <text:p>Ιερομαρτύρων Ευτυχούς επισκόπου Μελιτινής και Ζαχαρίου του Προυσαέως, Μαρτύρων Ελικωνίδος της εν Κορίνθω και Ευτυχίου, Μαρτύρων Διοσκορίδου, Κρήσκη και Παύλου, Ιερομάρτυρος Χέρωνος, Οσίων Ανδρέου του δια Χριστόν σαλού, Νικήτα επισκόπου Χαλκηδόνος του ομολογητού, Σωφρονίου και Ιγνατίου επισκόπου του Ρώσου, Αλεξάνδρου Αρχιεπισκόπου Θεσσαλονίκης, Επισκόπων Σενατόρου Παβίας, Σενατόρου Μιλάνου, Ιούστου, Γερμανού, Νικήτα Ομολογητού, Φιλοθέας Παρθενομάρτυρος, Γεροντίου Μόσχας, Σύναξη Υπεραγίας Θεοτόκου εν Γκαλίτς, Σύναξη Υπεραγίας Θεοτόκου της Κυρίας της ειρήνης, Σύναξη Υπεραγίας Θεοτόκου του «νοητού τείχους»</text:p>
          </table:table-cell>
          <table:table-cell office:value-type="string" calcext:value-type="string">
            <text:p>Δημήτριος (Δημήτρης, Δημητρός, Δήμος, Μήτρος, Μητσάκος, Μίμης, Τζίμης), Δήμητρα (Δημητρία, Μιμή, Μιμίκα, Ντίμι), Διόσκουρος (Διόσκορος, Διοσκουρίδης)</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C%CE%B1%CE%90%CE%BF%CF%85</text:p>
          </table:table-cell>
        </table:table-row>
        <table:table-row table:style-name="ro1">
          <table:table-cell office:value-type="float" office:value="20190529" calcext:value-type="float">
            <text:p>20190529</text:p>
          </table:table-cell>
          <table:table-cell office:value-type="string" calcext:value-type="string">
            <text:p>Παρθενομαρτύρων Θεoδοσίας της εν Καισαρεία και Θεοδοσίας της Κωνσταντινούπολης, Αλεξάνδρου αρχιεπισκόπου Αλεξανδρείας, Λουκά Συμφερουπόλεως, Επισκόπων Μαξιμίνου και Μαξίμου, Ιερομαρτύρων Ανδρός και της συζύγου του, Ιερομάρτυρος Ευθυμίου, Ιερομάρτυρος Ολβιανού επισκόπου πόλεως Ανέου και των μαθητών αυτού, Ιερομάρτυρος Σισινίου και των συν αυτώ Μαρτυρίου και Αλεξάνδρου, Μάρτυρος Κυρίλλου, Νεομαρτύρων Ανδρέου Αργέντου του Χιοπολίτου και Ιωάννου του Νάννου, Ιωάννου Ουστιξίας (Ρώσου θαυματουργού), Οσίων Ιωάννου του σαλού και Υπατίου ηγουμένου της ιεράς Μονής Ρουφίνου, Ιερεμίου του Δαμασκηνού, Οσίων Βότου, Φήλικος και Ιωάννου των Ερημιτών, Εθελμπέρτου βασιλέως, Υπομονής Οσίας, Σύναξη Υπεραγίας Θεοτόκου «Εγγύηση των Αμαρτωλών»</text:p>
          </table:table-cell>
          <table:table-cell office:value-type="string" calcext:value-type="string">
            <text:p>Θεοδόσιος (Δόσης, Δόσιος, Θεοδόσης), Θεοδοσία (Θεοδόσω), Ολιβιανός (Ολβιανός), Ολιβία (Ολίβια), Υπομονή</text:p>
          </table:table-cell>
          <table:table-cell/>
          <table:table-cell office:value-type="string" calcext:value-type="string">
            <text:p>Παγκόσμια Ημέρα των Κυανοκράνω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C%CE%B1%CE%90%CE%BF%CF%85</text:p>
          </table:table-cell>
        </table:table-row>
        <table:table-row table:style-name="ro1">
          <table:table-cell office:value-type="float" office:value="20190530" calcext:value-type="float">
            <text:p>20190530</text:p>
          </table:table-cell>
          <table:table-cell office:value-type="string" calcext:value-type="string">
            <text:p>Οσίου Ισαακίου του ομολογητού ηγουμένου της μονής των Δαλμάτων, Οσίας Εμμελείας, Μαρτύρων Ναταλίου, Αφροδισίου, Αγαπίου, Ευσεβίου, Ρωμανού, Τελετίου, Χαραλάμπους και Χριστίνης, Εύπλου, Ρωμανού, Τελετίου «και του πλήθους των εν Νικομήδεια καέντων αγίων», Ιερομάρτυρος Ευτυχούς, Οσίου Βαρλαάμ, Οσίων Βενανδίου, Ησαΐου και Νικάνορος, Κυπριανού εξ Αντιοχείας, Εγκαίνια του ναού της Αγίας Ευφημίας εν Δεξιοκρατιαναίς</text:p>
          </table:table-cell>
          <table:table-cell office:value-type="string" calcext:value-type="string">
            <text:p>Εμμέλεια (Άμυ, Εμμελεία, Έμυ)</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C%CE%B1%CE%90%CE%BF%CF%85</text:p>
          </table:table-cell>
        </table:table-row>
        <table:table-row table:style-name="ro1">
          <table:table-cell office:value-type="float" office:value="20190531" calcext:value-type="float">
            <text:p>20190531</text:p>
          </table:table-cell>
          <table:table-cell office:value-type="string" calcext:value-type="string">
            <text:p>Μαρτύρων Ερμείου, Κρήσκεντος, Μάγου, Ευσεβίου και Χαραλάμπη εν Ασκάλωνι, Ευσταθίου πατριάρχου Κωνσταντινουπόλεως, Μάρτυρος Πετρονίλας, Μαρτύρων Κανδίου, Κανδιανού, Κανδιανέλλης και Πρώτου, Λουπικίνου Επισκόπου, Πασχασίου εκ Ρώμης, Φιλοθέου Μητροπολίτου Τομπόλσκ, Ιερομάρτυρος Φιλοσόφου και των συν αυτώ Βόριδος και Νικολάου Μαρτύρων, Ιερομάρτυρος Ιεροθέου του Νέου</text:p>
          </table:table-cell>
          <table:table-cell office:value-type="string" calcext:value-type="string">
            <text:p>Ερμείας (Ερμαίας, Ερμαίος, Ερμής), Ερμειάς (Ερμεία), Μάγος, Μάγια</text:p>
          </table:table-cell>
          <table:table-cell/>
          <table:table-cell office:value-type="string" calcext:value-type="string">
            <text:p>Παγκόσμια Ημέρα κατά του Καπνίσματο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C%CE%B1%CE%90%CE%BF%CF%85</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5"/>
          <table:table-cell office:value-type="string" calcext:value-type="string">
            <text:p>https://el.wikipedia.org/wiki/%CE%99%CE%BF%CF%8D%CE%BD%CE%B9%CE%BF%CF%82</text:p>
          </table:table-cell>
        </table:table-row>
        <table:table-row table:style-name="ro1">
          <table:table-cell office:value-type="float" office:value="20190601" calcext:value-type="float">
            <text:p>20190601</text:p>
          </table:table-cell>
          <table:table-cell office:value-type="string" calcext:value-type="string">
            <text:p>Ιουστίνου του φιλοσόφου και απολογητού και των μετ` αυτού μαρτυρησάντων: Ιέρακος, Ευελπίστου, Λιβεριανού, Παίωνος, Χαρίτωνος και Χαριτούς της παρθένου, Μαρτύρων Γερασίμου, Θεσπεσίου, Ιουστίνου, Ιούστου, Νέωνος, Φίρμου, των εν Αντιοχεία επί Δεκίου, Μυρίων Μαρτύρων, Οσίων Εράσμου, Πύρρου του παρθένου, Διονυσίου του θαυματουργού και μακαρίου Αγαπητού, αμίσθου των Ρώσων, Αγίου Wistan, Διήγηση Μετρίου Γεωργού, Ανάμνηση απαλλαγής Λευκάδος από την πανώλη</text:p>
          </table:table-cell>
          <table:table-cell office:value-type="string" calcext:value-type="string">
            <text:p>Ιέραξ (Γέρακας, Γεράκης, Ιέρακας), Γερακίνα, Ευέλπιστος, Ευελπίστη, Θεσπέσιος, Θεσπεσία, Ιουστινιανός (Ιουστίνος), Ιουστινιανή (Γιούστα, Γιουστίνα, Γιουστίνη, Ιούστα, Ιουστίνα, Ιουστίνη), Πύρρος, Πύρρα</text:p>
          </table:table-cell>
          <table:table-cell/>
          <table:table-cell office:value-type="string" calcext:value-type="string">
            <text:p>Παγκόσμια Ημέρα Γάλακτος, Παγκόσμια Ημέρα Γονέων, Παγκόσμια Ημέρα Παιδι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1_%CE%99%CE%BF%CF%85%CE%BD%CE%AF%CE%BF%CF%85</text:p>
          </table:table-cell>
        </table:table-row>
        <table:table-row table:style-name="ro1">
          <table:table-cell office:value-type="float" office:value="20190602" calcext:value-type="float">
            <text:p>20190602</text:p>
          </table:table-cell>
          <table:table-cell office:value-type="string" calcext:value-type="string">
            <text:p>Νικηφόρου Πατριάρχου Κωνσταντινουπόλεως του ομολογητού, Ιερομάρτυρος Εράσμου του εν Αχρίδι και των δι' αυτού 20.000 πιστευσάντων Μαρτύρων, Των 38 Μαρτύρων, Λεάνδρου μάρτυρος του Ηπειρώτου, Μεγαλομάρτυρος Ιωάννου του Ρώσου, Νεομαρτύρων Ιωάννου του Τραπεζουντίου, Δημητρίου του Φιλαδελφέως και Κωνσταντίνου του εξ Αγαρηνών, Οσίου Μαρίνου του κατά κόσμον Βαάνη, Αλκιβιάδου εν Λουγδούνω</text:p>
          </table:table-cell>
          <table:table-cell office:value-type="string" calcext:value-type="string">
            <text:p>Μαρίνος, Μαρίνη (Μαρίνα), Νικηφόρος, Νικηφορία (Νικηφόρα, Ν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_%CE%99%CE%BF%CF%85%CE%BD%CE%AF%CE%BF%CF%85</text:p>
          </table:table-cell>
        </table:table-row>
        <table:table-row table:style-name="ro1">
          <table:table-cell office:value-type="float" office:value="20190603" calcext:value-type="float">
            <text:p>20190603</text:p>
          </table:table-cell>
          <table:table-cell office:value-type="string" calcext:value-type="string">
            <text:p>Μαρτύρων Λουκιλιανού και Παύλης και των συν αυτοίς 4 νηπίων: Διονυσίου, Κλαυδίου, Παύλου και Υπατίου, Μάρτυρος Υακίνθου, Οσίων Πάππου επισκόπου Χυτρών και Αθανασίου του θαυματουργού, Οσίας Ιερίας, Ιερομάρτυρος Ιωσήφ, Δωροθέου Μητροπολίτου Αδριανουπόλεως, Γρηγορίου Επισκόπου Δέρκων, Αγίου Κέβιν του Ιρλανδού</text:p>
          </table:table-cell>
          <table:table-cell office:value-type="string" calcext:value-type="string">
            <text:p>Ιέρεια, Υπάτιος (Υπάτης, Υπατος), Υπατία (Υπατή)</text:p>
          </table:table-cell>
          <table:table-cell table:number-columns-repeated="2"/>
          <table:table-cell table:number-columns-repeated="2" office:value-type="float" office:value="0" calcext:value-type="float">
            <text:p>0</text:p>
          </table:table-cell>
          <table:table-cell office:value-type="string" calcext:value-type="string">
            <text:p>https://el.wikipedia.org/wiki/3_%CE%99%CE%BF%CF%85%CE%BD%CE%AF%CE%BF%CF%85</text:p>
          </table:table-cell>
        </table:table-row>
        <table:table-row table:style-name="ro1">
          <table:table-cell office:value-type="float" office:value="20190604" calcext:value-type="float">
            <text:p>20190604</text:p>
          </table:table-cell>
          <table:table-cell office:value-type="string" calcext:value-type="string">
            <text:p>Μητροφάνους αρχιεπισκόπου Κωνσταντινουπόλεως, Μάρθας και Μαρίας των αδελφών του Λαζάρου, Οσιομάρτυρος Ιωάννου ηγουμένου της Μοναγρίας, Οσίων Αλωνιού και Σοφίας της ασκητικώς βιωσάσης</text:p>
          </table:table-cell>
          <table:table-cell office:value-type="string" calcext:value-type="string">
            <text:p>Μάρθα, Πεντηκοστή</text:p>
          </table:table-cell>
          <table:table-cell/>
          <table:table-cell office:value-type="string" calcext:value-type="string">
            <text:p>Διεθνής Ημέρα κατά της Επιθετικότητας εναντίον των Παιδιών</text:p>
          </table:table-cell>
          <table:table-cell table:number-columns-repeated="2" office:value-type="float" office:value="0" calcext:value-type="float">
            <text:p>0</text:p>
          </table:table-cell>
          <table:table-cell office:value-type="string" calcext:value-type="string">
            <text:p>https://el.wikipedia.org/wiki/4_%CE%99%CE%BF%CF%85%CE%BD%CE%AF%CE%BF%CF%85</text:p>
          </table:table-cell>
        </table:table-row>
        <table:table-row table:style-name="ro1">
          <table:table-cell office:value-type="float" office:value="20190605" calcext:value-type="float">
            <text:p>20190605</text:p>
          </table:table-cell>
          <table:table-cell office:value-type="string" calcext:value-type="string">
            <text:p>Ιερομαρτύρων Δωροθέου και Θεοδώρου επισκόπων Τύρου, Δέκα Μαρτύρων των εν Αιγύπτω: Απόλλωνος, Αρείου, Γοργίου, Λεωνίδου (πατρός Ωριγένους), Μαρκιανού, Νικάνδρου, Πάμφωνος, Υπερεχίου, Ειρήνης και Σελήνης, Μαρτύρων Πλουτάρχου Αρχιεπισκόπου Κύπρου, και Σερίνου, Κόνωνος και Χριστοφόρου των από Ρώμης, Νόννου, Νεομάρτυρος Μάρκου του εν Χίω, Οσίου Θεοδώρου δουκός του Ρώσου</text:p>
          </table:table-cell>
          <table:table-cell office:value-type="string" calcext:value-type="string">
            <text:p>Δωροθέος, Δωροθέα (Δωροθέη), Νίκανδρος, Νικανδρία (Νίκη), Πλούταρχος, Σέληνος (Σελήνιος), Σεληνιάς (Σελήνα, Σελήνη, Σεληνία)</text:p>
          </table:table-cell>
          <table:table-cell/>
          <table:table-cell office:value-type="string" calcext:value-type="string">
            <text:p>Παγκόσμια Ημέρα Περιβάλλοντος</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5_%CE%99%CE%BF%CF%85%CE%BD%CE%AF%CE%BF%CF%85</text:p>
          </table:table-cell>
        </table:table-row>
        <table:table-row table:style-name="ro1">
          <table:table-cell office:value-type="float" office:value="20190606" calcext:value-type="float">
            <text:p>20190606</text:p>
          </table:table-cell>
          <table:table-cell office:value-type="string" calcext:value-type="string">
            <text:p>Ανάληψη του Χριστού, Πέντε Παρθένων και Μαρτύρων: Μάρθας, Μαρίας, Κυράς Βαλερίας, Μαρκίας και της συνοδείας αυτών και Γελασίου, Οσίων Ιλαρίωνος του νέου ηγουμένου της Μονής Δαλμάτων, Ανούβ του σημειοφόρου, Αττάλου του θαυματουργού και Φώτα</text:p>
          </table:table-cell>
          <table:table-cell office:value-type="string" calcext:value-type="string">
            <text:p>Ιλαρίων, Ιλαρία (Ιλαριάδα), Νεφέλ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6_%CE%99%CE%BF%CF%85%CE%BD%CE%AF%CE%BF%CF%85</text:p>
          </table:table-cell>
        </table:table-row>
        <table:table-row table:style-name="ro1">
          <table:table-cell office:value-type="float" office:value="20190607" calcext:value-type="float">
            <text:p>20190607</text:p>
          </table:table-cell>
          <table:table-cell office:value-type="string" calcext:value-type="string">
            <text:p>Μαρτύρων Αισίας, Σωσάννας, Ζηναΐδος της θαυματουργού, Θεοδότου του εν Αγκύρα, Ταρασίου και Ιωάννου, Μαρκελλίνου επισκόπου Ρώμης και των συν αυτώ μαρτυρησάντων, Ποταμιαίνης της παρθένου και Βασιλείδου του στρατιώτου, Οσιομαρτύρων Ιωάννου και Λυκαρίωνος, Οσίων Ανατολίου, Ανδρέου, Ανθίμου και Στεφάνου των πρεσβυτέρων και Σεβαστιανής της θαυματουργού, Ιερέος Παναγή Μπασιά εκ Ληξουρίου Κεφαλληνίας, Αντωνίου εν Βαρλαάμ</text:p>
          </table:table-cell>
          <table:table-cell office:value-type="string" calcext:value-type="string">
            <text:p>Ζήνων (Ζένας, Ζένος, Ζηνάς, Ζήνωνας), Ζένα (Ζένια, Ζήνα, Ζηναΐδα, Ζηναΐς), Παναγιώτης (Γιώτης, Παναγής, Πανάγος, Πανίκος, Πάνος, Πανούσος), Παναγιώτα (Γιώτα, Παναγιούλα, Παναγούλα, Πάνη, Τότα), Σεβαστιανός (Σεβαστίνος, Σεβαστός, Σέβης, Σέβος), Σεβαστιανή (Σεβαστή, Σεβαστινή, Σέ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9%CE%BF%CF%85%CE%BD%CE%AF%CE%BF%CF%85</text:p>
          </table:table-cell>
        </table:table-row>
        <table:table-row table:style-name="ro1">
          <table:table-cell office:value-type="float" office:value="20190608" calcext:value-type="float">
            <text:p>20190608</text:p>
          </table:table-cell>
          <table:table-cell office:value-type="string" calcext:value-type="string">
            <text:p>Ανακομιδή λειψάνου Θεοδώρου του Στρατηλάτου, Μαρτύρων Καλλιόπης, Νικάνδρου, Μαρκιανού και Μάρκου, Νεομάρτυρος Θεοφάνους του εν Κωνσταντινουπόλει, Οσίων Αθρέ, Θεοφίλου του Αγιορείτου, Ναυκρατίου και Παύλου του ομολογητού, Οσίας Μελανείας, Θεοδώρου Επισκόπου του Ρώσου, Σύναξις Υπεραγίας Θεοτόκου και Αρχαγγέλου Μιχαήλ εν Σωσθένειο</text:p>
          </table:table-cell>
          <table:table-cell office:value-type="string" calcext:value-type="string">
            <text:p>Καλλιόπη (Καλλιοπία), Ναυκράτιος (Ναυκράτης)</text:p>
          </table:table-cell>
          <table:table-cell/>
          <table:table-cell office:value-type="string" calcext:value-type="string">
            <text:p>Παγκόσμια Ημέρα Ωκεανών</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9%CE%BF%CF%85%CE%BD%CE%AF%CE%BF%CF%85</text:p>
          </table:table-cell>
        </table:table-row>
        <table:table-row table:style-name="ro1">
          <table:table-cell office:value-type="float" office:value="20190609" calcext:value-type="float">
            <text:p>20190609</text:p>
          </table:table-cell>
          <table:table-cell office:value-type="string" calcext:value-type="string">
            <text:p>Κυρίλλου αρχιεπισκόπου Αλεξανδρείας, Ιερομάρτυρος Αλεξάνδρου επισκόπου Προύσσης, Μαρτύρων Θέκλης, Μαριάμνης, Μάρθας, Μαρίας, Μαρκίας και Ενναθά των εν Περσία, Μαρτύρων Ανανίου, Ορέστου, Διομήδους και Ροδίωνος, Των εν Χίω αγίων Τριών Παρθενομαρτύρων, Οσίου Κύρου, Θεοφάνους του Εγκλείστου</text:p>
          </table:table-cell>
          <table:table-cell office:value-type="string" calcext:value-type="string">
            <text:p>Ροδιανός (Ρόδης, Ροδινός, Ροδίνης, Ροδίων), Ροδιανή (Ροδάνθη, Ροδή, Ροδιάνα, Ροδία, Ροζάνθη)</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D%CE%AF%CE%BF%CF%85</text:p>
          </table:table-cell>
        </table:table-row>
        <table:table-row table:style-name="ro1">
          <table:table-cell office:value-type="float" office:value="20190610" calcext:value-type="float">
            <text:p>20190610</text:p>
          </table:table-cell>
          <table:table-cell office:value-type="string" calcext:value-type="string">
            <text:p>Ιερομάρτυρος Τιμοθέου επισκόπου Προύσσης, Μαρτύρων Αλεξάνδρου και Αντωνίνης, Απολλώνιου και Νεανίσκου του σοφωτάτου, Οσίων Αλεξίου επισκόπου Βιθυνίας, και Απολλώ επισκόπου, Οσίων Θεοφάνους, Πανσέμνης και Κανίδου των «μακαρίων», Οσίου Σιλουανού</text:p>
          </table:table-cell>
          <table:table-cell office:value-type="string" calcext:value-type="string">
            <text:p>[Ανεπίσημα] Αντώνιος (Αντώνας, Αντώνης, Αντωνίνος, Νάκος, Τόνης, Τόνυ), Αντωνία (Αντωνίνα, Τόνια), Τιμόθεος (Θέος, Τιμάς, Τίμης, Τίμος), Τιμοθέη (Θέα, Θέη, Τίμα, Τίμη, Τιμοθέ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D%CE%AF%CE%BF%CF%85</text:p>
          </table:table-cell>
        </table:table-row>
        <table:table-row table:style-name="ro1">
          <table:table-cell office:value-type="float" office:value="20190611" calcext:value-type="float">
            <text:p>20190611</text:p>
          </table:table-cell>
          <table:table-cell office:value-type="string" calcext:value-type="string">
            <text:p>Αποστόλων Ναθαναήλ ή Βαρθολομαίου εκ των Δώδεκα και Βαρνάβα εκ των Εβδομήκοντα ιδρυτού και προστάτου της Εκκλησίας Κύπρου, Μάρτυρος Θεοπέμπτου, Οσίου Βαρνάβα του θαυματουργού του εν Λεμεσώ, Λουκά Συμφερουπόλεως, Θεοπέμπτου, Μητροφάνους Τσι-Σουνγκ, Σύναξη Υπεραγίας Θεοτόκου εν τω «Αδειν»</text:p>
          </table:table-cell>
          <table:table-cell office:value-type="string" calcext:value-type="string">
            <text:p>Βαρθολομαίος, Βαρνάβας, Ζαφείριος (Ζαφείρης), Ζαφειρία (Ζαφείρω), Λουκάς, Λουκία</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1_%CE%99%CE%BF%CF%85%CE%BD%CE%AF%CE%BF%CF%85</text:p>
          </table:table-cell>
        </table:table-row>
        <table:table-row table:style-name="ro1">
          <table:table-cell office:value-type="float" office:value="20190612" calcext:value-type="float">
            <text:p>20190612</text:p>
          </table:table-cell>
          <table:table-cell office:value-type="string" calcext:value-type="string">
            <text:p>Μαρτύρων Αντωνίνης και Ιωάννου του στρατιώτου, Οσίων Αρσενίου, Ονούφριου του Αιγυπτίου και Πέτρου του εν Άθω, Οσίου Ζήνωνος επισκόπου Κυρήνειας, Ιουλιανού του εις τα Λίβα, Τριφυλλίου επισκόπου Λευκωσίας, Ευλογίου πατριάρχου Αντιοχείας και Αρσενίου του Ρώσου, Νεομάρτυρος Ιωάννου, Οσιομάρτυρος Συνεσίου, Βενεδίκτου του Νέου, Τιμοθέου του Νέου, Παύλου του Νέου</text:p>
          </table:table-cell>
          <table:table-cell office:value-type="string" calcext:value-type="string">
            <text:p>Ονούφριος, Ονουφρία</text:p>
          </table:table-cell>
          <table:table-cell/>
          <table:table-cell office:value-type="string" calcext:value-type="string">
            <text:p>Παγκόσμια Ημέρα κατά της Παιδικής Εργασ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D%CE%AF%CE%BF%CF%85</text:p>
          </table:table-cell>
        </table:table-row>
        <table:table-row table:style-name="ro1">
          <table:table-cell office:value-type="float" office:value="20190613" calcext:value-type="float">
            <text:p>20190613</text:p>
          </table:table-cell>
          <table:table-cell office:value-type="string" calcext:value-type="string">
            <text:p>Μαρτύρων Ακυλίνης, Θεοδώρου και ετέρων Μυρίων, Αντιπάτρου επισκόπου Βόστρων, Ευλογίου Αλεξανδρείας, Άννης και του υιού αυτής Ιωάννου, Ιακώβου του εξ απάτης τον διάβολον προσκυνήσαντος, Διοδώρου, Τριφυλλίου Κύπρου</text:p>
          </table:table-cell>
          <table:table-cell office:value-type="string" calcext:value-type="string">
            <text:p>Τριφύλλιος (Τριφύλ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D%CE%AF%CE%BF%CF%85</text:p>
          </table:table-cell>
        </table:table-row>
        <table:table-row table:style-name="ro1">
          <table:table-cell office:value-type="float" office:value="20190614" calcext:value-type="float">
            <text:p>20190614</text:p>
          </table:table-cell>
          <table:table-cell office:value-type="string" calcext:value-type="string">
            <text:p>Ελισαίου Προφήτου, Μεθοδίου Ομολογητού, Κυρίλλου Ιερομάρτυρα, Ιουλίττας Οσίας, Αγίων Ουαλέριου καὶ Ρουφίνου, Αγίου Μστισλάβου-Γεωργίου, Νήφωνος Αθωνίτου, Οσίου Ελισσαίου</text:p>
          </table:table-cell>
          <table:table-cell office:value-type="string" calcext:value-type="string">
            <text:p>Ελισσαίος, Ελισσώ (Ελισώ), Νήφων</text:p>
          </table:table-cell>
          <table:table-cell/>
          <table:table-cell office:value-type="string" calcext:value-type="string">
            <text:p>Παγκόσμια Ημέρα Εθελοντή Αιμοδότ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D%CE%AF%CE%BF%CF%85</text:p>
          </table:table-cell>
        </table:table-row>
        <table:table-row table:style-name="ro1">
          <table:table-cell office:value-type="float" office:value="20190615" calcext:value-type="float">
            <text:p>20190615</text:p>
          </table:table-cell>
          <table:table-cell office:value-type="string" calcext:value-type="string">
            <text:p>Ψυχοσάββατο Β', Προφήτου Αμώς, Αποστόλων εκ των Εβδομήκοντα Αχαϊκού, Στεφανά και Φουρτουνάτου των εν Κορίνθω, Μαρτύρων Δουλά και Νερσή, Οσίων Αυγουστίνου επισκόπου Ιππώνος, Μονίκης της μητρός αυτού, Ιερωνύμου και Ορτισίου, Μιχαήλ Μητροπολίτου Κιέβου</text:p>
          </table:table-cell>
          <table:table-cell office:value-type="string" calcext:value-type="string">
            <text:p>Αυγουστίνος (Αυγουστής, Αύγουστος), Αυγουστίνα (Αυγούστα, Αυγουστία), Ιερώνυμος (Γερώνυμος), Ιερωνύμη, Λίβιος (Λίβας), Λιβύη, Μόνικα (Μόνα), Ορτίσιος (Ορτίσης), Ορτανσία (Ορτισία)</text:p>
          </table:table-cell>
          <table:table-cell/>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D%CE%AF%CE%BF%CF%85</text:p>
          </table:table-cell>
        </table:table-row>
        <table:table-row table:style-name="ro1">
          <table:table-cell office:value-type="float" office:value="20190616" calcext:value-type="float">
            <text:p>20190616</text:p>
          </table:table-cell>
          <table:table-cell office:value-type="string" calcext:value-type="string">
            <text:p>Πεντηκοστή, Ιερομάρτυρος Μάρκου επισκόπου Απολλωνιάδος, Οσίων Μνημονίου και Τύχωνος επισκόπων Αμαθούντος των θαυματουργών, Των Αγίων 5 Μαρτύρων, Των Αγίων 40 Μαρτύρων, Ανακομιδή Λειψάνων Αγίου Θεοδώρου Συκεώτου, Σύναξη Της Υπεραγίας Θεοτόκου εν Διακοναίς, Ελαππά</text:p>
          </table:table-cell>
          <table:table-cell office:value-type="string" calcext:value-type="string">
            <text:p>Τίχων (Τύχων)</text:p>
          </table:table-cell>
          <table:table-cell/>
          <table:table-cell office:value-type="string" calcext:value-type="string">
            <text:p>Παγκόσμια Ημέρα του Πατέρ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D%CE%AF%CE%BF%CF%85</text:p>
          </table:table-cell>
        </table:table-row>
        <table:table-row table:style-name="ro1">
          <table:table-cell office:value-type="float" office:value="20190617" calcext:value-type="float">
            <text:p>20190617</text:p>
          </table:table-cell>
          <table:table-cell office:value-type="string" calcext:value-type="string">
            <text:p>Αγίου Πνεύματος, Μαρτύρων Μανουήλ, Σαβέλ και Ισμαήλ των αδελφών, Ισαύρου διακόνου του εξ Αθηνών και εν Απολλωνία Ηπείρου αθλήσαντος και των συν αυτώ Βασιλείου και Ιννοκεντίου των Αθηναίων μαρτύρων, Ερμείου, Περεγρίνου πρεσβυτέρου, Φήλικος και Φιλονείδους επισκόπου Κουρίου Κύπρου, Οσίων Βησσαρίωνος, Ιωσήφ του αναχωρητού, Πίωρ και Υπατίου του εν Ρουφιανιαναίς</text:p>
          </table:table-cell>
          <table:table-cell office:value-type="string" calcext:value-type="string">
            <text:p>Ισμαήλ (Ισμαήλης, Ισμαήλος, Μαήλος, Μαήλος, Σμαήλης, Σμαήλος), Κορινός, Κόρη (Κορίνα, Κορρένα), Τριάς (Τριάδα), Φήλιξ (Φίληξ, Φίληκας), Φίληξα (Φιλήκη)</text:p>
          </table:table-cell>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D%CE%AF%CE%BF%CF%85</text:p>
          </table:table-cell>
        </table:table-row>
        <table:table-row table:style-name="ro1">
          <table:table-cell office:value-type="float" office:value="20190618" calcext:value-type="float">
            <text:p>20190618</text:p>
          </table:table-cell>
          <table:table-cell office:value-type="string" calcext:value-type="string">
            <text:p>Μάρτυρος Λεοντίου του εξ Αιγίνης και των συν αυτώ Υπατίου και Θεοδούλου και Αιθέριου, Οσίων Λεοντίου του μυροβλύτου του εξ Άργους και εν Άθω ασκητικώς αθλήσαντος, Εράσμου και Λεοντίου, του ποιμένος, Σύναξη αρχιστρατήγου Μιχαήλ εν τω «Φορώ», Των δύο Μαρτύρων εκ Κύπρου, Των Δέκα Οκτώ Μαρτύρων</text:p>
          </table:table-cell>
          <table:table-cell office:value-type="string" calcext:value-type="string">
            <text:p>Έρασμος, Ερασμία, Λεόντιος, Λεοντία (Λεοντίνα)</text:p>
          </table:table-cell>
          <table:table-cell/>
          <table:table-cell office:value-type="string" calcext:value-type="string">
            <text:p>Ημέρα Περηφάνιας Αυτιστικ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D%CE%AF%CE%BF%CF%85</text:p>
          </table:table-cell>
        </table:table-row>
        <table:table-row table:style-name="ro1">
          <table:table-cell office:value-type="float" office:value="20190619" calcext:value-type="float">
            <text:p>20190619</text:p>
          </table:table-cell>
          <table:table-cell office:value-type="string" calcext:value-type="string">
            <text:p>Αποστόλου Ιούδα (Θαδδαίου ή Λεββαίου) εκ των 12 και Ιούδα Αποστόλου του θεαδέλφου, Ιερομάρτυρος Ασύγκριτου, Μάρτυρος Ζωσίμου, Οσίων Παϊσίου του Μεγάλου και Ζήνωνος</text:p>
          </table:table-cell>
          <table:table-cell office:value-type="string" calcext:value-type="string">
            <text:p>Ζωσιμαίος (Ζήσης, Ζήσιμος, Ζώσης, Ζωσιμάς, Ζώσιμος), Ζωσιμαία (Ζώσα, Ζωσιμίνα), Παΐσιος (Παΐσης), Παϊσ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D%CE%AF%CE%BF%CF%85</text:p>
          </table:table-cell>
        </table:table-row>
        <table:table-row table:style-name="ro1">
          <table:table-cell office:value-type="float" office:value="20190620" calcext:value-type="float">
            <text:p>20190620</text:p>
          </table:table-cell>
          <table:table-cell office:value-type="string" calcext:value-type="string">
            <text:p>Ιερομάρτυρος Μεθοδίου του από Ολύμπου Λυκίας επισκόπου Πατάρων, Νικολάου Καβάσιλα, Οσιομάρτυρος Ζαχαρίου του Αρταίου, Καλλίστου πατριάρχου Κωνσταντινουπόλεως του εν Άθω, Των Δύο Ασκητών, Αθανασίου Οσίου, Σύναξη της Υπεραγίας Θεοτόκου της Οδηγήτριας</text:p>
          </table:table-cell>
          <table:table-cell office:value-type="string" calcext:value-type="string">
            <text:p>Κάλιστος (Κάλλιστος), Καλίστη (Καλιστώ, Καλλίστη, Καλλιστώ), Μεθόδιος</text:p>
          </table:table-cell>
          <table:table-cell/>
          <table:table-cell office:value-type="string" calcext:value-type="string">
            <text:p>Παγκόσμια Ημέρα Προσφύγων, Παγκόσμια Ημέρα Κυματοδρομ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D%CE%AF%CE%BF%CF%85</text:p>
          </table:table-cell>
        </table:table-row>
        <table:table-row table:style-name="ro1">
          <table:table-cell office:value-type="float" office:value="20190621" calcext:value-type="float">
            <text:p>20190621</text:p>
          </table:table-cell>
          <table:table-cell office:value-type="string" calcext:value-type="string">
            <text:p>Ιουλιανού του εν Κιλικία και Αφροδισίου, Ιερομάρτυρος Τερεντίου επισκόπου Ικονίου και των συν αυτώ: Αντωνίου πρεσβυτέρου, Αναστασίου, Κελσίου, Βασιλίσσης, Νεομαρτύρων Παχωμίου οσίου και Νικήτα του Νισυρίου του εν Χίω μαρτυρικώς αθλήσαντος</text:p>
          </table:table-cell>
          <table:table-cell office:value-type="string" calcext:value-type="string">
            <text:p>Αφροδίσιος, Αφροδισία</text:p>
          </table:table-cell>
          <table:table-cell/>
          <table:table-cell office:value-type="string" calcext:value-type="string">
            <text:p>Ευρωπαϊκή Ημέρα Μουσικής, Παγκόσμια ημέρα Γιόγκα, Παγκόσμια Ημέρα Υδρογραφ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D%CE%AF%CE%BF%CF%85</text:p>
          </table:table-cell>
        </table:table-row>
        <table:table-row table:style-name="ro1">
          <table:table-cell office:value-type="float" office:value="20190622" calcext:value-type="float">
            <text:p>20190622</text:p>
          </table:table-cell>
          <table:table-cell office:value-type="string" calcext:value-type="string">
            <text:p>Ιερομάρτυρος Ευσεβίου επισκόπου Σαμοσάτων και των αποστόλων εκ των Εβδομήκοντα Τερτίου επισκόπου Ικονίου, Μάρκου επισκόπου Απολλωνιάδος, Ιούστου επισκόπου Λύστρων και Αρτεμά επισκόπου Ελευθερουπόλεως, Μαρτύρων Ζήνωνος, Ζηνά και Πομπηιανού, Αναστασίου, Γαλακτίωνος, Ιουλιανής και Σατορνίνου του υιού αυτής, Οσίου Βασιλείου επισκόπου Πατελαρίας</text:p>
          </table:table-cell>
          <table:table-cell office:value-type="string" calcext:value-type="string">
            <text:p>Ευσέβιος (Ευσέβης), Ευσεβεία (Σέβη), Ζήνων (Ζένας, Ζένος, Ζηνάς, Ζήνωνας), Ζένα (Ζένια, Ζήνα, Ζηναΐδα, Ζηναΐς)</text:p>
          </table:table-cell>
          <table:table-cell/>
          <table:table-cell office:value-type="string" calcext:value-type="string">
            <text:p>Παγκόσμια Ημέρα Σκαραβαίου (Αυτοκινήτου)</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D%CE%AF%CE%BF%CF%85</text:p>
          </table:table-cell>
        </table:table-row>
        <table:table-row table:style-name="ro1">
          <table:table-cell office:value-type="float" office:value="20190623" calcext:value-type="float">
            <text:p>20190623</text:p>
          </table:table-cell>
          <table:table-cell office:value-type="string" calcext:value-type="string">
            <text:p>Αγίων Πάντων, Μαρτύρων Αγριππίνης, Αριστοκλέους πρεσβυτέρου του Ταμασού, Δημητριανού, Δημητρίου διακόνου, Αθανασίου αναγνώστου, Ευστοχίου πρεσβυτέρου, Γαϊανού και των τέκνων αυτού Πρόβης, Ουρβανού και Λολλίας, Βαρβάρου του Πενταπολίτου του εν Τρύφω Βονίτσης Ξηρομέρου, Κοίμηση Αγίου Μάρκου Ευγενικού, Των εν Κρήτη μαρτυρησάντων</text:p>
          </table:table-cell>
          <table:table-cell office:value-type="string" calcext:value-type="string">
            <text:p>Αγριππίνα, Αριστοκλής (Αριστοκλέας, Αριστόκλεος), Λούλης, Λολλία (Λούλα, Λούλου)</text:p>
          </table:table-cell>
          <table:table-cell/>
          <table:table-cell office:value-type="string" calcext:value-type="string">
            <text:p>Ολυμπιακή Ημέρα</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D%CE%AF%CE%BF%CF%85</text:p>
          </table:table-cell>
        </table:table-row>
        <table:table-row table:style-name="ro1">
          <table:table-cell office:value-type="float" office:value="20190624" calcext:value-type="float">
            <text:p>20190624</text:p>
          </table:table-cell>
          <table:table-cell office:value-type="string" calcext:value-type="string">
            <text:p>Το γενέθλιον τον τιμίου προδρόμου και βαπτιστού Ιωάννου, Σύναξη Ζαχαρίου και Ελισάβετ των γεννητόρων αυτού, Νεομάρτυρος Παναγιώτου Καισαρέως, Αθανασίου του Πάριου</text:p>
          </table:table-cell>
          <table:table-cell office:value-type="string" calcext:value-type="string">
            <text:p>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 Ελισσάβετ (Βέτα, Ελίζα, Έλλη, Έλσα, Λίζα, Λιζέτα, Ζέτα, Ζέττα), Ζαχαρίας (Ζάκης, Ζάχαρης, Ζάχαρος), Ζαχάρω (Ζάκι, Ζαχαρένια), Πρόδρομος, Προδρομ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4_%CE%99%CE%BF%CF%85%CE%BD%CE%AF%CE%BF%CF%85</text:p>
          </table:table-cell>
        </table:table-row>
        <table:table-row table:style-name="ro1">
          <table:table-cell office:value-type="float" office:value="20190625" calcext:value-type="float">
            <text:p>20190625</text:p>
          </table:table-cell>
          <table:table-cell office:value-type="string" calcext:value-type="string">
            <text:p>Οσιομάρτυρος Φεβρωνίας, Οσίων Ευτροπίας, Λεωνίδος και Λιβύης, Μάρτυρος Ορεντίου και των αδελφών αυτού Έρωτος, Κυριάκου, Λογγίνου, Φαρνακίου, Φιρμίνου και Φίρμου, Νεομαρτύρων Προκοπίου οσίου και Γεωργίου του εξ Άτταλείας, Οσίου Διονυσίου κτίτορος της ιεράς Μονής Προδρόμου του εκ Καστοριάς και Δομετίου του πνευματοφόρου των εν Άθω, Οσίου Σίμωνος, Μαρτυρίου επισκόπου, Μεθοδίου Νίβρητος Καινουργίου του εν Γορτύνη, Δαβίδ (Πέτρου) και Ευφροσύνης (Φεβρωνίας) δουκών των Ρώσων</text:p>
          </table:table-cell>
          <table:table-cell office:value-type="string" calcext:value-type="string">
            <text:p>Έρως (Έρωτας), Ερωτηΐς (Ερατώ, Ερωτηΐδα, Τέτη), Φέβρα (Φέβρω, Φεβρωνία, Φεύρα, Φεύρω, Φευρων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5_%CE%99%CE%BF%CF%85%CE%BD%CE%AF%CE%BF%CF%85</text:p>
          </table:table-cell>
        </table:table-row>
        <table:table-row table:style-name="ro1">
          <table:table-cell office:value-type="float" office:value="20190626" calcext:value-type="float">
            <text:p>20190626</text:p>
          </table:table-cell>
          <table:table-cell office:value-type="string" calcext:value-type="string">
            <text:p>Μαρτύρων Θεράποντος, Μακαρίου, Μαρκίου και Μαρκίας, Οσίων Δαβίδ του εν Θεσσαλονίκη, Ιωάννου επισκόπου Γοτθίας και Ανθίωνος, Οσιομάρτυρος Δαβίδ του εν Θεσσαλονίκη</text:p>
          </table:table-cell>
          <table:table-cell office:value-type="string" calcext:value-type="string">
            <text:p>Δαβίδ (Δαυίδ), Μακάριος (Μακαράς, Μακάρης), Μακαρία (Μακάρω)</text:p>
          </table:table-cell>
          <table:table-cell/>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9%CE%BF%CF%85%CE%BD%CE%AF%CE%BF%CF%85</text:p>
          </table:table-cell>
        </table:table-row>
        <table:table-row table:style-name="ro1">
          <table:table-cell office:value-type="float" office:value="20190627" calcext:value-type="float">
            <text:p>20190627</text:p>
          </table:table-cell>
          <table:table-cell office:value-type="string" calcext:value-type="string">
            <text:p>Μαρτύρων Ανεκτού, Πιερίου πρεσβυτέρου του ερμηνευτού και Ισιδώρου του αδελφού αυτού, Οσίων Σαμψών του ξενοδόχου και Λουκά του ερημίτου, Αγίας Μυροφόρου Ιωάννας της του Χουζά, Ανθούσης Οσίας</text:p>
          </table:table-cell>
          <table:table-cell office:value-type="string" calcext:value-type="string">
            <text:p>Πιερίων (Πιέρης, Πιέριος, Πιέρος), Πιέρα (Πιερία)</text:p>
          </table:table-cell>
          <table:table-cell/>
          <table:table-cell office:value-type="string" calcext:value-type="string">
            <text:p>Διεθνής Ημέρα Ομοφυλοφιλικής Υπερηφάνειας</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7_%CE%99%CE%BF%CF%85%CE%BD%CE%AF%CE%BF%CF%85</text:p>
          </table:table-cell>
        </table:table-row>
        <table:table-row table:style-name="ro1">
          <table:table-cell office:value-type="float" office:value="20190628" calcext:value-type="float">
            <text:p>20190628</text:p>
          </table:table-cell>
          <table:table-cell office:value-type="string" calcext:value-type="string">
            <text:p>Εύρεση Τιμίων Λειψάνων Αγίων Αναργύρων Κύρου και Ιωάννου, Μαρτύρων Δονάγου επισκόπου Λιβύης, Μακεδονίου, Παππίου και Μωυσέως του αναχωρητού, Οσίων Παύλου του ιατρού, Σεργίου δικαίου του «Μαγίστρου» ηγουμένου της μονής Νικητιάτου, Των Αγίων δύο Παιδιών, Των εν Σκυθοπόλει 70 Μαρτύρων, Των 3 Μαρτύρων από την Γαλατία, Οσίων Ουλκιανού, Σεργίου, Γερμανού των Ρώσων, Οσίων Μάγνου και Συμεώνος</text:p>
          </table:table-cell>
          <table:table-cell office:value-type="string" calcext:value-type="string">
            <text:p>Ανάργυρος, Ανάργυρη, Γερμανός</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8_%CE%99%CE%BF%CF%85%CE%BD%CE%AF%CE%BF%CF%85</text:p>
          </table:table-cell>
        </table:table-row>
        <table:table-row table:style-name="ro1">
          <table:table-cell office:value-type="float" office:value="20190629" calcext:value-type="float">
            <text:p>20190629</text:p>
          </table:table-cell>
          <table:table-cell office:value-type="string" calcext:value-type="string">
            <text:p>Των αγίων ενδόξων και πανευφήμων Αποστόλων Πέτρου και Παύλου, Μνήμη Πάντων των εν Λέσβω Αγίων, Κυρίλλου μάρτυρα</text:p>
          </table:table-cell>
          <table:table-cell office:value-type="string" calcext:value-type="string">
            <text:p>Παύλος, Παυλίνα (Πωλίνα), Πέτρος (Πετράς, Πετρής, Πετρίνος, Πετρουλάς), Πέτρα (Πετρία, Πετρ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9_%CE%99%CE%BF%CF%85%CE%BD%CE%AF%CE%BF%CF%85</text:p>
          </table:table-cell>
        </table:table-row>
        <table:table-row table:style-name="ro1">
          <table:table-cell office:value-type="float" office:value="20190630" calcext:value-type="float">
            <text:p>20190630</text:p>
          </table:table-cell>
          <table:table-cell office:value-type="string" calcext:value-type="string">
            <text:p>Σύναξη των 12 αποστόλων, Αποστόλου Φυγέλλου εκ των Εβδομήκοντα επισκόπου Εφέσου, Μαρτύρων Μελίτωνος, Πέτρου του εκ Σινώπης, Φωκά, Κόνωνος, Συμεών, Ισαάκ και ετέρων 1040, Νεομάρτυρος Μιχαήλ Μπακνανά κηπουρού του Αθηναίου</text:p>
          </table:table-cell>
          <table:table-cell office:value-type="string" calcext:value-type="string">
            <text:p>Απόστολος (Αποστόλης, Τόλης), Αποστολία (Αποστολίνα, Λία, Πολίνα), Μελιτίων (Μελίτης, Μελιτίνος, Μελίτος), Μελιτίνη (Μελίνα, Μελίτα, Μελίτη, Μελιτ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9%CE%BF%CF%85%CE%BD%CE%AF%CE%BF%CF%85</text:p>
          </table:table-cell>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5"/>
          <table:table-cell office:value-type="string" calcext:value-type="string">
            <text:p>https://el.wikipedia.org/wiki/%CE%99%CE%BF%CF%8D%CE%BB%CE%B9%CE%BF%CF%82</text:p>
          </table:table-cell>
        </table:table-row>
        <table:table-row table:style-name="ro1">
          <table:table-cell office:value-type="float" office:value="20190701" calcext:value-type="float">
            <text:p>20190701</text:p>
          </table:table-cell>
          <table:table-cell office:value-type="string" calcext:value-type="string">
            <text:p>Αγίων Αναργύρων Κοσμά και Δαμιανού, Μεγαλομάρτυρος Κωνσταντίνου του Αλαμανού, Αγίων Απολλωνίας και Μαυρικίου, Οσίων Πέτρου πατρικίου, Βασιλείου ηγουμένου του συστησαμένου την σεβασμία Μονή του «Βαθέος Ρύακος» και Λέοντος του «γυμνού», Των Αγίων 2000 Μαρτύρων, Των Αγίων 25 Μαρτύρων εν Νικομηδεία</text:p>
          </table:table-cell>
          <table:table-cell office:value-type="string" calcext:value-type="string">
            <text:p>Ανάργυρος, Ανάργυρη, Δαμιανός, Δαμιανή, Κοσμάς, Μαυρίκιος (Μαυρίκης, Μωρίς), Μαυρικία (Μαυρίκα, Μωρίσια)</text:p>
          </table:table-cell>
          <table:table-cell table:number-columns-repeated="2"/>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1_%CE%99%CE%BF%CF%85%CE%BB%CE%AF%CE%BF%CF%85</text:p>
          </table:table-cell>
        </table:table-row>
        <table:table-row table:style-name="ro1">
          <table:table-cell office:value-type="float" office:value="20190702" calcext:value-type="float">
            <text:p>20190702</text:p>
          </table:table-cell>
          <table:table-cell office:value-type="string" calcext:value-type="string">
            <text:p>Κατάθεσις της τιμίας Εσθήτος της παναγίας Θεοτόκου εν Βλαχερναίς, Ιουβεναλίου πατριάρχου Ιεροσολύμων, Μάρτυρος Κοΐντου, Νεομαρτύρων Γεωργίου, Γεωργίου, Εμμανουήλ, Θεοδώρου, Μιχαήλ, Θεοδώρου, Ιωάννου και Λάμπρου των εκ Σαμοθράκης και εν Μάκρη Έβρου αθλησάντων</text:p>
          </table:table-cell>
          <table:table-cell office:value-type="string" calcext:value-type="string">
            <text:p>[Ανεπίσημα] Ιουβενάλιος (Γουβενάλης, Ιουβενάλης), Ιουβεναλία</text:p>
          </table:table-cell>
          <table:table-cell/>
          <table:table-cell office:value-type="string" calcext:value-type="string">
            <text:p>Παγκόσμια Ημέρα ΑΤΙΑ</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2_%CE%99%CE%BF%CF%85%CE%BB%CE%AF%CE%BF%CF%85</text:p>
          </table:table-cell>
        </table:table-row>
        <table:table-row table:style-name="ro1">
          <table:table-cell office:value-type="float" office:value="20190703" calcext:value-type="float">
            <text:p>20190703</text:p>
          </table:table-cell>
          <table:table-cell office:value-type="string" calcext:value-type="string">
            <text:p>Ανατολίου Πατριάρχου Κωνσταντινουπόλεως ποιητού των ομωνύμων Στιχηρών, Μαρτύρων Υακίνθου Καβικουλάριου, Θεοδότου, Θεοδότης, Γολινδούχ, Διομήδους, Ευλαμπίου και Ασκληπιάδου του «επιτηδειωτάτου» και ομολογητού Μάρκου και Μωκιανού, Οσιομάρτυρος Γερασίμου του εκ Μεγάλου Χωρίου Ευρυτανίας, Οσίων Φιλίππου επισκόπου και Ανατολίου των Ρώσων και Ιωακείμ του εν Αχαΐα, Γερασίμου Καρπενησιώτου, Σύναξις Υπεραγίας Θεοτόκου Γαλακτοτροφούσης, Ιωάννου Μόσχας</text:p>
          </table:table-cell>
          <table:table-cell office:value-type="string" calcext:value-type="string">
            <text:p>Ανατόλιος, Ανατολία (Ανατολή), Υάκινθος, Υακίνθη (Ιάνθη, Υάνθη)</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9%CE%BF%CF%85%CE%BB%CE%AF%CE%BF%CF%85</text:p>
          </table:table-cell>
        </table:table-row>
        <table:table-row table:style-name="ro1">
          <table:table-cell office:value-type="float" office:value="20190704" calcext:value-type="float">
            <text:p>20190704</text:p>
          </table:table-cell>
          <table:table-cell office:value-type="string" calcext:value-type="string">
            <text:p>Ιερομαρτύρων Δονάτου επισκόπου Λιβύης, Θεοφίλου επισκόπου, Θεοδότου, Θεοδώρου επισκόπου Κυρήνης, Μαρτύρων Κυπρίλλης και Αρόας, Λουκίας και Απολλωνίου, Ανδρέου αρχιεπισκόπου Κρήτης του Ιεροσολυμίτου ποιητού του μεγάλου κανόνος, Μιχαήλ του Χωνιάτου αρχιεπισκόπου Αθηνών, Οσίων Ασκληπιάδος Θαυματουργού, Μάρθας (μητέρας Οσίου Συμεών) και Μενίγνου</text:p>
          </table:table-cell>
          <table:table-cell office:value-type="string" calcext:value-type="string">
            <text:p>[Ανεπίσημα] Δονάτος, Δονάτα (Ντονάτα, Ντονατέλα)</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4_%CE%99%CE%BF%CF%85%CE%BB%CE%AF%CE%BF%CF%85</text:p>
          </table:table-cell>
        </table:table-row>
        <table:table-row table:style-name="ro1">
          <table:table-cell office:value-type="float" office:value="20190705" calcext:value-type="float">
            <text:p>20190705</text:p>
          </table:table-cell>
          <table:table-cell office:value-type="string" calcext:value-type="string">
            <text:p>Οσίου Αθανασίου εν Άθω και των συν αυτώ αναιρεθέντων εξι μαθητών, Οσίου Λαμπαδού, Ιερομάρτυρος Στεφάνου επισκόπου Ρηγίου της Καλαβρίας και της συνοδίας αυτού, Οσιομάρτυρος Κυπριανού του εκ Κλειτσού Αγράφων, Σύναξη των ΚΓ΄ Λεσβίων Αγίων, Εύρεση λειψάνων Οσίου Σεργίου</text:p>
          </table:table-cell>
          <table:table-cell office:value-type="string" calcext:value-type="string">
            <text:p>Λαμπαδός, Λαμπαδία (Λαμπαδή, Λαμπαδί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9%CE%BF%CF%85%CE%BB%CE%AF%CE%BF%CF%85</text:p>
          </table:table-cell>
        </table:table-row>
        <table:table-row table:style-name="ro1">
          <table:table-cell office:value-type="float" office:value="20190706" calcext:value-type="float">
            <text:p>20190706</text:p>
          </table:table-cell>
          <table:table-cell office:value-type="string" calcext:value-type="string">
            <text:p>Οσίου Σισώη του Μεγάλου και Σισώη Οσίου, Ιερομάρτυρος Αστίου επισκόπου Δυρραχίου, Μαρτύρων Λουκίας της παρθένου και Ρήξου και των συν αυτοίς Ανατολίου, Αντωνίνου, Αντωνίου, Απάμου, Απολλώνιου του γερουσιαστού, Βίκτωρος, Διόδωρου, Δίωνος, Κοττυίου, Λυκία, Λυσίου, Νέα, Όωνος, Παππιανού, Παπικού, Σατίρου, Σερίνου, Φιλήμονος, Αρχίππου και Ονησίμου, Αλεξάνδρου και Επιμάχου, Μάρτυρος Βασιλείου και των συν αυτώ 70 των εν Σκυθουπόλει, Οσιομάρτυρος Κυρίλλου του εκ Θεσσαλονίκης, Μετακομιδή Λειψάνων Οσίου Ευδοκίμου, Εγκαίνια Ναού Ιερομάρτυρα Στεφάνου, Εύρεση λειψάνων Αγίας Ιουλιανής</text:p>
          </table:table-cell>
          <table:table-cell office:value-type="string" calcext:value-type="string">
            <text:p>Λυκίας (Λύκιος), Λυκία, Σάτυρος (Σάτος)</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6_%CE%99%CE%BF%CF%85%CE%BB%CE%AF%CE%BF%CF%85</text:p>
          </table:table-cell>
        </table:table-row>
        <table:table-row table:style-name="ro1">
          <table:table-cell office:value-type="float" office:value="20190707" calcext:value-type="float">
            <text:p>20190707</text:p>
          </table:table-cell>
          <table:table-cell office:value-type="string" calcext:value-type="string">
            <text:p>Μεγαλομάρτυρος Κυριακής, Οσίου Θωμά του εν τω Μαλεώ, Ιερομάρτυρος Περεγρίνου και των συν αυτώ Γερμανού, Ησυχίου, Παππίου, Πομπηίου και Σατορνίνου των εν Δυρραχίω, Μαρτύρων Ευαγγέλου, Ευσταθίου του πρεσβυτέρου, Πολυκάρπου του νέου και Λουκιανού</text:p>
          </table:table-cell>
          <table:table-cell office:value-type="string" calcext:value-type="string">
            <text:p>Κυριάκος (Κίτσος, Κούλης), Κυριακή (Ία, Κίκα, Κική, Κίτσα, Κορίνα, Ντομένικα, Ρία, Σάντυ, Ύρια)</text:p>
          </table:table-cell>
          <table:table-cell/>
          <table:table-cell office:value-type="string" calcext:value-type="string">
            <text:p>Παγκόσμια Ημέρα Συνεταιρισμών</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7_%CE%99%CE%BF%CF%85%CE%BB%CE%AF%CE%BF%CF%85</text:p>
          </table:table-cell>
        </table:table-row>
        <table:table-row table:style-name="ro1">
          <table:table-cell office:value-type="float" office:value="20190708" calcext:value-type="float">
            <text:p>20190708</text:p>
          </table:table-cell>
          <table:table-cell office:value-type="string" calcext:value-type="string">
            <text:p>Μεγαλομάρτυρος Προκοπίου, της μητρός αυτού Θεοδοσίας και των δι' αυτού πιστευσάντων και μαρτυρησάντων Νικοστράτου και Αντιόχου, Μαρτύρων Αύδα, Προκοπίου του εξορκιστού και Σάββα, Οσίων Θεοφίλου μυροβλύτου του εκ Ζίχνης και Προκοπίου του δια Χριστόν σαλού του Ρώσου, Ιερομάρτυρος Αναστασίου του Γουναρά του εξ Αγίου Βλασίου Ηγουμενίτσης, Νεομάρτυρος Θεοφάνους, Των Αγίων 12 Γυναικών Συγκλητικών</text:p>
          </table:table-cell>
          <table:table-cell office:value-type="string" calcext:value-type="string">
            <text:p>Θεόφιλος (Θεοφίλης), Θεοφίλη (Φιλιώ), Προκόπιος (Προκόπης), Προκοπία (Προκοπή)</text:p>
          </table:table-cell>
          <table:table-cell/>
          <table:table-cell office:value-type="string" calcext:value-type="string">
            <text:p>Παγκόσμια Ημέρα Αλλεργία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9%CE%BF%CF%85%CE%BB%CE%AF%CE%BF%CF%85</text:p>
          </table:table-cell>
        </table:table-row>
        <table:table-row table:style-name="ro1">
          <table:table-cell office:value-type="float" office:value="20190709" calcext:value-type="float">
            <text:p>20190709</text:p>
          </table:table-cell>
          <table:table-cell office:value-type="string" calcext:value-type="string">
            <text:p>Ιερομαρτύρων Παγκρατίου επισκόπου Ταυρομενίου και Μεθοδίου επισκόπου Λάμπης, Μαρτύρων Ανδρέου και Πρόβου, Πατερμουθίου, Κόπριος και Αλεξάνδρου των ασκητών, Νεομάρτυρος Μιχαήλ Μπακνανά κηπουρού του Αθηναίου, Οσίων Φωτίου κτίτορος της εν Θεσσαλονίκη ιεράς Μονής Ακαπνίου, Διονυσίου του ρήτορος και Μητροφάνους των εν Άθω, Μνήμη Εγκαινίων Ναού Θεοτόκου εν Πηγή</text:p>
          </table:table-cell>
          <table:table-cell office:value-type="string" calcext:value-type="string">
            <text:p>Παγκράτιος, Παγκρατί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B%CE%AF%CE%BF%CF%85</text:p>
          </table:table-cell>
        </table:table-row>
        <table:table-row table:style-name="ro1">
          <table:table-cell office:value-type="float" office:value="20190710" calcext:value-type="float">
            <text:p>20190710</text:p>
          </table:table-cell>
          <table:table-cell office:value-type="string" calcext:value-type="string">
            <text:p>Οσίας Αμαλίας, Των εν Νικοπόλει (Αρμενίας) αγίων 45 Μαρτύρων των και προκρίτων της πόλεως, Μαρτύρων Τιθόη, Βιάνορος, Σιλουανού και Απολλωνίου του εκ Σάρδεων, Γρηγορίου επισκόπου Άσσου, Των Αγίων Μυρίων της Νιτρίας, Σύναξη Αγίου Ιωάννου του Θεολόγου, Οσίου Αντωνίου, Όσιοι Παρθένιος και Ευμένιος κτήτορες μονής Κουδουμά Κρήτης</text:p>
          </table:table-cell>
          <table:table-cell office:value-type="string" calcext:value-type="string">
            <text:p>Αμαλία (Αμελί)</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B%CE%AF%CE%BF%CF%85</text:p>
          </table:table-cell>
        </table:table-row>
        <table:table-row table:style-name="ro1">
          <table:table-cell office:value-type="float" office:value="20190711" calcext:value-type="float">
            <text:p>20190711</text:p>
          </table:table-cell>
          <table:table-cell office:value-type="string" calcext:value-type="string">
            <text:p>Μεγαλομάρτυρος Ευφημίας, Ισαποστόλου Όλγας βασιλίσσης της Ρωσίας, Ιερομαρτύρων Αρσενίου πατριάρχου Αλεξανδρείας «του σφαγέντος» και Κινδέου του πρεσβυτέρου, Μαρτύρων Μαρκιανού και Μαρτυροκλέους, Νεομαρτύρων Νικόδημου εξ Ελβασάν, Νεκταρίου του εκ Βρυούλων</text:p>
          </table:table-cell>
          <table:table-cell office:value-type="string" calcext:value-type="string">
            <text:p>Εύφημος, Ευφημία (Εύφη, Εύφημη), Όλγα (Γίτσα)</text:p>
          </table:table-cell>
          <table:table-cell/>
          <table:table-cell office:value-type="string" calcext:value-type="string">
            <text:p>Παγκόσμια Ημέρα Πληθυσμ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9%CE%BF%CF%85%CE%BB%CE%AF%CE%BF%CF%85</text:p>
          </table:table-cell>
        </table:table-row>
        <table:table-row table:style-name="ro1">
          <table:table-cell office:value-type="float" office:value="20190712" calcext:value-type="float">
            <text:p>20190712</text:p>
          </table:table-cell>
          <table:table-cell office:value-type="string" calcext:value-type="string">
            <text:p>Μαρτύρων Πρόκλου και Ιλαρίου, Ανδρέου του στρατηλάτου, Ηρακλείου, Φαύστου, Μηνά και των μετ' αυτών, Μάμαντος και Σεραπίωνος, Αγίας Βερονίκης της αιμορροούσης, Οσίου Μιχαήλ του Μαλεΐνου, Κοίμηση Γέροντος Παΐσιου Αγιορείτου, Ανακομιδή λειψάνων Γεωργίου επισκόπου</text:p>
          </table:table-cell>
          <table:table-cell office:value-type="string" calcext:value-type="string">
            <text:p>Βερονίκη (Βέρα, Βερενίκη, Βερόνικ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B%CE%AF%CE%BF%CF%85</text:p>
          </table:table-cell>
        </table:table-row>
        <table:table-row table:style-name="ro1">
          <table:table-cell office:value-type="float" office:value="20190713" calcext:value-type="float">
            <text:p>20190713</text:p>
          </table:table-cell>
          <table:table-cell office:value-type="string" calcext:value-type="string">
            <text:p>Σύναξη του αρχαγγέλου Γαβριήλ, Μάρτυρος Γολινδούχ (Μαρίας) της Περσίδας, Οσίου Στεφάνου του Σαβαΐτου, Οσίων εν Κύπρω εν ασκήσει λαμψάντων Ηλιοφώτου, Αμμωνίου, Αυξουθενίου, Ευτυχίου, Ευφημιανού, Παμμεγίστου, Παφνουτίου, Παμφροδίτου, Πήγωνος, Πολεμίου, Σωζομένου, Σωτηρίχου, Φωτίου και Χουλελαίου, Οσίας Σάρρας</text:p>
          </table:table-cell>
          <table:table-cell office:value-type="string" calcext:value-type="string">
            <text:p>Ηλιόφωτος, Σάρα (Σάρρ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B%CE%AF%CE%BF%CF%85</text:p>
          </table:table-cell>
        </table:table-row>
        <table:table-row table:style-name="ro1">
          <table:table-cell office:value-type="float" office:value="20190714" calcext:value-type="float">
            <text:p>20190714</text:p>
          </table:table-cell>
          <table:table-cell office:value-type="string" calcext:value-type="string">
            <text:p>Ακύλα αποστόλου εκ των Εβδομήκοντα επισκόπου Λευκάδος, Ιλαρίου και Ιούστου, Ηρακλείου και Πέτρου του νέου, Οσίων Ιωσήφ αρχιεπισκόπου Θεσσαλονίκης του ομολογητού, Ονησίμου του θαυματουργού, Πέτρου επισκόπου Κρήτης και Νικοδήμου του Αγιορείτου του σοφωτάτου της Εκκλησίας διδασκάλου</text:p>
          </table:table-cell>
          <table:table-cell office:value-type="string" calcext:value-type="string">
            <text:p>Ακύλας, Ακυλίνη (Ακυλήνη, Ακυλίνα), Νικόδημος (Δήμος), Νικοδήμη (Δήμη, Νίκ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B%CE%AF%CE%BF%CF%85</text:p>
          </table:table-cell>
        </table:table-row>
        <table:table-row table:style-name="ro1">
          <table:table-cell office:value-type="float" office:value="20190715" calcext:value-type="float">
            <text:p>20190715</text:p>
          </table:table-cell>
          <table:table-cell office:value-type="string" calcext:value-type="string">
            <text:p>Μαρτύρων Κηρύκου και Ιουλίττης, Μαρτύρων Αβουδίμου και Λολιανού Αγίου Βλαδιμήρου, βασιλέως της Ρωσίας, Εύρεση Τιμίας Κάρας Οσίας Ματρώνης Χίου</text:p>
          </table:table-cell>
          <table:table-cell office:value-type="string" calcext:value-type="string">
            <text:p>Βλαδίμηρος (Βλαντίμηρος), Ιουλίττα (Γιουλίτα, Γιουλίτη, Γιουλίττα, Γιουλίττη, Ιουλίτα, Ιουλίτη, Ιουλίττη), Κήρυκ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B%CE%AF%CE%BF%CF%85</text:p>
          </table:table-cell>
        </table:table-row>
        <table:table-row table:style-name="ro1">
          <table:table-cell office:value-type="float" office:value="20190716" calcext:value-type="float">
            <text:p>20190716</text:p>
          </table:table-cell>
          <table:table-cell office:value-type="string" calcext:value-type="string">
            <text:p>Ιερομάρτυρος Αθηνογένους επισκόπου και των συν αυτώ 10 μαρτύρων Αθηνογένους, Αμών, Αντιόχου, Ησυχίου, Θεοφράστου, Κλεονίκου, Μαξιμίνου, Πατροφίλου, Πέτρου του εκ Κρήτης, Ριγίνου, Των εν Πισιδία 15.000 αγίων Μαρτύρων και ετέρων πολλών γυναικών, Φαύστου μάρτυρος, Αναστασίου και Ευξιθίου</text:p>
          </table:table-cell>
          <table:table-cell office:value-type="string" calcext:value-type="string">
            <text:p>[Ανεπίσημα] Αθηνόγενος, Θεόφραστος</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B%CE%AF%CE%BF%CF%85</text:p>
          </table:table-cell>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B%CE%AF%CE%BF%CF%85</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B%CE%AF%CE%BF%CF%85</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B%CE%AF%CE%BF%CF%85</text:p>
          </table:table-cell>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B%CE%AF%CE%BF%CF%85</text:p>
          </table:table-cell>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B%CE%AF%CE%BF%CF%85</text:p>
          </table:table-cell>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B%CE%AF%CE%BF%CF%85</text:p>
          </table:table-cell>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B%CE%AF%CE%BF%CF%85</text:p>
          </table:table-cell>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9%CE%BF%CF%85%CE%BB%CE%AF%CE%BF%CF%85</text:p>
          </table:table-cell>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9%CE%BF%CF%85%CE%BB%CE%AF%CE%BF%CF%85</text:p>
          </table:table-cell>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9%CE%BF%CF%85%CE%BB%CE%AF%CE%BF%CF%85</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9%CE%BF%CF%85%CE%BB%CE%AF%CE%BF%CF%85</text:p>
          </table:table-cell>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9%CE%BF%CF%85%CE%BB%CE%AF%CE%BF%CF%85</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9%CE%BF%CF%85%CE%BB%CE%AF%CE%BF%CF%85</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cell table:number-columns-repeated="2" office:value-type="float" office:value="0" calcext:value-type="float">
            <text:p>0</text:p>
          </table:table-cell>
          <table:table-cell office:value-type="string" calcext:value-type="string">
            <text:p>https://el.wikipedia.org/wiki/30_%CE%99%CE%BF%CF%85%CE%BB%CE%AF%CE%BF%CF%85</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31_%CE%99%CE%BF%CF%85%CE%BB%CE%AF%CE%BF%CF%85</text:p>
          </table:table-cell>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5"/>
          <table:table-cell office:value-type="string" calcext:value-type="string">
            <text:p>https://el.wikipedia.org/wiki/%CE%91%CF%8D%CE%B3%CE%BF%CF%85%CF%83%CF%84%CE%BF%CF%82</text:p>
          </table:table-cell>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1_%CE%91%CF%85%CE%B3%CE%BF%CF%8D%CF%83%CF%84%CE%BF%CF%85</text:p>
          </table:table-cell>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1%CF%85%CE%B3%CE%BF%CF%8D%CF%83%CF%84%CE%BF%CF%85</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_%CE%91%CF%85%CE%B3%CE%BF%CF%8D%CF%83%CF%84%CE%BF%CF%85</text:p>
          </table:table-cell>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91%CF%85%CE%B3%CE%BF%CF%8D%CF%83%CF%84%CE%BF%CF%85</text:p>
          </table:table-cell>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1%CF%85%CE%B3%CE%BF%CF%8D%CF%83%CF%84%CE%BF%CF%85</text:p>
          </table:table-cell>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cell table:number-columns-repeated="2" office:value-type="float" office:value="2" calcext:value-type="float">
            <text:p>2</text:p>
          </table:table-cell>
          <table:table-cell office:value-type="string" calcext:value-type="string">
            <text:p>https://el.wikipedia.org/wiki/6_%CE%91%CF%85%CE%B3%CE%BF%CF%8D%CF%83%CF%84%CE%BF%CF%85</text:p>
          </table:table-cell>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7_%CE%91%CF%85%CE%B3%CE%BF%CF%8D%CF%83%CF%84%CE%BF%CF%85</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8_%CE%91%CF%85%CE%B3%CE%BF%CF%8D%CF%83%CF%84%CE%BF%CF%85</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9_%CE%91%CF%85%CE%B3%CE%BF%CF%8D%CF%83%CF%84%CE%BF%CF%85</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0_%CE%91%CF%85%CE%B3%CE%BF%CF%8D%CF%83%CF%84%CE%BF%CF%85</text:p>
          </table:table-cell>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1%CF%85%CE%B3%CE%BF%CF%8D%CF%83%CF%84%CE%BF%CF%85</text:p>
          </table:table-cell>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2_%CE%91%CF%85%CE%B3%CE%BF%CF%8D%CF%83%CF%84%CE%BF%CF%85</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3_%CE%91%CF%85%CE%B3%CE%BF%CF%8D%CF%83%CF%84%CE%BF%CF%85</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4_%CE%91%CF%85%CE%B3%CE%BF%CF%8D%CF%83%CF%84%CE%BF%CF%85</text:p>
          </table:table-cell>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1%CF%85%CE%B3%CE%BF%CF%8D%CF%83%CF%84%CE%BF%CF%85</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1%CF%85%CE%B3%CE%BF%CF%8D%CF%83%CF%84%CE%BF%CF%85</text:p>
          </table:table-cell>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1%CF%85%CE%B3%CE%BF%CF%8D%CF%83%CF%84%CE%BF%CF%85</text:p>
          </table:table-cell>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8_%CE%91%CF%85%CE%B3%CE%BF%CF%8D%CF%83%CF%84%CE%BF%CF%85</text:p>
          </table:table-cell>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1%CF%85%CE%B3%CE%BF%CF%8D%CF%83%CF%84%CE%BF%CF%85</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1%CF%85%CE%B3%CE%BF%CF%8D%CF%83%CF%84%CE%BF%CF%85</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1%CF%85%CE%B3%CE%BF%CF%8D%CF%83%CF%84%CE%BF%CF%85</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1%CF%85%CE%B3%CE%BF%CF%8D%CF%83%CF%84%CE%BF%CF%85</text:p>
          </table:table-cell>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3_%CE%91%CF%85%CE%B3%CE%BF%CF%8D%CF%83%CF%84%CE%BF%CF%85</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1%CF%85%CE%B3%CE%BF%CF%8D%CF%83%CF%84%CE%BF%CF%85</text:p>
          </table:table-cell>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1%CF%85%CE%B3%CE%BF%CF%8D%CF%83%CF%84%CE%BF%CF%85</text:p>
          </table:table-cell>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6_%CE%91%CF%85%CE%B3%CE%BF%CF%8D%CF%83%CF%84%CE%BF%CF%85</text:p>
          </table:table-cell>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1%CF%85%CE%B3%CE%BF%CF%8D%CF%83%CF%84%CE%BF%CF%85</text:p>
          </table:table-cell>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1%CF%85%CE%B3%CE%BF%CF%8D%CF%83%CF%84%CE%BF%CF%85</text:p>
          </table:table-cell>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https://el.wikipedia.org/wiki/29_%CE%91%CF%85%CE%B3%CE%BF%CF%8D%CF%83%CF%84%CE%BF%CF%85</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0_%CE%91%CF%85%CE%B3%CE%BF%CF%8D%CF%83%CF%84%CE%BF%CF%85</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31_%CE%91%CF%85%CE%B3%CE%BF%CF%8D%CF%83%CF%84%CE%BF%CF%85</text:p>
          </table:table-cell>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5"/>
          <table:table-cell office:value-type="string" calcext:value-type="string">
            <text:p>https://el.wikipedia.org/wiki/%CE%A3%CE%B5%CF%80%CF%84%CE%AD%CE%BC%CE%B2%CF%81%CE%B9%CE%BF%CF%82</text:p>
          </table:table-cell>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_%CE%A3%CE%B5%CF%80%CF%84%CE%B5%CE%BC%CE%B2%CF%81%CE%AF%CE%BF%CF%85</text:p>
          </table:table-cell>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A3%CE%B5%CF%80%CF%84%CE%B5%CE%BC%CE%B2%CF%81%CE%AF%CE%BF%CF%85</text:p>
          </table:table-cell>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A3%CE%B5%CF%80%CF%84%CE%B5%CE%BC%CE%B2%CF%81%CE%AF%CE%BF%CF%85</text:p>
          </table:table-cell>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A3%CE%B5%CF%80%CF%84%CE%B5%CE%BC%CE%B2%CF%81%CE%AF%CE%BF%CF%85</text:p>
          </table:table-cell>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A3%CE%B5%CF%80%CF%84%CE%B5%CE%BC%CE%B2%CF%81%CE%AF%CE%BF%CF%85</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A3%CE%B5%CF%80%CF%84%CE%B5%CE%BC%CE%B2%CF%81%CE%AF%CE%BF%CF%85</text:p>
          </table:table-cell>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A3%CE%B5%CF%80%CF%84%CE%B5%CE%BC%CE%B2%CF%81%CE%AF%CE%BF%CF%85</text:p>
          </table:table-cell>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cell table:number-columns-repeated="2" office:value-type="float" office:value="2" calcext:value-type="float">
            <text:p>2</text:p>
          </table:table-cell>
          <table:table-cell office:value-type="string" calcext:value-type="string">
            <text:p>https://el.wikipedia.org/wiki/8_%CE%A3%CE%B5%CF%80%CF%84%CE%B5%CE%BC%CE%B2%CF%81%CE%AF%CE%BF%CF%85</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9_%CE%A3%CE%B5%CF%80%CF%84%CE%B5%CE%BC%CE%B2%CF%81%CE%AF%CE%BF%CF%85</text:p>
          </table:table-cell>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A3%CE%B5%CF%80%CF%84%CE%B5%CE%BC%CE%B2%CF%81%CE%AF%CE%BF%CF%85</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A3%CE%B5%CF%80%CF%84%CE%B5%CE%BC%CE%B2%CF%81%CE%AF%CE%BF%CF%85</text:p>
          </table:table-cell>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A3%CE%B5%CF%80%CF%84%CE%B5%CE%BC%CE%B2%CF%81%CE%AF%CE%BF%CF%85</text:p>
          </table:table-cell>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3_%CE%A3%CE%B5%CF%80%CF%84%CE%B5%CE%BC%CE%B2%CF%81%CE%AF%CE%BF%CF%85</text:p>
          </table:table-cell>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4_%CE%A3%CE%B5%CF%80%CF%84%CE%B5%CE%BC%CE%B2%CF%81%CE%AF%CE%BF%CF%85</text:p>
          </table:table-cell>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A3%CE%B5%CF%80%CF%84%CE%B5%CE%BC%CE%B2%CF%81%CE%AF%CE%BF%CF%85</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A3%CE%B5%CF%80%CF%84%CE%B5%CE%BC%CE%B2%CF%81%CE%AF%CE%BF%CF%85</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A3%CE%B5%CF%80%CF%84%CE%B5%CE%BC%CE%B2%CF%81%CE%AF%CE%BF%CF%85</text:p>
          </table:table-cell>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A3%CE%B5%CF%80%CF%84%CE%B5%CE%BC%CE%B2%CF%81%CE%AF%CE%BF%CF%85</text:p>
          </table:table-cell>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A3%CE%B5%CF%80%CF%84%CE%B5%CE%BC%CE%B2%CF%81%CE%AF%CE%BF%CF%85</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0_%CE%A3%CE%B5%CF%80%CF%84%CE%B5%CE%BC%CE%B2%CF%81%CE%AF%CE%BF%CF%85</text:p>
          </table:table-cell>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A3%CE%B5%CF%80%CF%84%CE%B5%CE%BC%CE%B2%CF%81%CE%AF%CE%BF%CF%85</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A3%CE%B5%CF%80%CF%84%CE%B5%CE%BC%CE%B2%CF%81%CE%AF%CE%BF%CF%85</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3_%CE%A3%CE%B5%CF%80%CF%84%CE%B5%CE%BC%CE%B2%CF%81%CE%AF%CE%BF%CF%85</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A3%CE%B5%CF%80%CF%84%CE%B5%CE%BC%CE%B2%CF%81%CE%AF%CE%BF%CF%85</text:p>
          </table:table-cell>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A3%CE%B5%CF%80%CF%84%CE%B5%CE%BC%CE%B2%CF%81%CE%AF%CE%BF%CF%85</text:p>
          </table:table-cell>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A3%CE%B5%CF%80%CF%84%CE%B5%CE%BC%CE%B2%CF%81%CE%AF%CE%BF%CF%85</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7_%CE%A3%CE%B5%CF%80%CF%84%CE%B5%CE%BC%CE%B2%CF%81%CE%AF%CE%BF%CF%85</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cell table:number-columns-repeated="2" office:value-type="float" office:value="0" calcext:value-type="float">
            <text:p>0</text:p>
          </table:table-cell>
          <table:table-cell office:value-type="string" calcext:value-type="string">
            <text:p>https://el.wikipedia.org/wiki/28_%CE%A3%CE%B5%CF%80%CF%84%CE%B5%CE%BC%CE%B2%CF%81%CE%AF%CE%BF%CF%85</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cell table:number-columns-repeated="2" office:value-type="float" office:value="0" calcext:value-type="float">
            <text:p>0</text:p>
          </table:table-cell>
          <table:table-cell office:value-type="string" calcext:value-type="string">
            <text:p>https://el.wikipedia.org/wiki/29_%CE%A3%CE%B5%CF%80%CF%84%CE%B5%CE%BC%CE%B2%CF%81%CE%AF%CE%BF%CF%85</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cell table:number-columns-repeated="2" office:value-type="float" office:value="0" calcext:value-type="float">
            <text:p>0</text:p>
          </table:table-cell>
          <table:table-cell office:value-type="string" calcext:value-type="string">
            <text:p>https://el.wikipedia.org/wiki/30_%CE%A3%CE%B5%CF%80%CF%84%CE%B5%CE%BC%CE%B2%CF%81%CE%AF%CE%BF%CF%85</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5"/>
          <table:table-cell office:value-type="string" calcext:value-type="string">
            <text:p>https://el.wikipedia.org/wiki/%CE%9F%CE%BA%CF%84%CF%8E%CE%B2%CF%81%CE%B9%CE%BF%CF%82</text:p>
          </table:table-cell>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_%CE%9F%CE%BA%CF%84%CF%89%CE%B2%CF%81%CE%AF%CE%BF%CF%85</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F%CE%BA%CF%84%CF%89%CE%B2%CF%81%CE%AF%CE%BF%CF%85</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9F%CE%BA%CF%84%CF%89%CE%B2%CF%81%CE%AF%CE%BF%CF%85</text:p>
          </table:table-cell>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F%CE%BA%CF%84%CF%89%CE%B2%CF%81%CE%AF%CE%BF%CF%85</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F%CE%BA%CF%84%CF%89%CE%B2%CF%81%CE%AF%CE%BF%CF%85</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6_%CE%9F%CE%BA%CF%84%CF%89%CE%B2%CF%81%CE%AF%CE%BF%CF%85</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9F%CE%BA%CF%84%CF%89%CE%B2%CF%81%CE%AF%CE%BF%CF%85</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F%CE%BA%CF%84%CF%89%CE%B2%CF%81%CE%AF%CE%BF%CF%85</text:p>
          </table:table-cell>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9_%CE%9F%CE%BA%CF%84%CF%89%CE%B2%CF%81%CE%AF%CE%BF%CF%85</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F%CE%BA%CF%84%CF%89%CE%B2%CF%81%CE%AF%CE%BF%CF%85</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F%CE%BA%CF%84%CF%89%CE%B2%CF%81%CE%AF%CE%BF%CF%85</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F%CE%BA%CF%84%CF%89%CE%B2%CF%81%CE%AF%CE%BF%CF%85</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3_%CE%9F%CE%BA%CF%84%CF%89%CE%B2%CF%81%CE%AF%CE%BF%CF%85</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4_%CE%9F%CE%BA%CF%84%CF%89%CE%B2%CF%81%CE%AF%CE%BF%CF%85</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F%CE%BA%CF%84%CF%89%CE%B2%CF%81%CE%AF%CE%BF%CF%85</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6_%CE%9F%CE%BA%CF%84%CF%89%CE%B2%CF%81%CE%AF%CE%BF%CF%85</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9F%CE%BA%CF%84%CF%89%CE%B2%CF%81%CE%AF%CE%BF%CF%85</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9F%CE%BA%CF%84%CF%89%CE%B2%CF%81%CE%AF%CE%BF%CF%85</text:p>
          </table:table-cell>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F%CE%BA%CF%84%CF%89%CE%B2%CF%81%CE%AF%CE%BF%CF%85</text:p>
          </table:table-cell>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0_%CE%9F%CE%BA%CF%84%CF%89%CE%B2%CF%81%CE%AF%CE%BF%CF%85</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9F%CE%BA%CF%84%CF%89%CE%B2%CF%81%CE%AF%CE%BF%CF%85</text:p>
          </table:table-cell>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F%CE%BA%CF%84%CF%89%CE%B2%CF%81%CE%AF%CE%BF%CF%85</text:p>
          </table:table-cell>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3_%CE%9F%CE%BA%CF%84%CF%89%CE%B2%CF%81%CE%AF%CE%BF%CF%85</text:p>
          </table:table-cell>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9F%CE%BA%CF%84%CF%89%CE%B2%CF%81%CE%AF%CE%BF%CF%85</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9F%CE%BA%CF%84%CF%89%CE%B2%CF%81%CE%AF%CE%BF%CF%85</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9F%CE%BA%CF%84%CF%89%CE%B2%CF%81%CE%AF%CE%BF%CF%85</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cell table:number-columns-repeated="2" office:value-type="float" office:value="0" calcext:value-type="float">
            <text:p>0</text:p>
          </table:table-cell>
          <table:table-cell office:value-type="string" calcext:value-type="string">
            <text:p>https://el.wikipedia.org/wiki/27_%CE%9F%CE%BA%CF%84%CF%89%CE%B2%CF%81%CE%AF%CE%BF%CF%85</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8_%CE%9F%CE%BA%CF%84%CF%89%CE%B2%CF%81%CE%AF%CE%BF%CF%85</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cell table:number-columns-repeated="2" office:value-type="float" office:value="0" calcext:value-type="float">
            <text:p>0</text:p>
          </table:table-cell>
          <table:table-cell office:value-type="string" calcext:value-type="string">
            <text:p>https://el.wikipedia.org/wiki/29_%CE%9F%CE%BA%CF%84%CF%89%CE%B2%CF%81%CE%AF%CE%BF%CF%85</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0_%CE%9F%CE%BA%CF%84%CF%89%CE%B2%CF%81%CE%AF%CE%BF%CF%85</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F%CE%BA%CF%84%CF%89%CE%B2%CF%81%CE%AF%CE%BF%CF%85</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5"/>
          <table:table-cell office:value-type="string" calcext:value-type="string">
            <text:p>https://el.wikipedia.org/wiki/%CE%9D%CE%BF%CE%AD%CE%BC%CE%B2%CF%81%CE%B9%CE%BF%CF%82</text:p>
          </table:table-cell>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_%CE%9D%CE%BF%CE%B5%CE%BC%CE%B2%CF%81%CE%AF%CE%BF%CF%85</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9D%CE%BF%CE%B5%CE%BC%CE%B2%CF%81%CE%AF%CE%BF%CF%85</text:p>
          </table:table-cell>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3_%CE%9D%CE%BF%CE%B5%CE%BC%CE%B2%CF%81%CE%AF%CE%BF%CF%85</text:p>
          </table:table-cell>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4_%CE%9D%CE%BF%CE%B5%CE%BC%CE%B2%CF%81%CE%AF%CE%BF%CF%85</text:p>
          </table:table-cell>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D%CE%BF%CE%B5%CE%BC%CE%B2%CF%81%CE%AF%CE%BF%CF%85</text:p>
          </table:table-cell>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D%CE%BF%CE%B5%CE%BC%CE%B2%CF%81%CE%AF%CE%BF%CF%85</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7_%CE%9D%CE%BF%CE%B5%CE%BC%CE%B2%CF%81%CE%AF%CE%BF%CF%85</text:p>
          </table:table-cell>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8_%CE%9D%CE%BF%CE%B5%CE%BC%CE%B2%CF%81%CE%AF%CE%BF%CF%85</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9_%CE%9D%CE%BF%CE%B5%CE%BC%CE%B2%CF%81%CE%AF%CE%BF%CF%85</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D%CE%BF%CE%B5%CE%BC%CE%B2%CF%81%CE%AF%CE%BF%CF%85</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1_%CE%9D%CE%BF%CE%B5%CE%BC%CE%B2%CF%81%CE%AF%CE%BF%CF%85</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D%CE%BF%CE%B5%CE%BC%CE%B2%CF%81%CE%AF%CE%BF%CF%85</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cell table:number-columns-repeated="2" office:value-type="float" office:value="4" calcext:value-type="float">
            <text:p>4</text:p>
          </table:table-cell>
          <table:table-cell office:value-type="string" calcext:value-type="string">
            <text:p>https://el.wikipedia.org/wiki/13_%CE%9D%CE%BF%CE%B5%CE%BC%CE%B2%CF%81%CE%AF%CE%BF%CF%85</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D%CE%BF%CE%B5%CE%BC%CE%B2%CF%81%CE%AF%CE%BF%CF%85</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5_%CE%9D%CE%BF%CE%B5%CE%BC%CE%B2%CF%81%CE%AF%CE%BF%CF%85</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6_%CE%9D%CE%BF%CE%B5%CE%BC%CE%B2%CF%81%CE%AF%CE%BF%CF%85</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D%CE%BF%CE%B5%CE%BC%CE%B2%CF%81%CE%AF%CE%BF%CF%85</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D%CE%BF%CE%B5%CE%BC%CE%B2%CF%81%CE%AF%CE%BF%CF%85</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D%CE%BF%CE%B5%CE%BC%CE%B2%CF%81%CE%AF%CE%BF%CF%85</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0_%CE%9D%CE%BF%CE%B5%CE%BC%CE%B2%CF%81%CE%AF%CE%BF%CF%85</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1_%CE%9D%CE%BF%CE%B5%CE%BC%CE%B2%CF%81%CE%AF%CE%BF%CF%85</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D%CE%BF%CE%B5%CE%BC%CE%B2%CF%81%CE%AF%CE%BF%CF%85</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3_%CE%9D%CE%BF%CE%B5%CE%BC%CE%B2%CF%81%CE%AF%CE%BF%CF%85</text:p>
          </table:table-cell>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4_%CE%9D%CE%BF%CE%B5%CE%BC%CE%B2%CF%81%CE%AF%CE%BF%CF%85</text:p>
          </table:table-cell>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5_%CE%9D%CE%BF%CE%B5%CE%BC%CE%B2%CF%81%CE%AF%CE%BF%CF%85</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6_%CE%9D%CE%BF%CE%B5%CE%BC%CE%B2%CF%81%CE%AF%CE%BF%CF%85</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7_%CE%9D%CE%BF%CE%B5%CE%BC%CE%B2%CF%81%CE%AF%CE%BF%CF%85</text:p>
          </table:table-cell>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8_%CE%9D%CE%BF%CE%B5%CE%BC%CE%B2%CF%81%CE%AF%CE%BF%CF%85</text:p>
          </table:table-cell>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9_%CE%9D%CE%BF%CE%B5%CE%BC%CE%B2%CF%81%CE%AF%CE%BF%CF%85</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30_%CE%9D%CE%BF%CE%B5%CE%BC%CE%B2%CF%81%CE%AF%CE%BF%CF%85</text:p>
          </table:table-cell>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5"/>
          <table:table-cell office:value-type="string" calcext:value-type="string">
            <text:p>https://el.wikipedia.org/wiki/%CE%94%CE%B5%CE%BA%CE%AD%CE%BC%CE%B2%CF%81%CE%B9%CE%BF%CF%82</text:p>
          </table:table-cell>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1_%CE%94%CE%B5%CE%BA%CE%B5%CE%BC%CE%B2%CF%81%CE%AF%CE%BF%CF%85</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_%CE%94%CE%B5%CE%BA%CE%B5%CE%BC%CE%B2%CF%81%CE%AF%CE%BF%CF%85</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3_%CE%94%CE%B5%CE%BA%CE%B5%CE%BC%CE%B2%CF%81%CE%AF%CE%BF%CF%85</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4%CE%B5%CE%BA%CE%B5%CE%BC%CE%B2%CF%81%CE%AF%CE%BF%CF%85</text:p>
          </table:table-cell>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5_%CE%94%CE%B5%CE%BA%CE%B5%CE%BC%CE%B2%CF%81%CE%AF%CE%BF%CF%85</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4%CE%B5%CE%BA%CE%B5%CE%BC%CE%B2%CF%81%CE%AF%CE%BF%CF%85</text:p>
          </table:table-cell>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7_%CE%94%CE%B5%CE%BA%CE%B5%CE%BC%CE%B2%CF%81%CE%AF%CE%BF%CF%85</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8_%CE%94%CE%B5%CE%BA%CE%B5%CE%BC%CE%B2%CF%81%CE%AF%CE%BF%CF%85</text:p>
          </table:table-cell>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cell table:number-columns-repeated="2" office:value-type="float" office:value="3" calcext:value-type="float">
            <text:p>3</text:p>
          </table:table-cell>
          <table:table-cell office:value-type="string" calcext:value-type="string">
            <text:p>https://el.wikipedia.org/wiki/9_%CE%94%CE%B5%CE%BA%CE%B5%CE%BC%CE%B2%CF%81%CE%AF%CE%BF%CF%85</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cell table:number-columns-repeated="2" office:value-type="float" office:value="3" calcext:value-type="float">
            <text:p>3</text:p>
          </table:table-cell>
          <table:table-cell office:value-type="string" calcext:value-type="string">
            <text:p>https://el.wikipedia.org/wiki/10_%CE%94%CE%B5%CE%BA%CE%B5%CE%BC%CE%B2%CF%81%CE%AF%CE%BF%CF%85</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1_%CE%94%CE%B5%CE%BA%CE%B5%CE%BC%CE%B2%CF%81%CE%AF%CE%BF%CF%85</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4%CE%B5%CE%BA%CE%B5%CE%BC%CE%B2%CF%81%CE%AF%CE%BF%CF%85</text:p>
          </table:table-cell>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3_%CE%94%CE%B5%CE%BA%CE%B5%CE%BC%CE%B2%CF%81%CE%AF%CE%BF%CF%85</text:p>
          </table:table-cell>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4%CE%B5%CE%BA%CE%B5%CE%BC%CE%B2%CF%81%CE%AF%CE%BF%CF%85</text:p>
          </table:table-cell>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5_%CE%94%CE%B5%CE%BA%CE%B5%CE%BC%CE%B2%CF%81%CE%AF%CE%BF%CF%85</text:p>
          </table:table-cell>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6_%CE%94%CE%B5%CE%BA%CE%B5%CE%BC%CE%B2%CF%81%CE%AF%CE%BF%CF%85</text:p>
          </table:table-cell>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4%CE%B5%CE%BA%CE%B5%CE%BC%CE%B2%CF%81%CE%AF%CE%BF%CF%85</text:p>
          </table:table-cell>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4%CE%B5%CE%BA%CE%B5%CE%BC%CE%B2%CF%81%CE%AF%CE%BF%CF%85</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4%CE%B5%CE%BA%CE%B5%CE%BC%CE%B2%CF%81%CE%AF%CE%BF%CF%85</text:p>
          </table:table-cell>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0_%CE%94%CE%B5%CE%BA%CE%B5%CE%BC%CE%B2%CF%81%CE%AF%CE%BF%CF%85</text:p>
          </table:table-cell>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1_%CE%94%CE%B5%CE%BA%CE%B5%CE%BC%CE%B2%CF%81%CE%AF%CE%BF%CF%85</text:p>
          </table:table-cell>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4%CE%B5%CE%BA%CE%B5%CE%BC%CE%B2%CF%81%CE%AF%CE%BF%CF%85</text:p>
          </table:table-cell>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3_%CE%94%CE%B5%CE%BA%CE%B5%CE%BC%CE%B2%CF%81%CE%AF%CE%BF%CF%85</text:p>
          </table:table-cell>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4_%CE%94%CE%B5%CE%BA%CE%B5%CE%BC%CE%B2%CF%81%CE%AF%CE%BF%CF%85</text:p>
          </table:table-cell>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cell table:number-columns-repeated="2" office:value-type="float" office:value="0" calcext:value-type="float">
            <text:p>0</text:p>
          </table:table-cell>
          <table:table-cell office:value-type="string" calcext:value-type="string">
            <text:p>https://el.wikipedia.org/wiki/25_%CE%94%CE%B5%CE%BA%CE%B5%CE%BC%CE%B2%CF%81%CE%AF%CE%BF%CF%85</text:p>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cell table:number-columns-repeated="2" office:value-type="float" office:value="0" calcext:value-type="float">
            <text:p>0</text:p>
          </table:table-cell>
          <table:table-cell office:value-type="string" calcext:value-type="string">
            <text:p>https://el.wikipedia.org/wiki/26_%CE%94%CE%B5%CE%BA%CE%B5%CE%BC%CE%B2%CF%81%CE%AF%CE%BF%CF%85</text:p>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7_%CE%94%CE%B5%CE%BA%CE%B5%CE%BC%CE%B2%CF%81%CE%AF%CE%BF%CF%85</text:p>
          </table:table-cell>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28_%CE%94%CE%B5%CE%BA%CE%B5%CE%BC%CE%B2%CF%81%CE%AF%CE%BF%CF%85</text:p>
          </table:table-cell>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9_%CE%94%CE%B5%CE%BA%CE%B5%CE%BC%CE%B2%CF%81%CE%AF%CE%BF%CF%85</text:p>
          </table:table-cell>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0_%CE%94%CE%B5%CE%BA%CE%B5%CE%BC%CE%B2%CF%81%CE%AF%CE%BF%CF%85</text:p>
          </table:table-cell>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4%CE%B5%CE%BA%CE%B5%CE%BC%CE%B2%CF%81%CE%AF%CE%BF%CF%85</text:p>
          </table:table-cell>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4">00/00/0000</text:date>, <text:time style:data-style-name="N2" text:time-value="21:40:45.41157425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2-24T23:56:05.743830564</dc:date>
    <meta:editing-duration>P2DT3H1M57S</meta:editing-duration>
    <meta:editing-cycles>77</meta:editing-cycles>
    <meta:generator>LibreOffice/6.3.4.2.0$Linux_X86_64 LibreOffice_project/30$Build-2</meta:generator>
    <meta:document-statistic meta:table-count="1" meta:cell-count="2267" meta:object-count="0"/>
  </office:meta>
</office:document-meta>
</file>